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8882in" svg:y="77.3728in">
            <draw:object draw:notify-on-update-of-ranges="Sheet1.A1:Sheet1.A1 Sheet1.A2:Sheet1.A501 Sheet1.D1:Sheet1.D1 Sheet1.D2:Sheet1.D501 Sheet1.A1:Sheet1.A1 Sheet1.A2:Sheet1.A501 Sheet1.E1:Sheet1.E1 Sheet1.E2:Sheet1.E501 Sheet1.A1:Sheet1.A1 Sheet1.A2:Sheet1.A501 Sheet1.F1:Sheet1.F1 Sheet1.F2:Sheet1.F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<text:s/>Training Size</text:p>
          </table:table-cell>
          <table:table-cell office:value-type="string" calcext:value-type="string">
            <text:p><text:s/>Validation Size</text:p>
          </table:table-cell>
          <table:table-cell office:value-type="string" calcext:value-type="string">
            <text:p><text:s/>Min Error</text:p>
          </table:table-cell>
          <table:table-cell office:value-type="string" calcext:value-type="string">
            <text:p><text:s/>Mean Error</text:p>
          </table:table-cell>
          <table:table-cell office:value-type="string" calcext:value-type="string">
            <text:p><text:s/>Max Erro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0.232047740267927" calcext:value-type="float">
            <text:p>0.232047740267927</text:p>
          </table:table-cell>
          <table:table-cell office:value-type="float" office:value="0.295907599827338" calcext:value-type="float">
            <text:p>0.295907599827338</text:p>
          </table:table-cell>
          <table:table-cell office:value-type="float" office:value="0.393107014719031" calcext:value-type="float">
            <text:p>0.39310701471903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1693793134285" calcext:value-type="float">
            <text:p>0.1693793134285</text:p>
          </table:table-cell>
          <table:table-cell office:value-type="float" office:value="0.270460364650367" calcext:value-type="float">
            <text:p>0.270460364650367</text:p>
          </table:table-cell>
          <table:table-cell office:value-type="float" office:value="0.509130736403758" calcext:value-type="float">
            <text:p>0.50913073640375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202441695714368" calcext:value-type="float">
            <text:p>0.202441695714368</text:p>
          </table:table-cell>
          <table:table-cell office:value-type="float" office:value="0.277721657388211" calcext:value-type="float">
            <text:p>0.277721657388211</text:p>
          </table:table-cell>
          <table:table-cell office:value-type="float" office:value="0.414658246160013" calcext:value-type="float">
            <text:p>0.41465824616001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0.173104471399028" calcext:value-type="float">
            <text:p>0.173104471399028</text:p>
          </table:table-cell>
          <table:table-cell office:value-type="float" office:value="0.266572262832941" calcext:value-type="float">
            <text:p>0.266572262832941</text:p>
          </table:table-cell>
          <table:table-cell office:value-type="float" office:value="0.461545412316561" calcext:value-type="float">
            <text:p>0.46154541231656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float" office:value="0.180298080959389" calcext:value-type="float">
            <text:p>0.180298080959389</text:p>
          </table:table-cell>
          <table:table-cell office:value-type="float" office:value="0.284967150200551" calcext:value-type="float">
            <text:p>0.284967150200551</text:p>
          </table:table-cell>
          <table:table-cell office:value-type="float" office:value="0.475613958947065" calcext:value-type="float">
            <text:p>0.47561395894706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0.130920351309343" calcext:value-type="float">
            <text:p>0.130920351309343</text:p>
          </table:table-cell>
          <table:table-cell office:value-type="float" office:value="0.242156249979203" calcext:value-type="float">
            <text:p>0.242156249979203</text:p>
          </table:table-cell>
          <table:table-cell office:value-type="float" office:value="0.473221330061466" calcext:value-type="float">
            <text:p>0.47322133006146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0.13310367676815" calcext:value-type="float">
            <text:p>0.13310367676815</text:p>
          </table:table-cell>
          <table:table-cell office:value-type="float" office:value="0.34427436422946" calcext:value-type="float">
            <text:p>0.34427436422946</text:p>
          </table:table-cell>
          <table:table-cell office:value-type="float" office:value="0.497150840478397" calcext:value-type="float">
            <text:p>0.4971508404783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145704996629669" calcext:value-type="float">
            <text:p>0.145704996629669</text:p>
          </table:table-cell>
          <table:table-cell office:value-type="float" office:value="0.246581568256771" calcext:value-type="float">
            <text:p>0.246581568256771</text:p>
          </table:table-cell>
          <table:table-cell office:value-type="float" office:value="0.530051377310672" calcext:value-type="float">
            <text:p>0.53005137731067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32" calcext:value-type="float">
            <text:p>32</text:p>
          </table:table-cell>
          <table:table-cell office:value-type="float" office:value="0.234906821315824" calcext:value-type="float">
            <text:p>0.234906821315824</text:p>
          </table:table-cell>
          <table:table-cell office:value-type="float" office:value="0.321781471178565" calcext:value-type="float">
            <text:p>0.321781471178565</text:p>
          </table:table-cell>
          <table:table-cell office:value-type="float" office:value="0.433797217454219" calcext:value-type="float">
            <text:p>0.43379721745421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0.271452307471626" calcext:value-type="float">
            <text:p>0.271452307471626</text:p>
          </table:table-cell>
          <table:table-cell office:value-type="float" office:value="0.322974654140866" calcext:value-type="float">
            <text:p>0.322974654140866</text:p>
          </table:table-cell>
          <table:table-cell office:value-type="float" office:value="0.376369759490232" calcext:value-type="float">
            <text:p>0.37636975949023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200334689226867" calcext:value-type="float">
            <text:p>0.200334689226867</text:p>
          </table:table-cell>
          <table:table-cell office:value-type="float" office:value="0.310179843528731" calcext:value-type="float">
            <text:p>0.310179843528731</text:p>
          </table:table-cell>
          <table:table-cell office:value-type="float" office:value="0.454614291594367" calcext:value-type="float">
            <text:p>0.45461429159436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198564229527121" calcext:value-type="float">
            <text:p>0.198564229527121</text:p>
          </table:table-cell>
          <table:table-cell office:value-type="float" office:value="0.281221454946415" calcext:value-type="float">
            <text:p>0.281221454946415</text:p>
          </table:table-cell>
          <table:table-cell office:value-type="float" office:value="0.419368802703451" calcext:value-type="float">
            <text:p>0.41936880270345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0.1784789842015" calcext:value-type="float">
            <text:p>0.1784789842015</text:p>
          </table:table-cell>
          <table:table-cell office:value-type="float" office:value="0.273419568531296" calcext:value-type="float">
            <text:p>0.273419568531296</text:p>
          </table:table-cell>
          <table:table-cell office:value-type="float" office:value="0.478845271664631" calcext:value-type="float">
            <text:p>0.47884527166463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.183428393847721" calcext:value-type="float">
            <text:p>0.183428393847721</text:p>
          </table:table-cell>
          <table:table-cell office:value-type="float" office:value="0.27226242590352" calcext:value-type="float">
            <text:p>0.27226242590352</text:p>
          </table:table-cell>
          <table:table-cell office:value-type="float" office:value="0.413790160531861" calcext:value-type="float">
            <text:p>0.41379016053186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210744374878712" calcext:value-type="float">
            <text:p>0.210744374878712</text:p>
          </table:table-cell>
          <table:table-cell office:value-type="float" office:value="0.314897159271588" calcext:value-type="float">
            <text:p>0.314897159271588</text:p>
          </table:table-cell>
          <table:table-cell office:value-type="float" office:value="0.430991123140422" calcext:value-type="float">
            <text:p>0.43099112314042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198559058967492" calcext:value-type="float">
            <text:p>0.198559058967492</text:p>
          </table:table-cell>
          <table:table-cell office:value-type="float" office:value="0.246570833986457" calcext:value-type="float">
            <text:p>0.246570833986457</text:p>
          </table:table-cell>
          <table:table-cell office:value-type="float" office:value="0.398758955095504" calcext:value-type="float">
            <text:p>0.39875895509550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.157638089270463" calcext:value-type="float">
            <text:p>0.157638089270463</text:p>
          </table:table-cell>
          <table:table-cell office:value-type="float" office:value="0.288073652524312" calcext:value-type="float">
            <text:p>0.288073652524312</text:p>
          </table:table-cell>
          <table:table-cell office:value-type="float" office:value="0.49280753970429" calcext:value-type="float">
            <text:p>0.4928075397042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0.217029425337429" calcext:value-type="float">
            <text:p>0.217029425337429</text:p>
          </table:table-cell>
          <table:table-cell office:value-type="float" office:value="0.292440431205607" calcext:value-type="float">
            <text:p>0.292440431205607</text:p>
          </table:table-cell>
          <table:table-cell office:value-type="float" office:value="0.429805256167585" calcext:value-type="float">
            <text:p>0.42980525616758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222309618406306" calcext:value-type="float">
            <text:p>0.222309618406306</text:p>
          </table:table-cell>
          <table:table-cell office:value-type="float" office:value="0.306438150144499" calcext:value-type="float">
            <text:p>0.306438150144499</text:p>
          </table:table-cell>
          <table:table-cell office:value-type="float" office:value="0.389879330109102" calcext:value-type="float">
            <text:p>0.38987933010910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office:value-type="float" office:value="0.188700649936141" calcext:value-type="float">
            <text:p>0.188700649936141</text:p>
          </table:table-cell>
          <table:table-cell office:value-type="float" office:value="0.312291791020156" calcext:value-type="float">
            <text:p>0.312291791020156</text:p>
          </table:table-cell>
          <table:table-cell office:value-type="float" office:value="0.442846938569697" calcext:value-type="float">
            <text:p>0.44284693856969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0.151614969678584" calcext:value-type="float">
            <text:p>0.151614969678584</text:p>
          </table:table-cell>
          <table:table-cell office:value-type="float" office:value="0.253222386765387" calcext:value-type="float">
            <text:p>0.253222386765387</text:p>
          </table:table-cell>
          <table:table-cell office:value-type="float" office:value="0.450993286768583" calcext:value-type="float">
            <text:p>0.45099328676858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132348042433594" calcext:value-type="float">
            <text:p>0.132348042433594</text:p>
          </table:table-cell>
          <table:table-cell office:value-type="float" office:value="0.217391274272709" calcext:value-type="float">
            <text:p>0.217391274272709</text:p>
          </table:table-cell>
          <table:table-cell office:value-type="float" office:value="0.469407271453196" calcext:value-type="float">
            <text:p>0.46940727145319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  <table:table-cell office:value-type="float" office:value="0.189095364573361" calcext:value-type="float">
            <text:p>0.189095364573361</text:p>
          </table:table-cell>
          <table:table-cell office:value-type="float" office:value="0.268877872304856" calcext:value-type="float">
            <text:p>0.268877872304856</text:p>
          </table:table-cell>
          <table:table-cell office:value-type="float" office:value="0.461227654010613" calcext:value-type="float">
            <text:p>0.46122765401061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197960668058051" calcext:value-type="float">
            <text:p>0.197960668058051</text:p>
          </table:table-cell>
          <table:table-cell office:value-type="float" office:value="0.286750092413665" calcext:value-type="float">
            <text:p>0.286750092413665</text:p>
          </table:table-cell>
          <table:table-cell office:value-type="float" office:value="0.442681488165791" calcext:value-type="float">
            <text:p>0.44268148816579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.128061141366809" calcext:value-type="float">
            <text:p>0.128061141366809</text:p>
          </table:table-cell>
          <table:table-cell office:value-type="float" office:value="0.263273485394041" calcext:value-type="float">
            <text:p>0.263273485394041</text:p>
          </table:table-cell>
          <table:table-cell office:value-type="float" office:value="0.524098634674967" calcext:value-type="float">
            <text:p>0.52409863467496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213630637936273" calcext:value-type="float">
            <text:p>0.213630637936273</text:p>
          </table:table-cell>
          <table:table-cell office:value-type="float" office:value="0.284775009313037" calcext:value-type="float">
            <text:p>0.284775009313037</text:p>
          </table:table-cell>
          <table:table-cell office:value-type="float" office:value="0.342675349479941" calcext:value-type="float">
            <text:p>0.34267534947994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180114123064553" calcext:value-type="float">
            <text:p>0.180114123064553</text:p>
          </table:table-cell>
          <table:table-cell office:value-type="float" office:value="0.294957362007078" calcext:value-type="float">
            <text:p>0.294957362007078</text:p>
          </table:table-cell>
          <table:table-cell office:value-type="float" office:value="0.416054047901239" calcext:value-type="float">
            <text:p>0.41605404790123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.204139647710552" calcext:value-type="float">
            <text:p>0.204139647710552</text:p>
          </table:table-cell>
          <table:table-cell office:value-type="float" office:value="0.2830856839768" calcext:value-type="float">
            <text:p>0.2830856839768</text:p>
          </table:table-cell>
          <table:table-cell office:value-type="float" office:value="0.408947001860966" calcext:value-type="float">
            <text:p>0.40894700186096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200556088635175" calcext:value-type="float">
            <text:p>0.200556088635175</text:p>
          </table:table-cell>
          <table:table-cell office:value-type="float" office:value="0.300809766009295" calcext:value-type="float">
            <text:p>0.300809766009295</text:p>
          </table:table-cell>
          <table:table-cell office:value-type="float" office:value="0.422626980484303" calcext:value-type="float">
            <text:p>0.42262698048430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0.148591990357099" calcext:value-type="float">
            <text:p>0.148591990357099</text:p>
          </table:table-cell>
          <table:table-cell office:value-type="float" office:value="0.246842192901862" calcext:value-type="float">
            <text:p>0.246842192901862</text:p>
          </table:table-cell>
          <table:table-cell office:value-type="float" office:value="0.428090432423802" calcext:value-type="float">
            <text:p>0.42809043242380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171831350545857" calcext:value-type="float">
            <text:p>0.171831350545857</text:p>
          </table:table-cell>
          <table:table-cell office:value-type="float" office:value="0.254505138268914" calcext:value-type="float">
            <text:p>0.254505138268914</text:p>
          </table:table-cell>
          <table:table-cell office:value-type="float" office:value="0.443254827726082" calcext:value-type="float">
            <text:p>0.44325482772608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121176165532811" calcext:value-type="float">
            <text:p>0.121176165532811</text:p>
          </table:table-cell>
          <table:table-cell office:value-type="float" office:value="0.308850236455635" calcext:value-type="float">
            <text:p>0.308850236455635</text:p>
          </table:table-cell>
          <table:table-cell office:value-type="float" office:value="0.513277684985532" calcext:value-type="float">
            <text:p>0.5132776849855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0.166393247269583" calcext:value-type="float">
            <text:p>0.166393247269583</text:p>
          </table:table-cell>
          <table:table-cell office:value-type="float" office:value="0.252051543939715" calcext:value-type="float">
            <text:p>0.252051543939715</text:p>
          </table:table-cell>
          <table:table-cell office:value-type="float" office:value="0.398072590393799" calcext:value-type="float">
            <text:p>0.39807259039379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0.130595712285576" calcext:value-type="float">
            <text:p>0.130595712285576</text:p>
          </table:table-cell>
          <table:table-cell office:value-type="float" office:value="0.207624908158286" calcext:value-type="float">
            <text:p>0.207624908158286</text:p>
          </table:table-cell>
          <table:table-cell office:value-type="float" office:value="0.46340409488998" calcext:value-type="float">
            <text:p>0.46340409488998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125607426673004" calcext:value-type="float">
            <text:p>0.125607426673004</text:p>
          </table:table-cell>
          <table:table-cell office:value-type="float" office:value="0.240552335988699" calcext:value-type="float">
            <text:p>0.240552335988699</text:p>
          </table:table-cell>
          <table:table-cell office:value-type="float" office:value="0.498995582932505" calcext:value-type="float">
            <text:p>0.49899558293250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0.190318309780707" calcext:value-type="float">
            <text:p>0.190318309780707</text:p>
          </table:table-cell>
          <table:table-cell office:value-type="float" office:value="0.266756667179736" calcext:value-type="float">
            <text:p>0.266756667179736</text:p>
          </table:table-cell>
          <table:table-cell office:value-type="float" office:value="0.369635822796546" calcext:value-type="float">
            <text:p>0.36963582279654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157811746100569" calcext:value-type="float">
            <text:p>0.157811746100569</text:p>
          </table:table-cell>
          <table:table-cell office:value-type="float" office:value="0.204980517936815" calcext:value-type="float">
            <text:p>0.204980517936815</text:p>
          </table:table-cell>
          <table:table-cell office:value-type="float" office:value="0.408288925438816" calcext:value-type="float">
            <text:p>0.40828892543881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111037464778306" calcext:value-type="float">
            <text:p>0.111037464778306</text:p>
          </table:table-cell>
          <table:table-cell office:value-type="float" office:value="0.188226188482306" calcext:value-type="float">
            <text:p>0.188226188482306</text:p>
          </table:table-cell>
          <table:table-cell office:value-type="float" office:value="0.425050978660725" calcext:value-type="float">
            <text:p>0.42505097866072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116255292094866" calcext:value-type="float">
            <text:p>0.116255292094866</text:p>
          </table:table-cell>
          <table:table-cell office:value-type="float" office:value="0.211133041963955" calcext:value-type="float">
            <text:p>0.211133041963955</text:p>
          </table:table-cell>
          <table:table-cell office:value-type="float" office:value="0.442238020955377" calcext:value-type="float">
            <text:p>0.44223802095537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174823397026371" calcext:value-type="float">
            <text:p>0.174823397026371</text:p>
          </table:table-cell>
          <table:table-cell office:value-type="float" office:value="0.288645412683846" calcext:value-type="float">
            <text:p>0.288645412683846</text:p>
          </table:table-cell>
          <table:table-cell office:value-type="float" office:value="0.387239242947613" calcext:value-type="float">
            <text:p>0.38723924294761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0.222452587937876" calcext:value-type="float">
            <text:p>0.222452587937876</text:p>
          </table:table-cell>
          <table:table-cell office:value-type="float" office:value="0.241037585325773" calcext:value-type="float">
            <text:p>0.241037585325773</text:p>
          </table:table-cell>
          <table:table-cell office:value-type="float" office:value="0.418837290199873" calcext:value-type="float">
            <text:p>0.41883729019987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119200025613245" calcext:value-type="float">
            <text:p>0.119200025613245</text:p>
          </table:table-cell>
          <table:table-cell office:value-type="float" office:value="0.260027226579117" calcext:value-type="float">
            <text:p>0.260027226579117</text:p>
          </table:table-cell>
          <table:table-cell office:value-type="float" office:value="0.467172782435224" calcext:value-type="float">
            <text:p>0.46717278243522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0.0943567616993415" calcext:value-type="float">
            <text:p>0.094356761699342</text:p>
          </table:table-cell>
          <table:table-cell office:value-type="float" office:value="0.204571854774614" calcext:value-type="float">
            <text:p>0.204571854774614</text:p>
          </table:table-cell>
          <table:table-cell office:value-type="float" office:value="0.48645215928195" calcext:value-type="float">
            <text:p>0.4864521592819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138176239192049" calcext:value-type="float">
            <text:p>0.138176239192049</text:p>
          </table:table-cell>
          <table:table-cell office:value-type="float" office:value="0.261689792043396" calcext:value-type="float">
            <text:p>0.261689792043396</text:p>
          </table:table-cell>
          <table:table-cell office:value-type="float" office:value="0.479888436650232" calcext:value-type="float">
            <text:p>0.47988843665023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191077928870897" calcext:value-type="float">
            <text:p>0.191077928870897</text:p>
          </table:table-cell>
          <table:table-cell office:value-type="float" office:value="0.255848876058185" calcext:value-type="float">
            <text:p>0.255848876058185</text:p>
          </table:table-cell>
          <table:table-cell office:value-type="float" office:value="0.357152982508108" calcext:value-type="float">
            <text:p>0.357152982508108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12785891532935" calcext:value-type="float">
            <text:p>0.12785891532935</text:p>
          </table:table-cell>
          <table:table-cell office:value-type="float" office:value="0.205789732624868" calcext:value-type="float">
            <text:p>0.205789732624868</text:p>
          </table:table-cell>
          <table:table-cell office:value-type="float" office:value="0.414977862578404" calcext:value-type="float">
            <text:p>0.414977862578404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128589294470228" calcext:value-type="float">
            <text:p>0.128589294470228</text:p>
          </table:table-cell>
          <table:table-cell office:value-type="float" office:value="0.198921415741779" calcext:value-type="float">
            <text:p>0.198921415741779</text:p>
          </table:table-cell>
          <table:table-cell office:value-type="float" office:value="0.454722042517793" calcext:value-type="float">
            <text:p>0.45472204251779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144571151761635" calcext:value-type="float">
            <text:p>0.144571151761635</text:p>
          </table:table-cell>
          <table:table-cell office:value-type="float" office:value="0.265566793667087" calcext:value-type="float">
            <text:p>0.265566793667087</text:p>
          </table:table-cell>
          <table:table-cell office:value-type="float" office:value="0.412984087045342" calcext:value-type="float">
            <text:p>0.41298408704534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178910155314847" calcext:value-type="float">
            <text:p>0.178910155314847</text:p>
          </table:table-cell>
          <table:table-cell office:value-type="float" office:value="0.27998866158481" calcext:value-type="float">
            <text:p>0.27998866158481</text:p>
          </table:table-cell>
          <table:table-cell office:value-type="float" office:value="0.414231382811853" calcext:value-type="float">
            <text:p>0.41423138281185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197787881630629" calcext:value-type="float">
            <text:p>0.197787881630629</text:p>
          </table:table-cell>
          <table:table-cell office:value-type="float" office:value="0.263531481160617" calcext:value-type="float">
            <text:p>0.263531481160617</text:p>
          </table:table-cell>
          <table:table-cell office:value-type="float" office:value="0.37314086540835" calcext:value-type="float">
            <text:p>0.3731408654083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196348447949196" calcext:value-type="float">
            <text:p>0.196348447949196</text:p>
          </table:table-cell>
          <table:table-cell office:value-type="float" office:value="0.267853580500514" calcext:value-type="float">
            <text:p>0.267853580500514</text:p>
          </table:table-cell>
          <table:table-cell office:value-type="float" office:value="0.349998837357529" calcext:value-type="float">
            <text:p>0.34999883735752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1367214492389" calcext:value-type="float">
            <text:p>0.1367214492389</text:p>
          </table:table-cell>
          <table:table-cell office:value-type="float" office:value="0.296562941280152" calcext:value-type="float">
            <text:p>0.296562941280152</text:p>
          </table:table-cell>
          <table:table-cell office:value-type="float" office:value="0.413607418593901" calcext:value-type="float">
            <text:p>0.41360741859390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151931162843724" calcext:value-type="float">
            <text:p>0.151931162843724</text:p>
          </table:table-cell>
          <table:table-cell office:value-type="float" office:value="0.257428077036015" calcext:value-type="float">
            <text:p>0.257428077036015</text:p>
          </table:table-cell>
          <table:table-cell office:value-type="float" office:value="0.423451102462019" calcext:value-type="float">
            <text:p>0.42345110246201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117960931126606" calcext:value-type="float">
            <text:p>0.117960931126606</text:p>
          </table:table-cell>
          <table:table-cell office:value-type="float" office:value="0.249944933740325" calcext:value-type="float">
            <text:p>0.249944933740325</text:p>
          </table:table-cell>
          <table:table-cell office:value-type="float" office:value="0.401282393507878" calcext:value-type="float">
            <text:p>0.401282393507878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126432997589832" calcext:value-type="float">
            <text:p>0.126432997589832</text:p>
          </table:table-cell>
          <table:table-cell office:value-type="float" office:value="0.239573024534471" calcext:value-type="float">
            <text:p>0.239573024534471</text:p>
          </table:table-cell>
          <table:table-cell office:value-type="float" office:value="0.471970959848058" calcext:value-type="float">
            <text:p>0.471970959848058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205497559867875" calcext:value-type="float">
            <text:p>0.205497559867875</text:p>
          </table:table-cell>
          <table:table-cell office:value-type="float" office:value="0.277515823222876" calcext:value-type="float">
            <text:p>0.277515823222876</text:p>
          </table:table-cell>
          <table:table-cell office:value-type="float" office:value="0.37000127391535" calcext:value-type="float">
            <text:p>0.3700012739153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.168303192523336" calcext:value-type="float">
            <text:p>0.168303192523336</text:p>
          </table:table-cell>
          <table:table-cell office:value-type="float" office:value="0.268500794012296" calcext:value-type="float">
            <text:p>0.268500794012296</text:p>
          </table:table-cell>
          <table:table-cell office:value-type="float" office:value="0.362856831973348" calcext:value-type="float">
            <text:p>0.36285683197334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0.142742694935475" calcext:value-type="float">
            <text:p>0.142742694935475</text:p>
          </table:table-cell>
          <table:table-cell office:value-type="float" office:value="0.25191980398546" calcext:value-type="float">
            <text:p>0.25191980398546</text:p>
          </table:table-cell>
          <table:table-cell office:value-type="float" office:value="0.441993490481754" calcext:value-type="float">
            <text:p>0.44199349048175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.0988383696638682" calcext:value-type="float">
            <text:p>0.098838369663868</text:p>
          </table:table-cell>
          <table:table-cell office:value-type="float" office:value="0.213380793871547" calcext:value-type="float">
            <text:p>0.213380793871547</text:p>
          </table:table-cell>
          <table:table-cell office:value-type="float" office:value="0.555415501074885" calcext:value-type="float">
            <text:p>0.55541550107488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0.209256438014146" calcext:value-type="float">
            <text:p>0.209256438014146</text:p>
          </table:table-cell>
          <table:table-cell office:value-type="float" office:value="0.255069088552465" calcext:value-type="float">
            <text:p>0.255069088552465</text:p>
          </table:table-cell>
          <table:table-cell office:value-type="float" office:value="0.368689821970689" calcext:value-type="float">
            <text:p>0.368689821970689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0.167031436649209" calcext:value-type="float">
            <text:p>0.167031436649209</text:p>
          </table:table-cell>
          <table:table-cell office:value-type="float" office:value="0.255674122131653" calcext:value-type="float">
            <text:p>0.255674122131653</text:p>
          </table:table-cell>
          <table:table-cell office:value-type="float" office:value="0.394820052783282" calcext:value-type="float">
            <text:p>0.39482005278328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172536986238371" calcext:value-type="float">
            <text:p>0.172536986238371</text:p>
          </table:table-cell>
          <table:table-cell office:value-type="float" office:value="0.243734250826514" calcext:value-type="float">
            <text:p>0.243734250826514</text:p>
          </table:table-cell>
          <table:table-cell office:value-type="float" office:value="0.388087495248616" calcext:value-type="float">
            <text:p>0.38808749524861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0.164609058196679" calcext:value-type="float">
            <text:p>0.164609058196679</text:p>
          </table:table-cell>
          <table:table-cell office:value-type="float" office:value="0.237148542231439" calcext:value-type="float">
            <text:p>0.237148542231439</text:p>
          </table:table-cell>
          <table:table-cell office:value-type="float" office:value="0.346433957289858" calcext:value-type="float">
            <text:p>0.34643395728985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10861906113665" calcext:value-type="float">
            <text:p>0.10861906113665</text:p>
          </table:table-cell>
          <table:table-cell office:value-type="float" office:value="0.178608553799992" calcext:value-type="float">
            <text:p>0.178608553799992</text:p>
          </table:table-cell>
          <table:table-cell office:value-type="float" office:value="0.411259707194211" calcext:value-type="float">
            <text:p>0.41125970719421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0.103868442167367" calcext:value-type="float">
            <text:p>0.103868442167367</text:p>
          </table:table-cell>
          <table:table-cell office:value-type="float" office:value="0.173317469701645" calcext:value-type="float">
            <text:p>0.173317469701645</text:p>
          </table:table-cell>
          <table:table-cell office:value-type="float" office:value="0.420612567906493" calcext:value-type="float">
            <text:p>0.420612567906493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120901941795935" calcext:value-type="float">
            <text:p>0.120901941795935</text:p>
          </table:table-cell>
          <table:table-cell office:value-type="float" office:value="0.277053901353196" calcext:value-type="float">
            <text:p>0.277053901353196</text:p>
          </table:table-cell>
          <table:table-cell office:value-type="float" office:value="0.42514576272313" calcext:value-type="float">
            <text:p>0.4251457627231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112945782845942" calcext:value-type="float">
            <text:p>0.112945782845942</text:p>
          </table:table-cell>
          <table:table-cell office:value-type="float" office:value="0.216985513393934" calcext:value-type="float">
            <text:p>0.216985513393934</text:p>
          </table:table-cell>
          <table:table-cell office:value-type="float" office:value="0.468182968290223" calcext:value-type="float">
            <text:p>0.468182968290223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0.136231811044247" calcext:value-type="float">
            <text:p>0.136231811044247</text:p>
          </table:table-cell>
          <table:table-cell office:value-type="float" office:value="0.248586364451446" calcext:value-type="float">
            <text:p>0.248586364451446</text:p>
          </table:table-cell>
          <table:table-cell office:value-type="float" office:value="0.381188120770737" calcext:value-type="float">
            <text:p>0.381188120770737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.140806777178781" calcext:value-type="float">
            <text:p>0.140806777178781</text:p>
          </table:table-cell>
          <table:table-cell office:value-type="float" office:value="0.246459714665769" calcext:value-type="float">
            <text:p>0.246459714665769</text:p>
          </table:table-cell>
          <table:table-cell office:value-type="float" office:value="0.368108790645184" calcext:value-type="float">
            <text:p>0.368108790645184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0.105826628457744" calcext:value-type="float">
            <text:p>0.105826628457744</text:p>
          </table:table-cell>
          <table:table-cell office:value-type="float" office:value="0.238037376770731" calcext:value-type="float">
            <text:p>0.238037376770731</text:p>
          </table:table-cell>
          <table:table-cell office:value-type="float" office:value="0.463237175869771" calcext:value-type="float">
            <text:p>0.46323717586977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0.147515181133613" calcext:value-type="float">
            <text:p>0.147515181133613</text:p>
          </table:table-cell>
          <table:table-cell office:value-type="float" office:value="0.256961195996403" calcext:value-type="float">
            <text:p>0.256961195996403</text:p>
          </table:table-cell>
          <table:table-cell office:value-type="float" office:value="0.38080771464547" calcext:value-type="float">
            <text:p>0.3808077146454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0.154956048524068" calcext:value-type="float">
            <text:p>0.154956048524068</text:p>
          </table:table-cell>
          <table:table-cell office:value-type="float" office:value="0.251232590444497" calcext:value-type="float">
            <text:p>0.251232590444497</text:p>
          </table:table-cell>
          <table:table-cell office:value-type="float" office:value="0.39223045665825" calcext:value-type="float">
            <text:p>0.3922304566582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143764394658192" calcext:value-type="float">
            <text:p>0.143764394658192</text:p>
          </table:table-cell>
          <table:table-cell office:value-type="float" office:value="0.239746036509835" calcext:value-type="float">
            <text:p>0.239746036509835</text:p>
          </table:table-cell>
          <table:table-cell office:value-type="float" office:value="0.344504420664366" calcext:value-type="float">
            <text:p>0.344504420664366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18125981568657" calcext:value-type="float">
            <text:p>0.18125981568657</text:p>
          </table:table-cell>
          <table:table-cell office:value-type="float" office:value="0.271722813593884" calcext:value-type="float">
            <text:p>0.271722813593884</text:p>
          </table:table-cell>
          <table:table-cell office:value-type="float" office:value="0.359171809082725" calcext:value-type="float">
            <text:p>0.35917180908272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164190070986941" calcext:value-type="float">
            <text:p>0.164190070986941</text:p>
          </table:table-cell>
          <table:table-cell office:value-type="float" office:value="0.244227849535517" calcext:value-type="float">
            <text:p>0.244227849535517</text:p>
          </table:table-cell>
          <table:table-cell office:value-type="float" office:value="0.374485490706321" calcext:value-type="float">
            <text:p>0.37448549070632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0.165859458209364" calcext:value-type="float">
            <text:p>0.165859458209364</text:p>
          </table:table-cell>
          <table:table-cell office:value-type="float" office:value="0.246662683413266" calcext:value-type="float">
            <text:p>0.246662683413266</text:p>
          </table:table-cell>
          <table:table-cell office:value-type="float" office:value="0.347771829171511" calcext:value-type="float">
            <text:p>0.34777182917151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0.178140859706585" calcext:value-type="float">
            <text:p>0.178140859706585</text:p>
          </table:table-cell>
          <table:table-cell office:value-type="float" office:value="0.239068640637152" calcext:value-type="float">
            <text:p>0.239068640637152</text:p>
          </table:table-cell>
          <table:table-cell office:value-type="float" office:value="0.356498113164095" calcext:value-type="float">
            <text:p>0.35649811316409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0.13832879929892" calcext:value-type="float">
            <text:p>0.13832879929892</text:p>
          </table:table-cell>
          <table:table-cell office:value-type="float" office:value="0.223452892582808" calcext:value-type="float">
            <text:p>0.223452892582808</text:p>
          </table:table-cell>
          <table:table-cell office:value-type="float" office:value="0.353167959344017" calcext:value-type="float">
            <text:p>0.353167959344017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143204119674607" calcext:value-type="float">
            <text:p>0.143204119674607</text:p>
          </table:table-cell>
          <table:table-cell office:value-type="float" office:value="0.23330141431004" calcext:value-type="float">
            <text:p>0.23330141431004</text:p>
          </table:table-cell>
          <table:table-cell office:value-type="float" office:value="0.394006965913997" calcext:value-type="float">
            <text:p>0.39400696591399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132290284499538" calcext:value-type="float">
            <text:p>0.132290284499538</text:p>
          </table:table-cell>
          <table:table-cell office:value-type="float" office:value="0.22540500454338" calcext:value-type="float">
            <text:p>0.22540500454338</text:p>
          </table:table-cell>
          <table:table-cell office:value-type="float" office:value="0.390318367133543" calcext:value-type="float">
            <text:p>0.390318367133543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105732021397282" calcext:value-type="float">
            <text:p>0.105732021397282</text:p>
          </table:table-cell>
          <table:table-cell office:value-type="float" office:value="0.193275473322474" calcext:value-type="float">
            <text:p>0.193275473322474</text:p>
          </table:table-cell>
          <table:table-cell office:value-type="float" office:value="0.44610139319609" calcext:value-type="float">
            <text:p>0.44610139319609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857470412458942" calcext:value-type="float">
            <text:p>0.085747041245894</text:p>
          </table:table-cell>
          <table:table-cell office:value-type="float" office:value="0.143157296529468" calcext:value-type="float">
            <text:p>0.143157296529468</text:p>
          </table:table-cell>
          <table:table-cell office:value-type="float" office:value="0.417749699776107" calcext:value-type="float">
            <text:p>0.417749699776107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0756795909542306" calcext:value-type="float">
            <text:p>0.075679590954231</text:p>
          </table:table-cell>
          <table:table-cell office:value-type="float" office:value="0.17681782358465" calcext:value-type="float">
            <text:p>0.17681782358465</text:p>
          </table:table-cell>
          <table:table-cell office:value-type="float" office:value="0.428608662229929" calcext:value-type="float">
            <text:p>0.428608662229929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719001911626049" calcext:value-type="float">
            <text:p>0.071900191162605</text:p>
          </table:table-cell>
          <table:table-cell office:value-type="float" office:value="0.1467935069368" calcext:value-type="float">
            <text:p>0.1467935069368</text:p>
          </table:table-cell>
          <table:table-cell office:value-type="float" office:value="0.425302006758079" calcext:value-type="float">
            <text:p>0.425302006758079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0817823332016454" calcext:value-type="float">
            <text:p>0.081782333201645</text:p>
          </table:table-cell>
          <table:table-cell office:value-type="float" office:value="0.191900041868727" calcext:value-type="float">
            <text:p>0.191900041868727</text:p>
          </table:table-cell>
          <table:table-cell office:value-type="float" office:value="0.418978337431227" calcext:value-type="float">
            <text:p>0.41897833743122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0.114206092537785" calcext:value-type="float">
            <text:p>0.114206092537785</text:p>
          </table:table-cell>
          <table:table-cell office:value-type="float" office:value="0.206390775686028" calcext:value-type="float">
            <text:p>0.206390775686028</text:p>
          </table:table-cell>
          <table:table-cell office:value-type="float" office:value="0.385163611375234" calcext:value-type="float">
            <text:p>0.385163611375234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0.122327533254655" calcext:value-type="float">
            <text:p>0.122327533254655</text:p>
          </table:table-cell>
          <table:table-cell office:value-type="float" office:value="0.268973714083831" calcext:value-type="float">
            <text:p>0.268973714083831</text:p>
          </table:table-cell>
          <table:table-cell office:value-type="float" office:value="0.431383225904975" calcext:value-type="float">
            <text:p>0.43138322590497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.127644579618715" calcext:value-type="float">
            <text:p>0.127644579618715</text:p>
          </table:table-cell>
          <table:table-cell office:value-type="float" office:value="0.23844234002365" calcext:value-type="float">
            <text:p>0.23844234002365</text:p>
          </table:table-cell>
          <table:table-cell office:value-type="float" office:value="0.521980842493519" calcext:value-type="float">
            <text:p>0.521980842493519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0.112196347766201" calcext:value-type="float">
            <text:p>0.112196347766201</text:p>
          </table:table-cell>
          <table:table-cell office:value-type="float" office:value="0.253425682217758" calcext:value-type="float">
            <text:p>0.253425682217758</text:p>
          </table:table-cell>
          <table:table-cell office:value-type="float" office:value="0.359399040602851" calcext:value-type="float">
            <text:p>0.35939904060285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179708520239933" calcext:value-type="float">
            <text:p>0.179708520239933</text:p>
          </table:table-cell>
          <table:table-cell office:value-type="float" office:value="0.250332746936716" calcext:value-type="float">
            <text:p>0.250332746936716</text:p>
          </table:table-cell>
          <table:table-cell office:value-type="float" office:value="0.359859472143918" calcext:value-type="float">
            <text:p>0.359859472143918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127569608210433" calcext:value-type="float">
            <text:p>0.127569608210433</text:p>
          </table:table-cell>
          <table:table-cell office:value-type="float" office:value="0.239632641098869" calcext:value-type="float">
            <text:p>0.239632641098869</text:p>
          </table:table-cell>
          <table:table-cell office:value-type="float" office:value="0.36529563639087" calcext:value-type="float">
            <text:p>0.36529563639087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923879865889183" calcext:value-type="float">
            <text:p>0.092387986588918</text:p>
          </table:table-cell>
          <table:table-cell office:value-type="float" office:value="0.2414385038498" calcext:value-type="float">
            <text:p>0.2414385038498</text:p>
          </table:table-cell>
          <table:table-cell office:value-type="float" office:value="0.444105082047277" calcext:value-type="float">
            <text:p>0.444105082047277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0.107130787311342" calcext:value-type="float">
            <text:p>0.107130787311342</text:p>
          </table:table-cell>
          <table:table-cell office:value-type="float" office:value="0.243579942289846" calcext:value-type="float">
            <text:p>0.243579942289846</text:p>
          </table:table-cell>
          <table:table-cell office:value-type="float" office:value="0.425586942065786" calcext:value-type="float">
            <text:p>0.425586942065786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102720184117611" calcext:value-type="float">
            <text:p>0.102720184117611</text:p>
          </table:table-cell>
          <table:table-cell office:value-type="float" office:value="0.192719025816034" calcext:value-type="float">
            <text:p>0.192719025816034</text:p>
          </table:table-cell>
          <table:table-cell office:value-type="float" office:value="0.387422329384765" calcext:value-type="float">
            <text:p>0.38742232938476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779060163878684" calcext:value-type="float">
            <text:p>0.077906016387868</text:p>
          </table:table-cell>
          <table:table-cell office:value-type="float" office:value="0.172287731064229" calcext:value-type="float">
            <text:p>0.172287731064229</text:p>
          </table:table-cell>
          <table:table-cell office:value-type="float" office:value="0.389163435702174" calcext:value-type="float">
            <text:p>0.389163435702174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148970840035408" calcext:value-type="float">
            <text:p>0.148970840035408</text:p>
          </table:table-cell>
          <table:table-cell office:value-type="float" office:value="0.243927564549701" calcext:value-type="float">
            <text:p>0.243927564549701</text:p>
          </table:table-cell>
          <table:table-cell office:value-type="float" office:value="0.327748809960681" calcext:value-type="float">
            <text:p>0.32774880996068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180321422428099" calcext:value-type="float">
            <text:p>0.180321422428099</text:p>
          </table:table-cell>
          <table:table-cell office:value-type="float" office:value="0.231447359549922" calcext:value-type="float">
            <text:p>0.231447359549922</text:p>
          </table:table-cell>
          <table:table-cell office:value-type="float" office:value="0.333996003448043" calcext:value-type="float">
            <text:p>0.33399600344804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152874914885113" calcext:value-type="float">
            <text:p>0.152874914885113</text:p>
          </table:table-cell>
          <table:table-cell office:value-type="float" office:value="0.236439069897024" calcext:value-type="float">
            <text:p>0.236439069897024</text:p>
          </table:table-cell>
          <table:table-cell office:value-type="float" office:value="0.349644850874105" calcext:value-type="float">
            <text:p>0.34964485087410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.144458637480533" calcext:value-type="float">
            <text:p>0.144458637480533</text:p>
          </table:table-cell>
          <table:table-cell office:value-type="float" office:value="0.215990554233965" calcext:value-type="float">
            <text:p>0.215990554233965</text:p>
          </table:table-cell>
          <table:table-cell office:value-type="float" office:value="0.337076676137514" calcext:value-type="float">
            <text:p>0.33707667613751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126802402793107" calcext:value-type="float">
            <text:p>0.126802402793107</text:p>
          </table:table-cell>
          <table:table-cell office:value-type="float" office:value="0.191098743395875" calcext:value-type="float">
            <text:p>0.191098743395875</text:p>
          </table:table-cell>
          <table:table-cell office:value-type="float" office:value="0.33737539090479" calcext:value-type="float">
            <text:p>0.3373753909047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134847629486396" calcext:value-type="float">
            <text:p>0.134847629486396</text:p>
          </table:table-cell>
          <table:table-cell office:value-type="float" office:value="0.24395795313273" calcext:value-type="float">
            <text:p>0.24395795313273</text:p>
          </table:table-cell>
          <table:table-cell office:value-type="float" office:value="0.341486903995018" calcext:value-type="float">
            <text:p>0.34148690399501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118938935394628" calcext:value-type="float">
            <text:p>0.118938935394628</text:p>
          </table:table-cell>
          <table:table-cell office:value-type="float" office:value="0.238933540590412" calcext:value-type="float">
            <text:p>0.238933540590412</text:p>
          </table:table-cell>
          <table:table-cell office:value-type="float" office:value="0.360147692893935" calcext:value-type="float">
            <text:p>0.36014769289393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944285108163822" calcext:value-type="float">
            <text:p>0.094428510816382</text:p>
          </table:table-cell>
          <table:table-cell office:value-type="float" office:value="0.20689451209511" calcext:value-type="float">
            <text:p>0.20689451209511</text:p>
          </table:table-cell>
          <table:table-cell office:value-type="float" office:value="0.348451787679766" calcext:value-type="float">
            <text:p>0.348451787679766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.136012755661264" calcext:value-type="float">
            <text:p>0.136012755661264</text:p>
          </table:table-cell>
          <table:table-cell office:value-type="float" office:value="0.253026073939365" calcext:value-type="float">
            <text:p>0.253026073939365</text:p>
          </table:table-cell>
          <table:table-cell office:value-type="float" office:value="0.325368766373093" calcext:value-type="float">
            <text:p>0.325368766373093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119091473778162" calcext:value-type="float">
            <text:p>0.119091473778162</text:p>
          </table:table-cell>
          <table:table-cell office:value-type="float" office:value="0.244521042149162" calcext:value-type="float">
            <text:p>0.244521042149162</text:p>
          </table:table-cell>
          <table:table-cell office:value-type="float" office:value="0.390875072510261" calcext:value-type="float">
            <text:p>0.39087507251026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0.0928013620673148" calcext:value-type="float">
            <text:p>0.092801362067315</text:p>
          </table:table-cell>
          <table:table-cell office:value-type="float" office:value="0.18533938372638" calcext:value-type="float">
            <text:p>0.18533938372638</text:p>
          </table:table-cell>
          <table:table-cell office:value-type="float" office:value="0.324338596843563" calcext:value-type="float">
            <text:p>0.32433859684356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0.11911046504411" calcext:value-type="float">
            <text:p>0.11911046504411</text:p>
          </table:table-cell>
          <table:table-cell office:value-type="float" office:value="0.204613164576388" calcext:value-type="float">
            <text:p>0.204613164576388</text:p>
          </table:table-cell>
          <table:table-cell office:value-type="float" office:value="0.337935347900638" calcext:value-type="float">
            <text:p>0.337935347900638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0.154938035444658" calcext:value-type="float">
            <text:p>0.154938035444658</text:p>
          </table:table-cell>
          <table:table-cell office:value-type="float" office:value="0.222709031129007" calcext:value-type="float">
            <text:p>0.222709031129007</text:p>
          </table:table-cell>
          <table:table-cell office:value-type="float" office:value="0.371210232400673" calcext:value-type="float">
            <text:p>0.371210232400673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124530091132096" calcext:value-type="float">
            <text:p>0.124530091132096</text:p>
          </table:table-cell>
          <table:table-cell office:value-type="float" office:value="0.20075940554662" calcext:value-type="float">
            <text:p>0.20075940554662</text:p>
          </table:table-cell>
          <table:table-cell office:value-type="float" office:value="0.370669549837324" calcext:value-type="float">
            <text:p>0.370669549837324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118905829084342" calcext:value-type="float">
            <text:p>0.118905829084342</text:p>
          </table:table-cell>
          <table:table-cell office:value-type="float" office:value="0.207250550627707" calcext:value-type="float">
            <text:p>0.207250550627707</text:p>
          </table:table-cell>
          <table:table-cell office:value-type="float" office:value="0.312902062095327" calcext:value-type="float">
            <text:p>0.31290206209532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812305516957404" calcext:value-type="float">
            <text:p>0.08123055169574</text:p>
          </table:table-cell>
          <table:table-cell office:value-type="float" office:value="0.210564159568729" calcext:value-type="float">
            <text:p>0.210564159568729</text:p>
          </table:table-cell>
          <table:table-cell office:value-type="float" office:value="0.363139481867987" calcext:value-type="float">
            <text:p>0.363139481867987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.0792977632363292" calcext:value-type="float">
            <text:p>0.079297763236329</text:p>
          </table:table-cell>
          <table:table-cell office:value-type="float" office:value="0.19959456625724" calcext:value-type="float">
            <text:p>0.19959456625724</text:p>
          </table:table-cell>
          <table:table-cell office:value-type="float" office:value="0.349919605158841" calcext:value-type="float">
            <text:p>0.34991960515884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0.164895152245405" calcext:value-type="float">
            <text:p>0.164895152245405</text:p>
          </table:table-cell>
          <table:table-cell office:value-type="float" office:value="0.220621108865611" calcext:value-type="float">
            <text:p>0.220621108865611</text:p>
          </table:table-cell>
          <table:table-cell office:value-type="float" office:value="0.358830889630763" calcext:value-type="float">
            <text:p>0.35883088963076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133916825895296" calcext:value-type="float">
            <text:p>0.133916825895296</text:p>
          </table:table-cell>
          <table:table-cell office:value-type="float" office:value="0.211845097729908" calcext:value-type="float">
            <text:p>0.211845097729908</text:p>
          </table:table-cell>
          <table:table-cell office:value-type="float" office:value="0.349496020184077" calcext:value-type="float">
            <text:p>0.349496020184077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0.107488793627918" calcext:value-type="float">
            <text:p>0.107488793627918</text:p>
          </table:table-cell>
          <table:table-cell office:value-type="float" office:value="0.226670521810544" calcext:value-type="float">
            <text:p>0.226670521810544</text:p>
          </table:table-cell>
          <table:table-cell office:value-type="float" office:value="0.365663631250272" calcext:value-type="float">
            <text:p>0.365663631250272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0.10438637718234" calcext:value-type="float">
            <text:p>0.10438637718234</text:p>
          </table:table-cell>
          <table:table-cell office:value-type="float" office:value="0.196382348670774" calcext:value-type="float">
            <text:p>0.196382348670774</text:p>
          </table:table-cell>
          <table:table-cell office:value-type="float" office:value="0.388928151626543" calcext:value-type="float">
            <text:p>0.388928151626543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111123513826296" calcext:value-type="float">
            <text:p>0.111123513826296</text:p>
          </table:table-cell>
          <table:table-cell office:value-type="float" office:value="0.208092143192062" calcext:value-type="float">
            <text:p>0.208092143192062</text:p>
          </table:table-cell>
          <table:table-cell office:value-type="float" office:value="0.355320514055749" calcext:value-type="float">
            <text:p>0.355320514055749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0.145233132863405" calcext:value-type="float">
            <text:p>0.145233132863405</text:p>
          </table:table-cell>
          <table:table-cell office:value-type="float" office:value="0.235224844512966" calcext:value-type="float">
            <text:p>0.235224844512966</text:p>
          </table:table-cell>
          <table:table-cell office:value-type="float" office:value="0.346390794242948" calcext:value-type="float">
            <text:p>0.34639079424294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127894474006847" calcext:value-type="float">
            <text:p>0.127894474006847</text:p>
          </table:table-cell>
          <table:table-cell office:value-type="float" office:value="0.223158942825641" calcext:value-type="float">
            <text:p>0.223158942825641</text:p>
          </table:table-cell>
          <table:table-cell office:value-type="float" office:value="0.347238048578892" calcext:value-type="float">
            <text:p>0.347238048578892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137939928591106" calcext:value-type="float">
            <text:p>0.137939928591106</text:p>
          </table:table-cell>
          <table:table-cell office:value-type="float" office:value="0.213791175581531" calcext:value-type="float">
            <text:p>0.213791175581531</text:p>
          </table:table-cell>
          <table:table-cell office:value-type="float" office:value="0.341566843577522" calcext:value-type="float">
            <text:p>0.341566843577522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152218916176618" calcext:value-type="float">
            <text:p>0.152218916176618</text:p>
          </table:table-cell>
          <table:table-cell office:value-type="float" office:value="0.22219130396262" calcext:value-type="float">
            <text:p>0.22219130396262</text:p>
          </table:table-cell>
          <table:table-cell office:value-type="float" office:value="0.353835257801111" calcext:value-type="float">
            <text:p>0.35383525780111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117609881959239" calcext:value-type="float">
            <text:p>0.117609881959239</text:p>
          </table:table-cell>
          <table:table-cell office:value-type="float" office:value="0.214007801155699" calcext:value-type="float">
            <text:p>0.214007801155699</text:p>
          </table:table-cell>
          <table:table-cell office:value-type="float" office:value="0.326249437703978" calcext:value-type="float">
            <text:p>0.326249437703978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.0948038904439087" calcext:value-type="float">
            <text:p>0.094803890443909</text:p>
          </table:table-cell>
          <table:table-cell office:value-type="float" office:value="0.201777343431911" calcext:value-type="float">
            <text:p>0.201777343431911</text:p>
          </table:table-cell>
          <table:table-cell office:value-type="float" office:value="0.340373262876119" calcext:value-type="float">
            <text:p>0.340373262876119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0.0792174550093838" calcext:value-type="float">
            <text:p>0.079217455009384</text:p>
          </table:table-cell>
          <table:table-cell office:value-type="float" office:value="0.218191087519138" calcext:value-type="float">
            <text:p>0.218191087519138</text:p>
          </table:table-cell>
          <table:table-cell office:value-type="float" office:value="0.336164495463408" calcext:value-type="float">
            <text:p>0.336164495463408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834065187188831" calcext:value-type="float">
            <text:p>0.083406518718883</text:p>
          </table:table-cell>
          <table:table-cell office:value-type="float" office:value="0.197883320020121" calcext:value-type="float">
            <text:p>0.197883320020121</text:p>
          </table:table-cell>
          <table:table-cell office:value-type="float" office:value="0.375558800698799" calcext:value-type="float">
            <text:p>0.375558800698799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0.104535326280818" calcext:value-type="float">
            <text:p>0.104535326280818</text:p>
          </table:table-cell>
          <table:table-cell office:value-type="float" office:value="0.22982082537197" calcext:value-type="float">
            <text:p>0.22982082537197</text:p>
          </table:table-cell>
          <table:table-cell office:value-type="float" office:value="0.37131447605384" calcext:value-type="float">
            <text:p>0.37131447605384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office:value-type="float" office:value="0.109180400297383" calcext:value-type="float">
            <text:p>0.109180400297383</text:p>
          </table:table-cell>
          <table:table-cell office:value-type="float" office:value="0.225357805653854" calcext:value-type="float">
            <text:p>0.225357805653854</text:p>
          </table:table-cell>
          <table:table-cell office:value-type="float" office:value="0.359898439409156" calcext:value-type="float">
            <text:p>0.359898439409156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107273762797149" calcext:value-type="float">
            <text:p>0.107273762797149</text:p>
          </table:table-cell>
          <table:table-cell office:value-type="float" office:value="0.224493340778197" calcext:value-type="float">
            <text:p>0.224493340778197</text:p>
          </table:table-cell>
          <table:table-cell office:value-type="float" office:value="0.364440743812972" calcext:value-type="float">
            <text:p>0.364440743812972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.0527656288836758" calcext:value-type="float">
            <text:p>0.052765628883676</text:p>
          </table:table-cell>
          <table:table-cell office:value-type="float" office:value="0.223740219737243" calcext:value-type="float">
            <text:p>0.223740219737243</text:p>
          </table:table-cell>
          <table:table-cell office:value-type="float" office:value="0.491227065433409" calcext:value-type="float">
            <text:p>0.49122706543340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111547297735455" calcext:value-type="float">
            <text:p>0.111547297735455</text:p>
          </table:table-cell>
          <table:table-cell office:value-type="float" office:value="0.191243885221995" calcext:value-type="float">
            <text:p>0.191243885221995</text:p>
          </table:table-cell>
          <table:table-cell office:value-type="float" office:value="0.354003817725775" calcext:value-type="float">
            <text:p>0.35400381772577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834543096673985" calcext:value-type="float">
            <text:p>0.083454309667399</text:p>
          </table:table-cell>
          <table:table-cell office:value-type="float" office:value="0.206932048543783" calcext:value-type="float">
            <text:p>0.206932048543783</text:p>
          </table:table-cell>
          <table:table-cell office:value-type="float" office:value="0.38769310190376" calcext:value-type="float">
            <text:p>0.38769310190376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603376953782961" calcext:value-type="float">
            <text:p>0.060337695378296</text:p>
          </table:table-cell>
          <table:table-cell office:value-type="float" office:value="0.181890240093273" calcext:value-type="float">
            <text:p>0.181890240093273</text:p>
          </table:table-cell>
          <table:table-cell office:value-type="float" office:value="0.319528961294749" calcext:value-type="float">
            <text:p>0.319528961294749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0.0626283879861763" calcext:value-type="float">
            <text:p>0.062628387986176</text:p>
          </table:table-cell>
          <table:table-cell office:value-type="float" office:value="0.165255079707046" calcext:value-type="float">
            <text:p>0.165255079707046</text:p>
          </table:table-cell>
          <table:table-cell office:value-type="float" office:value="0.361494356491693" calcext:value-type="float">
            <text:p>0.36149435649169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966952574963318" calcext:value-type="float">
            <text:p>0.096695257496332</text:p>
          </table:table-cell>
          <table:table-cell office:value-type="float" office:value="0.231326871784468" calcext:value-type="float">
            <text:p>0.231326871784468</text:p>
          </table:table-cell>
          <table:table-cell office:value-type="float" office:value="0.377426725117392" calcext:value-type="float">
            <text:p>0.377426725117392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744309643423432" calcext:value-type="float">
            <text:p>0.074430964342343</text:p>
          </table:table-cell>
          <table:table-cell office:value-type="float" office:value="0.207300039546587" calcext:value-type="float">
            <text:p>0.207300039546587</text:p>
          </table:table-cell>
          <table:table-cell office:value-type="float" office:value="0.363265578727055" calcext:value-type="float">
            <text:p>0.36326557872705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0.114509131784816" calcext:value-type="float">
            <text:p>0.114509131784816</text:p>
          </table:table-cell>
          <table:table-cell office:value-type="float" office:value="0.198215145856332" calcext:value-type="float">
            <text:p>0.198215145856332</text:p>
          </table:table-cell>
          <table:table-cell office:value-type="float" office:value="0.321276474282847" calcext:value-type="float">
            <text:p>0.321276474282847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10263416961401" calcext:value-type="float">
            <text:p>0.10263416961401</text:p>
          </table:table-cell>
          <table:table-cell office:value-type="float" office:value="0.218946482349268" calcext:value-type="float">
            <text:p>0.218946482349268</text:p>
          </table:table-cell>
          <table:table-cell office:value-type="float" office:value="0.32024299945118" calcext:value-type="float">
            <text:p>0.32024299945118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0.101146365338893" calcext:value-type="float">
            <text:p>0.101146365338893</text:p>
          </table:table-cell>
          <table:table-cell office:value-type="float" office:value="0.174079013083344" calcext:value-type="float">
            <text:p>0.174079013083344</text:p>
          </table:table-cell>
          <table:table-cell office:value-type="float" office:value="0.311947956728326" calcext:value-type="float">
            <text:p>0.311947956728326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float" office:value="0.0958178786228602" calcext:value-type="float">
            <text:p>0.09581787862286</text:p>
          </table:table-cell>
          <table:table-cell office:value-type="float" office:value="0.224518223762494" calcext:value-type="float">
            <text:p>0.224518223762494</text:p>
          </table:table-cell>
          <table:table-cell office:value-type="float" office:value="0.387739414217798" calcext:value-type="float">
            <text:p>0.38773941421779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756362768470733" calcext:value-type="float">
            <text:p>0.075636276847073</text:p>
          </table:table-cell>
          <table:table-cell office:value-type="float" office:value="0.17256827110348" calcext:value-type="float">
            <text:p>0.17256827110348</text:p>
          </table:table-cell>
          <table:table-cell office:value-type="float" office:value="0.379454043294797" calcext:value-type="float">
            <text:p>0.379454043294797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.12858566014571" calcext:value-type="float">
            <text:p>0.12858566014571</text:p>
          </table:table-cell>
          <table:table-cell office:value-type="float" office:value="0.198592244971365" calcext:value-type="float">
            <text:p>0.198592244971365</text:p>
          </table:table-cell>
          <table:table-cell office:value-type="float" office:value="0.338765036795396" calcext:value-type="float">
            <text:p>0.338765036795396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0.124484074320127" calcext:value-type="float">
            <text:p>0.124484074320127</text:p>
          </table:table-cell>
          <table:table-cell office:value-type="float" office:value="0.211609002721645" calcext:value-type="float">
            <text:p>0.211609002721645</text:p>
          </table:table-cell>
          <table:table-cell office:value-type="float" office:value="0.35332828460743" calcext:value-type="float">
            <text:p>0.35332828460743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0.115029663992204" calcext:value-type="float">
            <text:p>0.115029663992204</text:p>
          </table:table-cell>
          <table:table-cell office:value-type="float" office:value="0.191866741732725" calcext:value-type="float">
            <text:p>0.191866741732725</text:p>
          </table:table-cell>
          <table:table-cell office:value-type="float" office:value="0.325083489253431" calcext:value-type="float">
            <text:p>0.325083489253431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0.122161157985444" calcext:value-type="float">
            <text:p>0.122161157985444</text:p>
          </table:table-cell>
          <table:table-cell office:value-type="float" office:value="0.215171746574483" calcext:value-type="float">
            <text:p>0.215171746574483</text:p>
          </table:table-cell>
          <table:table-cell office:value-type="float" office:value="0.347682425332202" calcext:value-type="float">
            <text:p>0.347682425332202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0.110559469105645" calcext:value-type="float">
            <text:p>0.110559469105645</text:p>
          </table:table-cell>
          <table:table-cell office:value-type="float" office:value="0.223901729835371" calcext:value-type="float">
            <text:p>0.223901729835371</text:p>
          </table:table-cell>
          <table:table-cell office:value-type="float" office:value="0.347362051644499" calcext:value-type="float">
            <text:p>0.347362051644499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0.0974848426896836" calcext:value-type="float">
            <text:p>0.097484842689684</text:p>
          </table:table-cell>
          <table:table-cell office:value-type="float" office:value="0.192257674211453" calcext:value-type="float">
            <text:p>0.192257674211453</text:p>
          </table:table-cell>
          <table:table-cell office:value-type="float" office:value="0.296486277110335" calcext:value-type="float">
            <text:p>0.296486277110335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0.124895698329663" calcext:value-type="float">
            <text:p>0.124895698329663</text:p>
          </table:table-cell>
          <table:table-cell office:value-type="float" office:value="0.182221505281901" calcext:value-type="float">
            <text:p>0.182221505281901</text:p>
          </table:table-cell>
          <table:table-cell office:value-type="float" office:value="0.347565681241222" calcext:value-type="float">
            <text:p>0.347565681241222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966359141349602" calcext:value-type="float">
            <text:p>0.09663591413496</text:p>
          </table:table-cell>
          <table:table-cell office:value-type="float" office:value="0.157441763577875" calcext:value-type="float">
            <text:p>0.157441763577875</text:p>
          </table:table-cell>
          <table:table-cell office:value-type="float" office:value="0.308689864351972" calcext:value-type="float">
            <text:p>0.308689864351972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.0897302464424758" calcext:value-type="float">
            <text:p>0.089730246442476</text:p>
          </table:table-cell>
          <table:table-cell office:value-type="float" office:value="0.178844964228127" calcext:value-type="float">
            <text:p>0.178844964228127</text:p>
          </table:table-cell>
          <table:table-cell office:value-type="float" office:value="0.308481279655177" calcext:value-type="float">
            <text:p>0.30848127965517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127962895409928" calcext:value-type="float">
            <text:p>0.127962895409928</text:p>
          </table:table-cell>
          <table:table-cell office:value-type="float" office:value="0.200408664339049" calcext:value-type="float">
            <text:p>0.200408664339049</text:p>
          </table:table-cell>
          <table:table-cell office:value-type="float" office:value="0.344056689751744" calcext:value-type="float">
            <text:p>0.34405668975174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108041124185317" calcext:value-type="float">
            <text:p>0.108041124185317</text:p>
          </table:table-cell>
          <table:table-cell office:value-type="float" office:value="0.200199345752096" calcext:value-type="float">
            <text:p>0.200199345752096</text:p>
          </table:table-cell>
          <table:table-cell office:value-type="float" office:value="0.337609963372284" calcext:value-type="float">
            <text:p>0.337609963372284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0.109089857019776" calcext:value-type="float">
            <text:p>0.109089857019776</text:p>
          </table:table-cell>
          <table:table-cell office:value-type="float" office:value="0.1565891076936" calcext:value-type="float">
            <text:p>0.1565891076936</text:p>
          </table:table-cell>
          <table:table-cell office:value-type="float" office:value="0.294196135015445" calcext:value-type="float">
            <text:p>0.29419613501544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834061609995143" calcext:value-type="float">
            <text:p>0.083406160999514</text:p>
          </table:table-cell>
          <table:table-cell office:value-type="float" office:value="0.185938438568545" calcext:value-type="float">
            <text:p>0.185938438568545</text:p>
          </table:table-cell>
          <table:table-cell office:value-type="float" office:value="0.327528279373912" calcext:value-type="float">
            <text:p>0.327528279373912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833841575415383" calcext:value-type="float">
            <text:p>0.083384157541538</text:p>
          </table:table-cell>
          <table:table-cell office:value-type="float" office:value="0.174699696443682" calcext:value-type="float">
            <text:p>0.174699696443682</text:p>
          </table:table-cell>
          <table:table-cell office:value-type="float" office:value="0.337953503383884" calcext:value-type="float">
            <text:p>0.33795350338388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772824994515534" calcext:value-type="float">
            <text:p>0.077282499451553</text:p>
          </table:table-cell>
          <table:table-cell office:value-type="float" office:value="0.203265449152597" calcext:value-type="float">
            <text:p>0.203265449152597</text:p>
          </table:table-cell>
          <table:table-cell office:value-type="float" office:value="0.300014904479043" calcext:value-type="float">
            <text:p>0.300014904479043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819929569051071" calcext:value-type="float">
            <text:p>0.081992956905107</text:p>
          </table:table-cell>
          <table:table-cell office:value-type="float" office:value="0.182929553345499" calcext:value-type="float">
            <text:p>0.182929553345499</text:p>
          </table:table-cell>
          <table:table-cell office:value-type="float" office:value="0.316591423645136" calcext:value-type="float">
            <text:p>0.31659142364513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791237110349609" calcext:value-type="float">
            <text:p>0.079123711034961</text:p>
          </table:table-cell>
          <table:table-cell office:value-type="float" office:value="0.175111339293322" calcext:value-type="float">
            <text:p>0.175111339293322</text:p>
          </table:table-cell>
          <table:table-cell office:value-type="float" office:value="0.372862401365283" calcext:value-type="float">
            <text:p>0.372862401365283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926246387743675" calcext:value-type="float">
            <text:p>0.092624638774368</text:p>
          </table:table-cell>
          <table:table-cell office:value-type="float" office:value="0.182589978603218" calcext:value-type="float">
            <text:p>0.182589978603218</text:p>
          </table:table-cell>
          <table:table-cell office:value-type="float" office:value="0.317477899560993" calcext:value-type="float">
            <text:p>0.31747789956099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0854253685429013" calcext:value-type="float">
            <text:p>0.085425368542901</text:p>
          </table:table-cell>
          <table:table-cell office:value-type="float" office:value="0.234513167112369" calcext:value-type="float">
            <text:p>0.234513167112369</text:p>
          </table:table-cell>
          <table:table-cell office:value-type="float" office:value="0.338480923106116" calcext:value-type="float">
            <text:p>0.33848092310611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0.178062276064147" calcext:value-type="float">
            <text:p>0.178062276064147</text:p>
          </table:table-cell>
          <table:table-cell office:value-type="float" office:value="0.188365893557298" calcext:value-type="float">
            <text:p>0.188365893557298</text:p>
          </table:table-cell>
          <table:table-cell office:value-type="float" office:value="0.201468238307566" calcext:value-type="float">
            <text:p>0.201468238307566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.0766687176096794" calcext:value-type="float">
            <text:p>0.076668717609679</text:p>
          </table:table-cell>
          <table:table-cell office:value-type="float" office:value="0.196220742383901" calcext:value-type="float">
            <text:p>0.196220742383901</text:p>
          </table:table-cell>
          <table:table-cell office:value-type="float" office:value="0.297849298981463" calcext:value-type="float">
            <text:p>0.29784929898146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0.0905276190446841" calcext:value-type="float">
            <text:p>0.090527619044684</text:p>
          </table:table-cell>
          <table:table-cell office:value-type="float" office:value="0.163120210318326" calcext:value-type="float">
            <text:p>0.163120210318326</text:p>
          </table:table-cell>
          <table:table-cell office:value-type="float" office:value="0.298043012213785" calcext:value-type="float">
            <text:p>0.29804301221378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.088989550913809" calcext:value-type="float">
            <text:p>0.088989550913809</text:p>
          </table:table-cell>
          <table:table-cell office:value-type="float" office:value="0.207114842947849" calcext:value-type="float">
            <text:p>0.207114842947849</text:p>
          </table:table-cell>
          <table:table-cell office:value-type="float" office:value="0.336719308017387" calcext:value-type="float">
            <text:p>0.336719308017387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float" office:value="0.109644641930105" calcext:value-type="float">
            <text:p>0.109644641930105</text:p>
          </table:table-cell>
          <table:table-cell office:value-type="float" office:value="0.190361107141372" calcext:value-type="float">
            <text:p>0.190361107141372</text:p>
          </table:table-cell>
          <table:table-cell office:value-type="float" office:value="0.354738993245553" calcext:value-type="float">
            <text:p>0.354738993245553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861316138898452" calcext:value-type="float">
            <text:p>0.086131613889845</text:p>
          </table:table-cell>
          <table:table-cell office:value-type="float" office:value="0.152218709751979" calcext:value-type="float">
            <text:p>0.152218709751979</text:p>
          </table:table-cell>
          <table:table-cell office:value-type="float" office:value="0.338972513279519" calcext:value-type="float">
            <text:p>0.338972513279519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926047061043619" calcext:value-type="float">
            <text:p>0.092604706104362</text:p>
          </table:table-cell>
          <table:table-cell office:value-type="float" office:value="0.206071684039768" calcext:value-type="float">
            <text:p>0.206071684039768</text:p>
          </table:table-cell>
          <table:table-cell office:value-type="float" office:value="0.333207274710502" calcext:value-type="float">
            <text:p>0.333207274710502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0.0882887089736798" calcext:value-type="float">
            <text:p>0.08828870897368</text:p>
          </table:table-cell>
          <table:table-cell office:value-type="float" office:value="0.168510309555459" calcext:value-type="float">
            <text:p>0.168510309555459</text:p>
          </table:table-cell>
          <table:table-cell office:value-type="float" office:value="0.347287594605755" calcext:value-type="float">
            <text:p>0.347287594605755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111185537559413" calcext:value-type="float">
            <text:p>0.111185537559413</text:p>
          </table:table-cell>
          <table:table-cell office:value-type="float" office:value="0.165414079691491" calcext:value-type="float">
            <text:p>0.165414079691491</text:p>
          </table:table-cell>
          <table:table-cell office:value-type="float" office:value="0.359544754630389" calcext:value-type="float">
            <text:p>0.35954475463038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101662434314302" calcext:value-type="float">
            <text:p>0.101662434314302</text:p>
          </table:table-cell>
          <table:table-cell office:value-type="float" office:value="0.199666959799359" calcext:value-type="float">
            <text:p>0.199666959799359</text:p>
          </table:table-cell>
          <table:table-cell office:value-type="float" office:value="0.350248783407754" calcext:value-type="float">
            <text:p>0.350248783407754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100333712586573" calcext:value-type="float">
            <text:p>0.100333712586573</text:p>
          </table:table-cell>
          <table:table-cell office:value-type="float" office:value="0.179980443681624" calcext:value-type="float">
            <text:p>0.179980443681624</text:p>
          </table:table-cell>
          <table:table-cell office:value-type="float" office:value="0.333427374589866" calcext:value-type="float">
            <text:p>0.33342737458986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0.0840812150981507" calcext:value-type="float">
            <text:p>0.084081215098151</text:p>
          </table:table-cell>
          <table:table-cell office:value-type="float" office:value="0.159903492348077" calcext:value-type="float">
            <text:p>0.159903492348077</text:p>
          </table:table-cell>
          <table:table-cell office:value-type="float" office:value="0.274277318112894" calcext:value-type="float">
            <text:p>0.274277318112894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0.0455698060111383" calcext:value-type="float">
            <text:p>0.045569806011138</text:p>
          </table:table-cell>
          <table:table-cell office:value-type="float" office:value="0.178022907961689" calcext:value-type="float">
            <text:p>0.178022907961689</text:p>
          </table:table-cell>
          <table:table-cell office:value-type="float" office:value="0.276079579719412" calcext:value-type="float">
            <text:p>0.276079579719412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429120090179392" calcext:value-type="float">
            <text:p>0.042912009017939</text:p>
          </table:table-cell>
          <table:table-cell office:value-type="float" office:value="0.134973320849477" calcext:value-type="float">
            <text:p>0.134973320849477</text:p>
          </table:table-cell>
          <table:table-cell office:value-type="float" office:value="0.341566869319114" calcext:value-type="float">
            <text:p>0.341566869319114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574320507304814" calcext:value-type="float">
            <text:p>0.057432050730481</text:p>
          </table:table-cell>
          <table:table-cell office:value-type="float" office:value="0.221938107615644" calcext:value-type="float">
            <text:p>0.221938107615644</text:p>
          </table:table-cell>
          <table:table-cell office:value-type="float" office:value="0.398475682060623" calcext:value-type="float">
            <text:p>0.398475682060623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102477450336529" calcext:value-type="float">
            <text:p>0.102477450336529</text:p>
          </table:table-cell>
          <table:table-cell office:value-type="float" office:value="0.176717139457057" calcext:value-type="float">
            <text:p>0.176717139457057</text:p>
          </table:table-cell>
          <table:table-cell office:value-type="float" office:value="0.29351094230369" calcext:value-type="float">
            <text:p>0.29351094230369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0.0599569753902331" calcext:value-type="float">
            <text:p>0.059956975390233</text:p>
          </table:table-cell>
          <table:table-cell office:value-type="float" office:value="0.171755560399211" calcext:value-type="float">
            <text:p>0.171755560399211</text:p>
          </table:table-cell>
          <table:table-cell office:value-type="float" office:value="0.307076981228619" calcext:value-type="float">
            <text:p>0.307076981228619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0669684554705094" calcext:value-type="float">
            <text:p>0.066968455470509</text:p>
          </table:table-cell>
          <table:table-cell office:value-type="float" office:value="0.139574782782992" calcext:value-type="float">
            <text:p>0.139574782782992</text:p>
          </table:table-cell>
          <table:table-cell office:value-type="float" office:value="0.286115912749913" calcext:value-type="float">
            <text:p>0.286115912749913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0.0536974851501016" calcext:value-type="float">
            <text:p>0.053697485150102</text:p>
          </table:table-cell>
          <table:table-cell office:value-type="float" office:value="0.211136860993298" calcext:value-type="float">
            <text:p>0.211136860993298</text:p>
          </table:table-cell>
          <table:table-cell office:value-type="float" office:value="0.371274014221657" calcext:value-type="float">
            <text:p>0.371274014221657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float" office:value="0.0579986060480475" calcext:value-type="float">
            <text:p>0.057998606048048</text:p>
          </table:table-cell>
          <table:table-cell office:value-type="float" office:value="0.178912719671865" calcext:value-type="float">
            <text:p>0.178912719671865</text:p>
          </table:table-cell>
          <table:table-cell office:value-type="float" office:value="0.317515928871013" calcext:value-type="float">
            <text:p>0.317515928871013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0748879155154155" calcext:value-type="float">
            <text:p>0.074887915515416</text:p>
          </table:table-cell>
          <table:table-cell office:value-type="float" office:value="0.196118486858521" calcext:value-type="float">
            <text:p>0.196118486858521</text:p>
          </table:table-cell>
          <table:table-cell office:value-type="float" office:value="0.305464080221857" calcext:value-type="float">
            <text:p>0.305464080221857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727078772228065" calcext:value-type="float">
            <text:p>0.072707877222807</text:p>
          </table:table-cell>
          <table:table-cell office:value-type="float" office:value="0.197759596840144" calcext:value-type="float">
            <text:p>0.197759596840144</text:p>
          </table:table-cell>
          <table:table-cell office:value-type="float" office:value="0.359040424404232" calcext:value-type="float">
            <text:p>0.359040424404232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.0532878758459425" calcext:value-type="float">
            <text:p>0.053287875845943</text:p>
          </table:table-cell>
          <table:table-cell office:value-type="float" office:value="0.13271724107696" calcext:value-type="float">
            <text:p>0.13271724107696</text:p>
          </table:table-cell>
          <table:table-cell office:value-type="float" office:value="0.296386567481109" calcext:value-type="float">
            <text:p>0.296386567481109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658546251787022" calcext:value-type="float">
            <text:p>0.065854625178702</text:p>
          </table:table-cell>
          <table:table-cell office:value-type="float" office:value="0.190358427560993" calcext:value-type="float">
            <text:p>0.190358427560993</text:p>
          </table:table-cell>
          <table:table-cell office:value-type="float" office:value="0.368552256260259" calcext:value-type="float">
            <text:p>0.368552256260259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707974530370543" calcext:value-type="float">
            <text:p>0.070797453037054</text:p>
          </table:table-cell>
          <table:table-cell office:value-type="float" office:value="0.164000048488181" calcext:value-type="float">
            <text:p>0.164000048488181</text:p>
          </table:table-cell>
          <table:table-cell office:value-type="float" office:value="0.352901863290207" calcext:value-type="float">
            <text:p>0.352901863290207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712733622410751" calcext:value-type="float">
            <text:p>0.071273362241075</text:p>
          </table:table-cell>
          <table:table-cell office:value-type="float" office:value="0.145856368660945" calcext:value-type="float">
            <text:p>0.145856368660945</text:p>
          </table:table-cell>
          <table:table-cell office:value-type="float" office:value="0.307974714284892" calcext:value-type="float">
            <text:p>0.307974714284892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826117331430076" calcext:value-type="float">
            <text:p>0.082611733143008</text:p>
          </table:table-cell>
          <table:table-cell office:value-type="float" office:value="0.128750299291522" calcext:value-type="float">
            <text:p>0.128750299291522</text:p>
          </table:table-cell>
          <table:table-cell office:value-type="float" office:value="0.280828778678464" calcext:value-type="float">
            <text:p>0.280828778678464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496706990299248" calcext:value-type="float">
            <text:p>0.049670699029925</text:p>
          </table:table-cell>
          <table:table-cell office:value-type="float" office:value="0.136242629666427" calcext:value-type="float">
            <text:p>0.136242629666427</text:p>
          </table:table-cell>
          <table:table-cell office:value-type="float" office:value="0.30680770302493" calcext:value-type="float">
            <text:p>0.30680770302493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.0779441111980154" calcext:value-type="float">
            <text:p>0.077944111198015</text:p>
          </table:table-cell>
          <table:table-cell office:value-type="float" office:value="0.172066885060011" calcext:value-type="float">
            <text:p>0.172066885060011</text:p>
          </table:table-cell>
          <table:table-cell office:value-type="float" office:value="0.308156479262154" calcext:value-type="float">
            <text:p>0.308156479262154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105826698812585" calcext:value-type="float">
            <text:p>0.105826698812585</text:p>
          </table:table-cell>
          <table:table-cell office:value-type="float" office:value="0.208901891547712" calcext:value-type="float">
            <text:p>0.208901891547712</text:p>
          </table:table-cell>
          <table:table-cell office:value-type="float" office:value="0.327121746664602" calcext:value-type="float">
            <text:p>0.327121746664602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844650899366251" calcext:value-type="float">
            <text:p>0.084465089936625</text:p>
          </table:table-cell>
          <table:table-cell office:value-type="float" office:value="0.177414881549486" calcext:value-type="float">
            <text:p>0.177414881549486</text:p>
          </table:table-cell>
          <table:table-cell office:value-type="float" office:value="0.312362376426763" calcext:value-type="float">
            <text:p>0.312362376426763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0.0516748086812764" calcext:value-type="float">
            <text:p>0.051674808681276</text:p>
          </table:table-cell>
          <table:table-cell office:value-type="float" office:value="0.158350575695229" calcext:value-type="float">
            <text:p>0.158350575695229</text:p>
          </table:table-cell>
          <table:table-cell office:value-type="float" office:value="0.322540860038201" calcext:value-type="float">
            <text:p>0.322540860038201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354642434028117" calcext:value-type="float">
            <text:p>0.035464243402812</text:p>
          </table:table-cell>
          <table:table-cell office:value-type="float" office:value="0.155871358496109" calcext:value-type="float">
            <text:p>0.155871358496109</text:p>
          </table:table-cell>
          <table:table-cell office:value-type="float" office:value="0.393225443281089" calcext:value-type="float">
            <text:p>0.393225443281089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float" office:value="0.0596370159565859" calcext:value-type="float">
            <text:p>0.059637015956586</text:p>
          </table:table-cell>
          <table:table-cell office:value-type="float" office:value="0.213259519381314" calcext:value-type="float">
            <text:p>0.213259519381314</text:p>
          </table:table-cell>
          <table:table-cell office:value-type="float" office:value="0.316496279699136" calcext:value-type="float">
            <text:p>0.31649627969913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767624781535615" calcext:value-type="float">
            <text:p>0.076762478153562</text:p>
          </table:table-cell>
          <table:table-cell office:value-type="float" office:value="0.118453556819102" calcext:value-type="float">
            <text:p>0.118453556819102</text:p>
          </table:table-cell>
          <table:table-cell office:value-type="float" office:value="0.276656406393666" calcext:value-type="float">
            <text:p>0.276656406393666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0.0644130996018391" calcext:value-type="float">
            <text:p>0.064413099601839</text:p>
          </table:table-cell>
          <table:table-cell office:value-type="float" office:value="0.1939436221843" calcext:value-type="float">
            <text:p>0.1939436221843</text:p>
          </table:table-cell>
          <table:table-cell office:value-type="float" office:value="0.331949789545492" calcext:value-type="float">
            <text:p>0.331949789545492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104379404668171" calcext:value-type="float">
            <text:p>0.104379404668171</text:p>
          </table:table-cell>
          <table:table-cell office:value-type="float" office:value="0.156537758516155" calcext:value-type="float">
            <text:p>0.156537758516155</text:p>
          </table:table-cell>
          <table:table-cell office:value-type="float" office:value="0.254855151779659" calcext:value-type="float">
            <text:p>0.254855151779659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0.0934680017049841" calcext:value-type="float">
            <text:p>0.093468001704984</text:p>
          </table:table-cell>
          <table:table-cell office:value-type="float" office:value="0.209590589726595" calcext:value-type="float">
            <text:p>0.209590589726595</text:p>
          </table:table-cell>
          <table:table-cell office:value-type="float" office:value="0.358491513342205" calcext:value-type="float">
            <text:p>0.358491513342205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0.0798919356199015" calcext:value-type="float">
            <text:p>0.079891935619902</text:p>
          </table:table-cell>
          <table:table-cell office:value-type="float" office:value="0.119692687453377" calcext:value-type="float">
            <text:p>0.119692687453377</text:p>
          </table:table-cell>
          <table:table-cell office:value-type="float" office:value="0.252214196591598" calcext:value-type="float">
            <text:p>0.252214196591598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0503408280955529" calcext:value-type="float">
            <text:p>0.050340828095553</text:p>
          </table:table-cell>
          <table:table-cell office:value-type="float" office:value="0.169249850773239" calcext:value-type="float">
            <text:p>0.169249850773239</text:p>
          </table:table-cell>
          <table:table-cell office:value-type="float" office:value="0.362257215332186" calcext:value-type="float">
            <text:p>0.36225721533218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438131837389178" calcext:value-type="float">
            <text:p>0.043813183738918</text:p>
          </table:table-cell>
          <table:table-cell office:value-type="float" office:value="0.131581548878561" calcext:value-type="float">
            <text:p>0.131581548878561</text:p>
          </table:table-cell>
          <table:table-cell office:value-type="float" office:value="0.304758778154959" calcext:value-type="float">
            <text:p>0.304758778154959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.0436697961094272" calcext:value-type="float">
            <text:p>0.043669796109427</text:p>
          </table:table-cell>
          <table:table-cell office:value-type="float" office:value="0.183314288480531" calcext:value-type="float">
            <text:p>0.183314288480531</text:p>
          </table:table-cell>
          <table:table-cell office:value-type="float" office:value="0.386403893747314" calcext:value-type="float">
            <text:p>0.386403893747314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0.0303708717546011" calcext:value-type="float">
            <text:p>0.030370871754601</text:p>
          </table:table-cell>
          <table:table-cell office:value-type="float" office:value="0.162164866938507" calcext:value-type="float">
            <text:p>0.162164866938507</text:p>
          </table:table-cell>
          <table:table-cell office:value-type="float" office:value="0.293186123035055" calcext:value-type="float">
            <text:p>0.293186123035055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0.0672638383881828" calcext:value-type="float">
            <text:p>0.067263838388183</text:p>
          </table:table-cell>
          <table:table-cell office:value-type="float" office:value="0.20336075382238" calcext:value-type="float">
            <text:p>0.20336075382238</text:p>
          </table:table-cell>
          <table:table-cell office:value-type="float" office:value="0.343102900054973" calcext:value-type="float">
            <text:p>0.343102900054973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940136550553632" calcext:value-type="float">
            <text:p>0.094013655055363</text:p>
          </table:table-cell>
          <table:table-cell office:value-type="float" office:value="0.179577895072563" calcext:value-type="float">
            <text:p>0.179577895072563</text:p>
          </table:table-cell>
          <table:table-cell office:value-type="float" office:value="0.321815189957323" calcext:value-type="float">
            <text:p>0.321815189957323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.082567213568448" calcext:value-type="float">
            <text:p>0.082567213568448</text:p>
          </table:table-cell>
          <table:table-cell office:value-type="float" office:value="0.169946094324355" calcext:value-type="float">
            <text:p>0.169946094324355</text:p>
          </table:table-cell>
          <table:table-cell office:value-type="float" office:value="0.303257543317784" calcext:value-type="float">
            <text:p>0.303257543317784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0.0838933914004434" calcext:value-type="float">
            <text:p>0.083893391400443</text:p>
          </table:table-cell>
          <table:table-cell office:value-type="float" office:value="0.151254365427208" calcext:value-type="float">
            <text:p>0.151254365427208</text:p>
          </table:table-cell>
          <table:table-cell office:value-type="float" office:value="0.343358509069059" calcext:value-type="float">
            <text:p>0.343358509069059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22666885648558" calcext:value-type="float">
            <text:p>0.022666885648558</text:p>
          </table:table-cell>
          <table:table-cell office:value-type="float" office:value="0.102533136123979" calcext:value-type="float">
            <text:p>0.102533136123979</text:p>
          </table:table-cell>
          <table:table-cell office:value-type="float" office:value="0.258868306858419" calcext:value-type="float">
            <text:p>0.258868306858419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431002528958163" calcext:value-type="float">
            <text:p>0.043100252895816</text:p>
          </table:table-cell>
          <table:table-cell office:value-type="float" office:value="0.183016395380325" calcext:value-type="float">
            <text:p>0.183016395380325</text:p>
          </table:table-cell>
          <table:table-cell office:value-type="float" office:value="0.394369232689867" calcext:value-type="float">
            <text:p>0.394369232689867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office:value-type="float" office:value="0.051321528792187" calcext:value-type="float">
            <text:p>0.051321528792187</text:p>
          </table:table-cell>
          <table:table-cell office:value-type="float" office:value="0.161533209157742" calcext:value-type="float">
            <text:p>0.161533209157742</text:p>
          </table:table-cell>
          <table:table-cell office:value-type="float" office:value="0.337748867790761" calcext:value-type="float">
            <text:p>0.337748867790761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0.0693639094457012" calcext:value-type="float">
            <text:p>0.069363909445701</text:p>
          </table:table-cell>
          <table:table-cell office:value-type="float" office:value="0.160056894831451" calcext:value-type="float">
            <text:p>0.160056894831451</text:p>
          </table:table-cell>
          <table:table-cell office:value-type="float" office:value="0.339105205551652" calcext:value-type="float">
            <text:p>0.339105205551652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89173546436079" calcext:value-type="float">
            <text:p>0.089173546436079</text:p>
          </table:table-cell>
          <table:table-cell office:value-type="float" office:value="0.167080379336342" calcext:value-type="float">
            <text:p>0.167080379336342</text:p>
          </table:table-cell>
          <table:table-cell office:value-type="float" office:value="0.329388805000385" calcext:value-type="float">
            <text:p>0.329388805000385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0.0572083080782275" calcext:value-type="float">
            <text:p>0.057208308078228</text:p>
          </table:table-cell>
          <table:table-cell office:value-type="float" office:value="0.183895255855033" calcext:value-type="float">
            <text:p>0.183895255855033</text:p>
          </table:table-cell>
          <table:table-cell office:value-type="float" office:value="0.313046451725473" calcext:value-type="float">
            <text:p>0.313046451725473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496014348858506" calcext:value-type="float">
            <text:p>0.049601434885851</text:p>
          </table:table-cell>
          <table:table-cell office:value-type="float" office:value="0.180017659402599" calcext:value-type="float">
            <text:p>0.180017659402599</text:p>
          </table:table-cell>
          <table:table-cell office:value-type="float" office:value="0.370008486768881" calcext:value-type="float">
            <text:p>0.370008486768881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1" calcext:value-type="float">
            <text:p>121</text:p>
          </table:table-cell>
          <table:table-cell office:value-type="float" office:value="31" calcext:value-type="float">
            <text:p>31</text:p>
          </table:table-cell>
          <table:table-cell office:value-type="float" office:value="0.0437109237019625" calcext:value-type="float">
            <text:p>0.043710923701963</text:p>
          </table:table-cell>
          <table:table-cell office:value-type="float" office:value="0.159062902529505" calcext:value-type="float">
            <text:p>0.159062902529505</text:p>
          </table:table-cell>
          <table:table-cell office:value-type="float" office:value="0.347553290718774" calcext:value-type="float">
            <text:p>0.347553290718774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0.0602357322888061" calcext:value-type="float">
            <text:p>0.060235732288806</text:p>
          </table:table-cell>
          <table:table-cell office:value-type="float" office:value="0.134659263225389" calcext:value-type="float">
            <text:p>0.134659263225389</text:p>
          </table:table-cell>
          <table:table-cell office:value-type="float" office:value="0.283560513694831" calcext:value-type="float">
            <text:p>0.28356051369483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float" office:value="0.0864588041755483" calcext:value-type="float">
            <text:p>0.086458804175548</text:p>
          </table:table-cell>
          <table:table-cell office:value-type="float" office:value="0.179671807992624" calcext:value-type="float">
            <text:p>0.179671807992624</text:p>
          </table:table-cell>
          <table:table-cell office:value-type="float" office:value="0.336623682031945" calcext:value-type="float">
            <text:p>0.336623682031945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.0804261074295201" calcext:value-type="float">
            <text:p>0.08042610742952</text:p>
          </table:table-cell>
          <table:table-cell office:value-type="float" office:value="0.174812305731717" calcext:value-type="float">
            <text:p>0.174812305731717</text:p>
          </table:table-cell>
          <table:table-cell office:value-type="float" office:value="0.348844864164463" calcext:value-type="float">
            <text:p>0.348844864164463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0.0713355587656052" calcext:value-type="float">
            <text:p>0.071335558765605</text:p>
          </table:table-cell>
          <table:table-cell office:value-type="float" office:value="0.176386462590081" calcext:value-type="float">
            <text:p>0.176386462590081</text:p>
          </table:table-cell>
          <table:table-cell office:value-type="float" office:value="0.36910216217107" calcext:value-type="float">
            <text:p>0.36910216217107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0653430591298995" calcext:value-type="float">
            <text:p>0.0653430591299</text:p>
          </table:table-cell>
          <table:table-cell office:value-type="float" office:value="0.119757394849328" calcext:value-type="float">
            <text:p>0.119757394849328</text:p>
          </table:table-cell>
          <table:table-cell office:value-type="float" office:value="0.312158560895508" calcext:value-type="float">
            <text:p>0.312158560895508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557761772478728" calcext:value-type="float">
            <text:p>0.055776177247873</text:p>
          </table:table-cell>
          <table:table-cell office:value-type="float" office:value="0.166568125176201" calcext:value-type="float">
            <text:p>0.166568125176201</text:p>
          </table:table-cell>
          <table:table-cell office:value-type="float" office:value="0.333970936083378" calcext:value-type="float">
            <text:p>0.333970936083378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0.0606420928703014" calcext:value-type="float">
            <text:p>0.060642092870301</text:p>
          </table:table-cell>
          <table:table-cell office:value-type="float" office:value="0.173069870213057" calcext:value-type="float">
            <text:p>0.173069870213057</text:p>
          </table:table-cell>
          <table:table-cell office:value-type="float" office:value="0.331536824116947" calcext:value-type="float">
            <text:p>0.331536824116947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636106257620985" calcext:value-type="float">
            <text:p>0.063610625762099</text:p>
          </table:table-cell>
          <table:table-cell office:value-type="float" office:value="0.127319154208569" calcext:value-type="float">
            <text:p>0.127319154208569</text:p>
          </table:table-cell>
          <table:table-cell office:value-type="float" office:value="0.306469618132376" calcext:value-type="float">
            <text:p>0.306469618132376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43351270537695" calcext:value-type="float">
            <text:p>0.043351270537695</text:p>
          </table:table-cell>
          <table:table-cell office:value-type="float" office:value="0.184190164155792" calcext:value-type="float">
            <text:p>0.184190164155792</text:p>
          </table:table-cell>
          <table:table-cell office:value-type="float" office:value="0.338473025202943" calcext:value-type="float">
            <text:p>0.338473025202943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533671396002867" calcext:value-type="float">
            <text:p>0.053367139600287</text:p>
          </table:table-cell>
          <table:table-cell office:value-type="float" office:value="0.125693540210105" calcext:value-type="float">
            <text:p>0.125693540210105</text:p>
          </table:table-cell>
          <table:table-cell office:value-type="float" office:value="0.307490838600834" calcext:value-type="float">
            <text:p>0.307490838600834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429036088206293" calcext:value-type="float">
            <text:p>0.042903608820629</text:p>
          </table:table-cell>
          <table:table-cell office:value-type="float" office:value="0.152589224963632" calcext:value-type="float">
            <text:p>0.152589224963632</text:p>
          </table:table-cell>
          <table:table-cell office:value-type="float" office:value="0.308006564105366" calcext:value-type="float">
            <text:p>0.308006564105366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451421601468334" calcext:value-type="float">
            <text:p>0.045142160146833</text:p>
          </table:table-cell>
          <table:table-cell office:value-type="float" office:value="0.172179670353118" calcext:value-type="float">
            <text:p>0.172179670353118</text:p>
          </table:table-cell>
          <table:table-cell office:value-type="float" office:value="0.299129598373526" calcext:value-type="float">
            <text:p>0.299129598373526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414720574792368" calcext:value-type="float">
            <text:p>0.041472057479237</text:p>
          </table:table-cell>
          <table:table-cell office:value-type="float" office:value="0.167121243507902" calcext:value-type="float">
            <text:p>0.167121243507902</text:p>
          </table:table-cell>
          <table:table-cell office:value-type="float" office:value="0.284363881074146" calcext:value-type="float">
            <text:p>0.284363881074146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.0371215414607495" calcext:value-type="float">
            <text:p>0.03712154146075</text:p>
          </table:table-cell>
          <table:table-cell office:value-type="float" office:value="0.137213516097882" calcext:value-type="float">
            <text:p>0.137213516097882</text:p>
          </table:table-cell>
          <table:table-cell office:value-type="float" office:value="0.289888961532447" calcext:value-type="float">
            <text:p>0.289888961532447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0.0827246861719378" calcext:value-type="float">
            <text:p>0.082724686171938</text:p>
          </table:table-cell>
          <table:table-cell office:value-type="float" office:value="0.175289617826613" calcext:value-type="float">
            <text:p>0.175289617826613</text:p>
          </table:table-cell>
          <table:table-cell office:value-type="float" office:value="0.367415851318463" calcext:value-type="float">
            <text:p>0.367415851318463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912123202313332" calcext:value-type="float">
            <text:p>0.091212320231333</text:p>
          </table:table-cell>
          <table:table-cell office:value-type="float" office:value="0.160159400972289" calcext:value-type="float">
            <text:p>0.160159400972289</text:p>
          </table:table-cell>
          <table:table-cell office:value-type="float" office:value="0.361589421843752" calcext:value-type="float">
            <text:p>0.361589421843752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700395999931093" calcext:value-type="float">
            <text:p>0.070039599993109</text:p>
          </table:table-cell>
          <table:table-cell office:value-type="float" office:value="0.135263836416348" calcext:value-type="float">
            <text:p>0.135263836416348</text:p>
          </table:table-cell>
          <table:table-cell office:value-type="float" office:value="0.239543298319462" calcext:value-type="float">
            <text:p>0.239543298319462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590211040833852" calcext:value-type="float">
            <text:p>0.059021104083385</text:p>
          </table:table-cell>
          <table:table-cell office:value-type="float" office:value="0.129094635191121" calcext:value-type="float">
            <text:p>0.129094635191121</text:p>
          </table:table-cell>
          <table:table-cell office:value-type="float" office:value="0.30116203026904" calcext:value-type="float">
            <text:p>0.30116203026904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483672817355436" calcext:value-type="float">
            <text:p>0.048367281735544</text:p>
          </table:table-cell>
          <table:table-cell office:value-type="float" office:value="0.168699915491614" calcext:value-type="float">
            <text:p>0.168699915491614</text:p>
          </table:table-cell>
          <table:table-cell office:value-type="float" office:value="0.297045029857882" calcext:value-type="float">
            <text:p>0.297045029857882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355977057351072" calcext:value-type="float">
            <text:p>0.035597705735107</text:p>
          </table:table-cell>
          <table:table-cell office:value-type="float" office:value="0.143283611642564" calcext:value-type="float">
            <text:p>0.143283611642564</text:p>
          </table:table-cell>
          <table:table-cell office:value-type="float" office:value="0.277306319917392" calcext:value-type="float">
            <text:p>0.277306319917392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239361331485648" calcext:value-type="float">
            <text:p>0.023936133148565</text:p>
          </table:table-cell>
          <table:table-cell office:value-type="float" office:value="0.161336855469901" calcext:value-type="float">
            <text:p>0.161336855469901</text:p>
          </table:table-cell>
          <table:table-cell office:value-type="float" office:value="0.307332322377404" calcext:value-type="float">
            <text:p>0.307332322377404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614259898820882" calcext:value-type="float">
            <text:p>0.061425989882088</text:p>
          </table:table-cell>
          <table:table-cell office:value-type="float" office:value="0.167497396560687" calcext:value-type="float">
            <text:p>0.167497396560687</text:p>
          </table:table-cell>
          <table:table-cell office:value-type="float" office:value="0.303448118076912" calcext:value-type="float">
            <text:p>0.303448118076912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848744587403175" calcext:value-type="float">
            <text:p>0.084874458740318</text:p>
          </table:table-cell>
          <table:table-cell office:value-type="float" office:value="0.173809504580801" calcext:value-type="float">
            <text:p>0.173809504580801</text:p>
          </table:table-cell>
          <table:table-cell office:value-type="float" office:value="0.324491207132075" calcext:value-type="float">
            <text:p>0.324491207132075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office:value-type="float" office:value="0.0709493790869664" calcext:value-type="float">
            <text:p>0.070949379086966</text:p>
          </table:table-cell>
          <table:table-cell office:value-type="float" office:value="0.147467412547657" calcext:value-type="float">
            <text:p>0.147467412547657</text:p>
          </table:table-cell>
          <table:table-cell office:value-type="float" office:value="0.321643664572626" calcext:value-type="float">
            <text:p>0.321643664572626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0.0338538658820558" calcext:value-type="float">
            <text:p>0.033853865882056</text:p>
          </table:table-cell>
          <table:table-cell office:value-type="float" office:value="0.191199830025758" calcext:value-type="float">
            <text:p>0.191199830025758</text:p>
          </table:table-cell>
          <table:table-cell office:value-type="float" office:value="0.306456747008828" calcext:value-type="float">
            <text:p>0.306456747008828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294442892149567" calcext:value-type="float">
            <text:p>0.029444289214957</text:p>
          </table:table-cell>
          <table:table-cell office:value-type="float" office:value="0.110338192215234" calcext:value-type="float">
            <text:p>0.110338192215234</text:p>
          </table:table-cell>
          <table:table-cell office:value-type="float" office:value="0.306564066381768" calcext:value-type="float">
            <text:p>0.306564066381768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0497399400165677" calcext:value-type="float">
            <text:p>0.049739940016568</text:p>
          </table:table-cell>
          <table:table-cell office:value-type="float" office:value="0.174512458427512" calcext:value-type="float">
            <text:p>0.174512458427512</text:p>
          </table:table-cell>
          <table:table-cell office:value-type="float" office:value="0.333341681233493" calcext:value-type="float">
            <text:p>0.333341681233493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.10044652736298" calcext:value-type="float">
            <text:p>0.10044652736298</text:p>
          </table:table-cell>
          <table:table-cell office:value-type="float" office:value="0.12092341541946" calcext:value-type="float">
            <text:p>0.12092341541946</text:p>
          </table:table-cell>
          <table:table-cell office:value-type="float" office:value="0.454099004906398" calcext:value-type="float">
            <text:p>0.454099004906398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00101905552532292" calcext:value-type="float">
            <text:p>0.001019055525323</text:p>
          </table:table-cell>
          <table:table-cell office:value-type="float" office:value="0.148978676194044" calcext:value-type="float">
            <text:p>0.148978676194044</text:p>
          </table:table-cell>
          <table:table-cell office:value-type="float" office:value="0.468334760806619" calcext:value-type="float">
            <text:p>0.468334760806619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207919811492872" calcext:value-type="float">
            <text:p>0.020791981149287</text:p>
          </table:table-cell>
          <table:table-cell office:value-type="float" office:value="0.125327465149919" calcext:value-type="float">
            <text:p>0.125327465149919</text:p>
          </table:table-cell>
          <table:table-cell office:value-type="float" office:value="0.291263124735235" calcext:value-type="float">
            <text:p>0.29126312473523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0.00284357370515945" calcext:value-type="float">
            <text:p>0.002843573705159</text:p>
          </table:table-cell>
          <table:table-cell office:value-type="float" office:value="0.0944715726698516" calcext:value-type="float">
            <text:p>0.094471572669852</text:p>
          </table:table-cell>
          <table:table-cell office:value-type="float" office:value="0.250112475935258" calcext:value-type="float">
            <text:p>0.250112475935258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357291966649127" calcext:value-type="float">
            <text:p>0.035729196664913</text:p>
          </table:table-cell>
          <table:table-cell office:value-type="float" office:value="0.131049990006613" calcext:value-type="float">
            <text:p>0.131049990006613</text:p>
          </table:table-cell>
          <table:table-cell office:value-type="float" office:value="0.29426498379839" calcext:value-type="float">
            <text:p>0.29426498379839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468603348188919" calcext:value-type="float">
            <text:p>0.046860334818892</text:p>
          </table:table-cell>
          <table:table-cell office:value-type="float" office:value="0.162701413953196" calcext:value-type="float">
            <text:p>0.162701413953196</text:p>
          </table:table-cell>
          <table:table-cell office:value-type="float" office:value="0.284049526970049" calcext:value-type="float">
            <text:p>0.284049526970049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0.0711542684480578" calcext:value-type="float">
            <text:p>0.071154268448058</text:p>
          </table:table-cell>
          <table:table-cell office:value-type="float" office:value="0.167950702533677" calcext:value-type="float">
            <text:p>0.167950702533677</text:p>
          </table:table-cell>
          <table:table-cell office:value-type="float" office:value="0.336522967425813" calcext:value-type="float">
            <text:p>0.336522967425813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390365758381217" calcext:value-type="float">
            <text:p>0.039036575838122</text:p>
          </table:table-cell>
          <table:table-cell office:value-type="float" office:value="0.141238972882" calcext:value-type="float">
            <text:p>0.141238972882</text:p>
          </table:table-cell>
          <table:table-cell office:value-type="float" office:value="0.303787302598454" calcext:value-type="float">
            <text:p>0.303787302598454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0.0386085036469465" calcext:value-type="float">
            <text:p>0.038608503646947</text:p>
          </table:table-cell>
          <table:table-cell office:value-type="float" office:value="0.178413963083537" calcext:value-type="float">
            <text:p>0.178413963083537</text:p>
          </table:table-cell>
          <table:table-cell office:value-type="float" office:value="0.304429102467149" calcext:value-type="float">
            <text:p>0.304429102467149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515968115461795" calcext:value-type="float">
            <text:p>0.05159681154618</text:p>
          </table:table-cell>
          <table:table-cell office:value-type="float" office:value="0.127836366132127" calcext:value-type="float">
            <text:p>0.127836366132127</text:p>
          </table:table-cell>
          <table:table-cell office:value-type="float" office:value="0.272549635362874" calcext:value-type="float">
            <text:p>0.272549635362874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356051464250474" calcext:value-type="float">
            <text:p>0.035605146425047</text:p>
          </table:table-cell>
          <table:table-cell office:value-type="float" office:value="0.128321360098624" calcext:value-type="float">
            <text:p>0.128321360098624</text:p>
          </table:table-cell>
          <table:table-cell office:value-type="float" office:value="0.269177468591273" calcext:value-type="float">
            <text:p>0.269177468591273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326183971952592" calcext:value-type="float">
            <text:p>0.032618397195259</text:p>
          </table:table-cell>
          <table:table-cell office:value-type="float" office:value="0.162131235832153" calcext:value-type="float">
            <text:p>0.162131235832153</text:p>
          </table:table-cell>
          <table:table-cell office:value-type="float" office:value="0.327778589640525" calcext:value-type="float">
            <text:p>0.32777858964052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413653159966617" calcext:value-type="float">
            <text:p>0.041365315996662</text:p>
          </table:table-cell>
          <table:table-cell office:value-type="float" office:value="0.141310512093812" calcext:value-type="float">
            <text:p>0.141310512093812</text:p>
          </table:table-cell>
          <table:table-cell office:value-type="float" office:value="0.304994901447643" calcext:value-type="float">
            <text:p>0.304994901447643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0592311057453341" calcext:value-type="float">
            <text:p>0.059231105745334</text:p>
          </table:table-cell>
          <table:table-cell office:value-type="float" office:value="0.146398389009696" calcext:value-type="float">
            <text:p>0.146398389009696</text:p>
          </table:table-cell>
          <table:table-cell office:value-type="float" office:value="0.328167198819805" calcext:value-type="float">
            <text:p>0.32816719881980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0.0645969350054652" calcext:value-type="float">
            <text:p>0.064596935005465</text:p>
          </table:table-cell>
          <table:table-cell office:value-type="float" office:value="0.137184991196332" calcext:value-type="float">
            <text:p>0.137184991196332</text:p>
          </table:table-cell>
          <table:table-cell office:value-type="float" office:value="0.31658014350092" calcext:value-type="float">
            <text:p>0.31658014350092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767912127201365" calcext:value-type="float">
            <text:p>0.076791212720137</text:p>
          </table:table-cell>
          <table:table-cell office:value-type="float" office:value="0.137085682015214" calcext:value-type="float">
            <text:p>0.137085682015214</text:p>
          </table:table-cell>
          <table:table-cell office:value-type="float" office:value="0.329559166914879" calcext:value-type="float">
            <text:p>0.329559166914879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625988011595674" calcext:value-type="float">
            <text:p>0.062598801159567</text:p>
          </table:table-cell>
          <table:table-cell office:value-type="float" office:value="0.158831154153392" calcext:value-type="float">
            <text:p>0.158831154153392</text:p>
          </table:table-cell>
          <table:table-cell office:value-type="float" office:value="0.298883118710433" calcext:value-type="float">
            <text:p>0.298883118710433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0.0443752125516554" calcext:value-type="float">
            <text:p>0.044375212551655</text:p>
          </table:table-cell>
          <table:table-cell office:value-type="float" office:value="0.150160522352718" calcext:value-type="float">
            <text:p>0.150160522352718</text:p>
          </table:table-cell>
          <table:table-cell office:value-type="float" office:value="0.32785161775837" calcext:value-type="float">
            <text:p>0.32785161775837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0.0482395755262148" calcext:value-type="float">
            <text:p>0.048239575526215</text:p>
          </table:table-cell>
          <table:table-cell office:value-type="float" office:value="0.14738606190827" calcext:value-type="float">
            <text:p>0.14738606190827</text:p>
          </table:table-cell>
          <table:table-cell office:value-type="float" office:value="0.299584737359771" calcext:value-type="float">
            <text:p>0.299584737359771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0.0432377033462693" calcext:value-type="float">
            <text:p>0.043237703346269</text:p>
          </table:table-cell>
          <table:table-cell office:value-type="float" office:value="0.12963468948592" calcext:value-type="float">
            <text:p>0.12963468948592</text:p>
          </table:table-cell>
          <table:table-cell office:value-type="float" office:value="0.252686319796972" calcext:value-type="float">
            <text:p>0.252686319796972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295046371197755" calcext:value-type="float">
            <text:p>0.029504637119776</text:p>
          </table:table-cell>
          <table:table-cell office:value-type="float" office:value="0.168707526368292" calcext:value-type="float">
            <text:p>0.168707526368292</text:p>
          </table:table-cell>
          <table:table-cell office:value-type="float" office:value="0.289586199858172" calcext:value-type="float">
            <text:p>0.289586199858172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214250989196716" calcext:value-type="float">
            <text:p>0.021425098919672</text:p>
          </table:table-cell>
          <table:table-cell office:value-type="float" office:value="0.149584334312328" calcext:value-type="float">
            <text:p>0.149584334312328</text:p>
          </table:table-cell>
          <table:table-cell office:value-type="float" office:value="0.296490938467982" calcext:value-type="float">
            <text:p>0.296490938467982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0.00825235806783668" calcext:value-type="float">
            <text:p>0.008252358067837</text:p>
          </table:table-cell>
          <table:table-cell office:value-type="float" office:value="0.109714066755197" calcext:value-type="float">
            <text:p>0.109714066755197</text:p>
          </table:table-cell>
          <table:table-cell office:value-type="float" office:value="0.268643949457002" calcext:value-type="float">
            <text:p>0.268643949457002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.0349732572304501" calcext:value-type="float">
            <text:p>0.03497325723045</text:p>
          </table:table-cell>
          <table:table-cell office:value-type="float" office:value="0.171810228228716" calcext:value-type="float">
            <text:p>0.171810228228716</text:p>
          </table:table-cell>
          <table:table-cell office:value-type="float" office:value="0.334393524657357" calcext:value-type="float">
            <text:p>0.334393524657357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436127995865304" calcext:value-type="float">
            <text:p>0.04361279958653</text:p>
          </table:table-cell>
          <table:table-cell office:value-type="float" office:value="0.130171456238044" calcext:value-type="float">
            <text:p>0.130171456238044</text:p>
          </table:table-cell>
          <table:table-cell office:value-type="float" office:value="0.322593236921691" calcext:value-type="float">
            <text:p>0.322593236921691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564818975028628" calcext:value-type="float">
            <text:p>0.056481897502863</text:p>
          </table:table-cell>
          <table:table-cell office:value-type="float" office:value="0.116134726838592" calcext:value-type="float">
            <text:p>0.116134726838592</text:p>
          </table:table-cell>
          <table:table-cell office:value-type="float" office:value="0.300977310329449" calcext:value-type="float">
            <text:p>0.300977310329449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322900309422949" calcext:value-type="float">
            <text:p>0.032290030942295</text:p>
          </table:table-cell>
          <table:table-cell office:value-type="float" office:value="0.144455653308413" calcext:value-type="float">
            <text:p>0.144455653308413</text:p>
          </table:table-cell>
          <table:table-cell office:value-type="float" office:value="0.301834332172372" calcext:value-type="float">
            <text:p>0.301834332172372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.0487029503923533" calcext:value-type="float">
            <text:p>0.048702950392353</text:p>
          </table:table-cell>
          <table:table-cell office:value-type="float" office:value="0.148337118849064" calcext:value-type="float">
            <text:p>0.148337118849064</text:p>
          </table:table-cell>
          <table:table-cell office:value-type="float" office:value="0.293435615479657" calcext:value-type="float">
            <text:p>0.293435615479657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64523434903952" calcext:value-type="float">
            <text:p>0.064523434903952</text:p>
          </table:table-cell>
          <table:table-cell office:value-type="float" office:value="0.161256124516878" calcext:value-type="float">
            <text:p>0.161256124516878</text:p>
          </table:table-cell>
          <table:table-cell office:value-type="float" office:value="0.302039692745217" calcext:value-type="float">
            <text:p>0.302039692745217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0.0259818820542116" calcext:value-type="float">
            <text:p>0.025981882054212</text:p>
          </table:table-cell>
          <table:table-cell office:value-type="float" office:value="0.145878983231742" calcext:value-type="float">
            <text:p>0.145878983231742</text:p>
          </table:table-cell>
          <table:table-cell office:value-type="float" office:value="0.351505457640693" calcext:value-type="float">
            <text:p>0.351505457640693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423451453672876" calcext:value-type="float">
            <text:p>0.042345145367288</text:p>
          </table:table-cell>
          <table:table-cell office:value-type="float" office:value="0.14617289919429" calcext:value-type="float">
            <text:p>0.14617289919429</text:p>
          </table:table-cell>
          <table:table-cell office:value-type="float" office:value="0.267580572569436" calcext:value-type="float">
            <text:p>0.267580572569436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0.0344416789569043" calcext:value-type="float">
            <text:p>0.034441678956904</text:p>
          </table:table-cell>
          <table:table-cell office:value-type="float" office:value="0.13264954371539" calcext:value-type="float">
            <text:p>0.13264954371539</text:p>
          </table:table-cell>
          <table:table-cell office:value-type="float" office:value="0.241431969437554" calcext:value-type="float">
            <text:p>0.241431969437554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0.0580643108539801" calcext:value-type="float">
            <text:p>0.05806431085398</text:p>
          </table:table-cell>
          <table:table-cell office:value-type="float" office:value="0.136912039733798" calcext:value-type="float">
            <text:p>0.136912039733798</text:p>
          </table:table-cell>
          <table:table-cell office:value-type="float" office:value="0.319188872449317" calcext:value-type="float">
            <text:p>0.319188872449317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float" office:value="0.0590799049541467" calcext:value-type="float">
            <text:p>0.059079904954147</text:p>
          </table:table-cell>
          <table:table-cell office:value-type="float" office:value="0.170968903345803" calcext:value-type="float">
            <text:p>0.170968903345803</text:p>
          </table:table-cell>
          <table:table-cell office:value-type="float" office:value="0.319423180686334" calcext:value-type="float">
            <text:p>0.319423180686334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float" office:value="0.0585106652663134" calcext:value-type="float">
            <text:p>0.058510665266313</text:p>
          </table:table-cell>
          <table:table-cell office:value-type="float" office:value="0.158988372726446" calcext:value-type="float">
            <text:p>0.158988372726446</text:p>
          </table:table-cell>
          <table:table-cell office:value-type="float" office:value="0.357507209307467" calcext:value-type="float">
            <text:p>0.357507209307467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0.04863884909894" calcext:value-type="float">
            <text:p>0.04863884909894</text:p>
          </table:table-cell>
          <table:table-cell office:value-type="float" office:value="0.135531077753511" calcext:value-type="float">
            <text:p>0.135531077753511</text:p>
          </table:table-cell>
          <table:table-cell office:value-type="float" office:value="0.369243054715084" calcext:value-type="float">
            <text:p>0.369243054715084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728016363429683" calcext:value-type="float">
            <text:p>0.072801636342968</text:p>
          </table:table-cell>
          <table:table-cell office:value-type="float" office:value="0.150764403231134" calcext:value-type="float">
            <text:p>0.150764403231134</text:p>
          </table:table-cell>
          <table:table-cell office:value-type="float" office:value="0.345545433434088" calcext:value-type="float">
            <text:p>0.345545433434088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0.0452015670126642" calcext:value-type="float">
            <text:p>0.045201567012664</text:p>
          </table:table-cell>
          <table:table-cell office:value-type="float" office:value="0.135086520162948" calcext:value-type="float">
            <text:p>0.135086520162948</text:p>
          </table:table-cell>
          <table:table-cell office:value-type="float" office:value="0.291087770986774" calcext:value-type="float">
            <text:p>0.291087770986774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0.0282538696088636" calcext:value-type="float">
            <text:p>0.028253869608864</text:p>
          </table:table-cell>
          <table:table-cell office:value-type="float" office:value="0.160950739825719" calcext:value-type="float">
            <text:p>0.160950739825719</text:p>
          </table:table-cell>
          <table:table-cell office:value-type="float" office:value="0.324873636404748" calcext:value-type="float">
            <text:p>0.324873636404748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549920813892305" calcext:value-type="float">
            <text:p>0.054992081389231</text:p>
          </table:table-cell>
          <table:table-cell office:value-type="float" office:value="0.143554775188255" calcext:value-type="float">
            <text:p>0.143554775188255</text:p>
          </table:table-cell>
          <table:table-cell office:value-type="float" office:value="0.298173322372098" calcext:value-type="float">
            <text:p>0.298173322372098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538751598714416" calcext:value-type="float">
            <text:p>0.053875159871442</text:p>
          </table:table-cell>
          <table:table-cell office:value-type="float" office:value="0.137580261578095" calcext:value-type="float">
            <text:p>0.137580261578095</text:p>
          </table:table-cell>
          <table:table-cell office:value-type="float" office:value="0.344648166160226" calcext:value-type="float">
            <text:p>0.344648166160226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0552841357011991" calcext:value-type="float">
            <text:p>0.055284135701199</text:p>
          </table:table-cell>
          <table:table-cell office:value-type="float" office:value="0.13444519727238" calcext:value-type="float">
            <text:p>0.13444519727238</text:p>
          </table:table-cell>
          <table:table-cell office:value-type="float" office:value="0.270404265775603" calcext:value-type="float">
            <text:p>0.270404265775603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601304182864631" calcext:value-type="float">
            <text:p>0.060130418286463</text:p>
          </table:table-cell>
          <table:table-cell office:value-type="float" office:value="0.127213986646502" calcext:value-type="float">
            <text:p>0.127213986646502</text:p>
          </table:table-cell>
          <table:table-cell office:value-type="float" office:value="0.35492430877335" calcext:value-type="float">
            <text:p>0.3549243087733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0.0424932023244106" calcext:value-type="float">
            <text:p>0.042493202324411</text:p>
          </table:table-cell>
          <table:table-cell office:value-type="float" office:value="0.114749403140673" calcext:value-type="float">
            <text:p>0.114749403140673</text:p>
          </table:table-cell>
          <table:table-cell office:value-type="float" office:value="0.323797656358988" calcext:value-type="float">
            <text:p>0.323797656358988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0.0524093150766891" calcext:value-type="float">
            <text:p>0.052409315076689</text:p>
          </table:table-cell>
          <table:table-cell office:value-type="float" office:value="0.103580512825882" calcext:value-type="float">
            <text:p>0.103580512825882</text:p>
          </table:table-cell>
          <table:table-cell office:value-type="float" office:value="0.228932834692013" calcext:value-type="float">
            <text:p>0.228932834692013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0.0444979868529523" calcext:value-type="float">
            <text:p>0.044497986852952</text:p>
          </table:table-cell>
          <table:table-cell office:value-type="float" office:value="0.108736434768717" calcext:value-type="float">
            <text:p>0.108736434768717</text:p>
          </table:table-cell>
          <table:table-cell office:value-type="float" office:value="0.227407224726623" calcext:value-type="float">
            <text:p>0.227407224726623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float" office:value="0.0484355810885594" calcext:value-type="float">
            <text:p>0.048435581088559</text:p>
          </table:table-cell>
          <table:table-cell office:value-type="float" office:value="0.130078220286027" calcext:value-type="float">
            <text:p>0.130078220286027</text:p>
          </table:table-cell>
          <table:table-cell office:value-type="float" office:value="0.304091398527864" calcext:value-type="float">
            <text:p>0.304091398527864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387544818959534" calcext:value-type="float">
            <text:p>0.038754481895953</text:p>
          </table:table-cell>
          <table:table-cell office:value-type="float" office:value="0.149858028493776" calcext:value-type="float">
            <text:p>0.149858028493776</text:p>
          </table:table-cell>
          <table:table-cell office:value-type="float" office:value="0.309592684288957" calcext:value-type="float">
            <text:p>0.309592684288957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0.0265095630619757" calcext:value-type="float">
            <text:p>0.026509563061976</text:p>
          </table:table-cell>
          <table:table-cell office:value-type="float" office:value="0.153644545419681" calcext:value-type="float">
            <text:p>0.153644545419681</text:p>
          </table:table-cell>
          <table:table-cell office:value-type="float" office:value="0.301576206799426" calcext:value-type="float">
            <text:p>0.301576206799426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355593909744407" calcext:value-type="float">
            <text:p>0.035559390974441</text:p>
          </table:table-cell>
          <table:table-cell office:value-type="float" office:value="0.125708501934557" calcext:value-type="float">
            <text:p>0.125708501934557</text:p>
          </table:table-cell>
          <table:table-cell office:value-type="float" office:value="0.270604048808529" calcext:value-type="float">
            <text:p>0.270604048808529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234609819789301" calcext:value-type="float">
            <text:p>0.02346098197893</text:p>
          </table:table-cell>
          <table:table-cell office:value-type="float" office:value="0.122147835534422" calcext:value-type="float">
            <text:p>0.122147835534422</text:p>
          </table:table-cell>
          <table:table-cell office:value-type="float" office:value="0.300075230697058" calcext:value-type="float">
            <text:p>0.300075230697058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0.0497304278576192" calcext:value-type="float">
            <text:p>0.049730427857619</text:p>
          </table:table-cell>
          <table:table-cell office:value-type="float" office:value="0.100779805856027" calcext:value-type="float">
            <text:p>0.100779805856027</text:p>
          </table:table-cell>
          <table:table-cell office:value-type="float" office:value="0.310875490990796" calcext:value-type="float">
            <text:p>0.310875490990796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652807394581175" calcext:value-type="float">
            <text:p>0.065280739458118</text:p>
          </table:table-cell>
          <table:table-cell office:value-type="float" office:value="0.143088292136772" calcext:value-type="float">
            <text:p>0.143088292136772</text:p>
          </table:table-cell>
          <table:table-cell office:value-type="float" office:value="0.328054018573372" calcext:value-type="float">
            <text:p>0.328054018573372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00712547827898161" calcext:value-type="float">
            <text:p>0.000712547827898</text:p>
          </table:table-cell>
          <table:table-cell office:value-type="float" office:value="0.0723275739594839" calcext:value-type="float">
            <text:p>0.072327573959484</text:p>
          </table:table-cell>
          <table:table-cell office:value-type="float" office:value="0.256891237653687" calcext:value-type="float">
            <text:p>0.256891237653687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607501952216639" calcext:value-type="float">
            <text:p>0.060750195221664</text:p>
          </table:table-cell>
          <table:table-cell office:value-type="float" office:value="0.151021501849151" calcext:value-type="float">
            <text:p>0.151021501849151</text:p>
          </table:table-cell>
          <table:table-cell office:value-type="float" office:value="0.283036945387378" calcext:value-type="float">
            <text:p>0.283036945387378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0.0347216170035076" calcext:value-type="float">
            <text:p>0.034721617003508</text:p>
          </table:table-cell>
          <table:table-cell office:value-type="float" office:value="0.112809327453201" calcext:value-type="float">
            <text:p>0.112809327453201</text:p>
          </table:table-cell>
          <table:table-cell office:value-type="float" office:value="0.282332786859781" calcext:value-type="float">
            <text:p>0.282332786859781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363784647037094" calcext:value-type="float">
            <text:p>0.036378464703709</text:p>
          </table:table-cell>
          <table:table-cell office:value-type="float" office:value="0.14497449989875" calcext:value-type="float">
            <text:p>0.14497449989875</text:p>
          </table:table-cell>
          <table:table-cell office:value-type="float" office:value="0.291162837912344" calcext:value-type="float">
            <text:p>0.291162837912344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338717115323055" calcext:value-type="float">
            <text:p>0.033871711532306</text:p>
          </table:table-cell>
          <table:table-cell office:value-type="float" office:value="0.115557721845518" calcext:value-type="float">
            <text:p>0.115557721845518</text:p>
          </table:table-cell>
          <table:table-cell office:value-type="float" office:value="0.313326386308771" calcext:value-type="float">
            <text:p>0.313326386308771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457874930408211" calcext:value-type="float">
            <text:p>0.045787493040821</text:p>
          </table:table-cell>
          <table:table-cell office:value-type="float" office:value="0.0987048445886027" calcext:value-type="float">
            <text:p>0.098704844588603</text:p>
          </table:table-cell>
          <table:table-cell office:value-type="float" office:value="0.294577855262399" calcext:value-type="float">
            <text:p>0.294577855262399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0.0208451661092617" calcext:value-type="float">
            <text:p>0.020845166109262</text:p>
          </table:table-cell>
          <table:table-cell office:value-type="float" office:value="0.126268721551921" calcext:value-type="float">
            <text:p>0.126268721551921</text:p>
          </table:table-cell>
          <table:table-cell office:value-type="float" office:value="0.243313070662046" calcext:value-type="float">
            <text:p>0.243313070662046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376586918381412" calcext:value-type="float">
            <text:p>0.037658691838141</text:p>
          </table:table-cell>
          <table:table-cell office:value-type="float" office:value="0.148113384186891" calcext:value-type="float">
            <text:p>0.148113384186891</text:p>
          </table:table-cell>
          <table:table-cell office:value-type="float" office:value="0.298707189326706" calcext:value-type="float">
            <text:p>0.298707189326706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0247995834130894" calcext:value-type="float">
            <text:p>0.024799583413089</text:p>
          </table:table-cell>
          <table:table-cell office:value-type="float" office:value="0.124442249291495" calcext:value-type="float">
            <text:p>0.124442249291495</text:p>
          </table:table-cell>
          <table:table-cell office:value-type="float" office:value="0.304204085601175" calcext:value-type="float">
            <text:p>0.304204085601175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289349042563262" calcext:value-type="float">
            <text:p>0.028934904256326</text:p>
          </table:table-cell>
          <table:table-cell office:value-type="float" office:value="0.180904875966471" calcext:value-type="float">
            <text:p>0.180904875966471</text:p>
          </table:table-cell>
          <table:table-cell office:value-type="float" office:value="0.314487125054456" calcext:value-type="float">
            <text:p>0.314487125054456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499384700688561" calcext:value-type="float">
            <text:p>0.049938470068856</text:p>
          </table:table-cell>
          <table:table-cell office:value-type="float" office:value="0.136019257512534" calcext:value-type="float">
            <text:p>0.136019257512534</text:p>
          </table:table-cell>
          <table:table-cell office:value-type="float" office:value="0.318050274801583" calcext:value-type="float">
            <text:p>0.318050274801583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0.0249932600549791" calcext:value-type="float">
            <text:p>0.024993260054979</text:p>
          </table:table-cell>
          <table:table-cell office:value-type="float" office:value="0.122083464379532" calcext:value-type="float">
            <text:p>0.122083464379532</text:p>
          </table:table-cell>
          <table:table-cell office:value-type="float" office:value="0.300254772295368" calcext:value-type="float">
            <text:p>0.300254772295368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368477113507615" calcext:value-type="float">
            <text:p>0.036847711350762</text:p>
          </table:table-cell>
          <table:table-cell office:value-type="float" office:value="0.117124807442845" calcext:value-type="float">
            <text:p>0.117124807442845</text:p>
          </table:table-cell>
          <table:table-cell office:value-type="float" office:value="0.28087311139717" calcext:value-type="float">
            <text:p>0.28087311139717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0.0296048977273104" calcext:value-type="float">
            <text:p>0.02960489772731</text:p>
          </table:table-cell>
          <table:table-cell office:value-type="float" office:value="0.148159347499607" calcext:value-type="float">
            <text:p>0.148159347499607</text:p>
          </table:table-cell>
          <table:table-cell office:value-type="float" office:value="0.307548217311833" calcext:value-type="float">
            <text:p>0.307548217311833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203661763881179" calcext:value-type="float">
            <text:p>0.020366176388118</text:p>
          </table:table-cell>
          <table:table-cell office:value-type="float" office:value="0.108250015138741" calcext:value-type="float">
            <text:p>0.108250015138741</text:p>
          </table:table-cell>
          <table:table-cell office:value-type="float" office:value="0.329854633071295" calcext:value-type="float">
            <text:p>0.32985463307129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0215871553774462" calcext:value-type="float">
            <text:p>0.021587155377446</text:p>
          </table:table-cell>
          <table:table-cell office:value-type="float" office:value="0.146430271437111" calcext:value-type="float">
            <text:p>0.146430271437111</text:p>
          </table:table-cell>
          <table:table-cell office:value-type="float" office:value="0.286237288992483" calcext:value-type="float">
            <text:p>0.286237288992483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0.000109661427310392" calcext:value-type="float">
            <text:p>0.00010966142731</text:p>
          </table:table-cell>
          <table:table-cell office:value-type="float" office:value="0.122379457044928" calcext:value-type="float">
            <text:p>0.122379457044928</text:p>
          </table:table-cell>
          <table:table-cell office:value-type="float" office:value="0.276721168411361" calcext:value-type="float">
            <text:p>0.276721168411361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.0346910897238793" calcext:value-type="float">
            <text:p>0.034691089723879</text:p>
          </table:table-cell>
          <table:table-cell office:value-type="float" office:value="0.127227238958868" calcext:value-type="float">
            <text:p>0.127227238958868</text:p>
          </table:table-cell>
          <table:table-cell office:value-type="float" office:value="0.332605793102886" calcext:value-type="float">
            <text:p>0.332605793102886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384038511080389" calcext:value-type="float">
            <text:p>0.038403851108039</text:p>
          </table:table-cell>
          <table:table-cell office:value-type="float" office:value="0.135366868655046" calcext:value-type="float">
            <text:p>0.135366868655046</text:p>
          </table:table-cell>
          <table:table-cell office:value-type="float" office:value="0.327764317311044" calcext:value-type="float">
            <text:p>0.327764317311044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22" calcext:value-type="float">
            <text:p>122</text:p>
          </table:table-cell>
          <table:table-cell office:value-type="float" office:value="31" calcext:value-type="float">
            <text:p>31</text:p>
          </table:table-cell>
          <table:table-cell office:value-type="float" office:value="0.0410417534286641" calcext:value-type="float">
            <text:p>0.041041753428664</text:p>
          </table:table-cell>
          <table:table-cell office:value-type="float" office:value="0.161080811681956" calcext:value-type="float">
            <text:p>0.161080811681956</text:p>
          </table:table-cell>
          <table:table-cell office:value-type="float" office:value="0.311669810743146" calcext:value-type="float">
            <text:p>0.311669810743146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321197482870999" calcext:value-type="float">
            <text:p>0.0321197482871</text:p>
          </table:table-cell>
          <table:table-cell office:value-type="float" office:value="0.114931667475867" calcext:value-type="float">
            <text:p>0.114931667475867</text:p>
          </table:table-cell>
          <table:table-cell office:value-type="float" office:value="0.318443140316984" calcext:value-type="float">
            <text:p>0.318443140316984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108363000217852" calcext:value-type="float">
            <text:p>0.010836300021785</text:p>
          </table:table-cell>
          <table:table-cell office:value-type="float" office:value="0.0565312152602393" calcext:value-type="float">
            <text:p>0.056531215260239</text:p>
          </table:table-cell>
          <table:table-cell office:value-type="float" office:value="0.247474068183846" calcext:value-type="float">
            <text:p>0.247474068183846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341430775255374" calcext:value-type="float">
            <text:p>0.034143077525537</text:p>
          </table:table-cell>
          <table:table-cell office:value-type="float" office:value="0.0923798993758081" calcext:value-type="float">
            <text:p>0.092379899375808</text:p>
          </table:table-cell>
          <table:table-cell office:value-type="float" office:value="0.25221685153316" calcext:value-type="float">
            <text:p>0.25221685153316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212599069108165" calcext:value-type="float">
            <text:p>0.021259906910817</text:p>
          </table:table-cell>
          <table:table-cell office:value-type="float" office:value="0.106239992987392" calcext:value-type="float">
            <text:p>0.106239992987392</text:p>
          </table:table-cell>
          <table:table-cell office:value-type="float" office:value="0.2684407808179" calcext:value-type="float">
            <text:p>0.2684407808179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0.031438462126175" calcext:value-type="float">
            <text:p>0.031438462126175</text:p>
          </table:table-cell>
          <table:table-cell office:value-type="float" office:value="0.098061658483345" calcext:value-type="float">
            <text:p>0.098061658483345</text:p>
          </table:table-cell>
          <table:table-cell office:value-type="float" office:value="0.237225925538423" calcext:value-type="float">
            <text:p>0.237225925538423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322265617581753" calcext:value-type="float">
            <text:p>0.032226561758175</text:p>
          </table:table-cell>
          <table:table-cell office:value-type="float" office:value="0.096742646289425" calcext:value-type="float">
            <text:p>0.096742646289425</text:p>
          </table:table-cell>
          <table:table-cell office:value-type="float" office:value="0.237291434668366" calcext:value-type="float">
            <text:p>0.237291434668366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187357992664791" calcext:value-type="float">
            <text:p>0.018735799266479</text:p>
          </table:table-cell>
          <table:table-cell office:value-type="float" office:value="0.105744024288999" calcext:value-type="float">
            <text:p>0.105744024288999</text:p>
          </table:table-cell>
          <table:table-cell office:value-type="float" office:value="0.255310916431937" calcext:value-type="float">
            <text:p>0.255310916431937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0.0124539334678034" calcext:value-type="float">
            <text:p>0.012453933467803</text:p>
          </table:table-cell>
          <table:table-cell office:value-type="float" office:value="0.0757671025989195" calcext:value-type="float">
            <text:p>0.07576710259892</text:p>
          </table:table-cell>
          <table:table-cell office:value-type="float" office:value="0.276873861165338" calcext:value-type="float">
            <text:p>0.276873861165338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0.152068897706791" calcext:value-type="float">
            <text:p>0.152068897706791</text:p>
          </table:table-cell>
          <table:table-cell office:value-type="float" office:value="0.229029212576502" calcext:value-type="float">
            <text:p>0.229029212576502</text:p>
          </table:table-cell>
          <table:table-cell office:value-type="float" office:value="0.319156955607977" calcext:value-type="float">
            <text:p>0.319156955607977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0.00600592827903801" calcext:value-type="float">
            <text:p>0.006005928279038</text:p>
          </table:table-cell>
          <table:table-cell office:value-type="float" office:value="0.137629657171597" calcext:value-type="float">
            <text:p>0.137629657171597</text:p>
          </table:table-cell>
          <table:table-cell office:value-type="float" office:value="0.348486400585027" calcext:value-type="float">
            <text:p>0.348486400585027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0282289848720287" calcext:value-type="float">
            <text:p>0.028228984872029</text:p>
          </table:table-cell>
          <table:table-cell office:value-type="float" office:value="0.106254125221769" calcext:value-type="float">
            <text:p>0.106254125221769</text:p>
          </table:table-cell>
          <table:table-cell office:value-type="float" office:value="0.280162497834959" calcext:value-type="float">
            <text:p>0.280162497834959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108152298548991" calcext:value-type="float">
            <text:p>0.010815229854899</text:p>
          </table:table-cell>
          <table:table-cell office:value-type="float" office:value="0.146206989535186" calcext:value-type="float">
            <text:p>0.146206989535186</text:p>
          </table:table-cell>
          <table:table-cell office:value-type="float" office:value="0.318504034156903" calcext:value-type="float">
            <text:p>0.318504034156903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244337079694073" calcext:value-type="float">
            <text:p>0.024433707969407</text:p>
          </table:table-cell>
          <table:table-cell office:value-type="float" office:value="0.119408973020472" calcext:value-type="float">
            <text:p>0.119408973020472</text:p>
          </table:table-cell>
          <table:table-cell office:value-type="float" office:value="0.303910076985096" calcext:value-type="float">
            <text:p>0.303910076985096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287011395215941" calcext:value-type="float">
            <text:p>0.028701139521594</text:p>
          </table:table-cell>
          <table:table-cell office:value-type="float" office:value="0.121123591794025" calcext:value-type="float">
            <text:p>0.121123591794025</text:p>
          </table:table-cell>
          <table:table-cell office:value-type="float" office:value="0.295720426180519" calcext:value-type="float">
            <text:p>0.295720426180519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.0235674250469263" calcext:value-type="float">
            <text:p>0.023567425046926</text:p>
          </table:table-cell>
          <table:table-cell office:value-type="float" office:value="0.102287168091531" calcext:value-type="float">
            <text:p>0.102287168091531</text:p>
          </table:table-cell>
          <table:table-cell office:value-type="float" office:value="0.30807064638231" calcext:value-type="float">
            <text:p>0.30807064638231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float" office:value="0.0211805889470932" calcext:value-type="float">
            <text:p>0.021180588947093</text:p>
          </table:table-cell>
          <table:table-cell office:value-type="float" office:value="0.107506134080429" calcext:value-type="float">
            <text:p>0.107506134080429</text:p>
          </table:table-cell>
          <table:table-cell office:value-type="float" office:value="0.303885878568649" calcext:value-type="float">
            <text:p>0.303885878568649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office:value-type="float" office:value="0.039995793391669" calcext:value-type="float">
            <text:p>0.039995793391669</text:p>
          </table:table-cell>
          <table:table-cell office:value-type="float" office:value="0.111458483896463" calcext:value-type="float">
            <text:p>0.111458483896463</text:p>
          </table:table-cell>
          <table:table-cell office:value-type="float" office:value="0.293989652957043" calcext:value-type="float">
            <text:p>0.293989652957043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.0267166440291955" calcext:value-type="float">
            <text:p>0.026716644029196</text:p>
          </table:table-cell>
          <table:table-cell office:value-type="float" office:value="0.123632957526401" calcext:value-type="float">
            <text:p>0.123632957526401</text:p>
          </table:table-cell>
          <table:table-cell office:value-type="float" office:value="0.279333379894431" calcext:value-type="float">
            <text:p>0.279333379894431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547471975442389" calcext:value-type="float">
            <text:p>0.054747197544239</text:p>
          </table:table-cell>
          <table:table-cell office:value-type="float" office:value="0.164002962944038" calcext:value-type="float">
            <text:p>0.164002962944038</text:p>
          </table:table-cell>
          <table:table-cell office:value-type="float" office:value="0.299455561951518" calcext:value-type="float">
            <text:p>0.299455561951518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249182152338177" calcext:value-type="float">
            <text:p>0.024918215233818</text:p>
          </table:table-cell>
          <table:table-cell office:value-type="float" office:value="0.13453086163461" calcext:value-type="float">
            <text:p>0.13453086163461</text:p>
          </table:table-cell>
          <table:table-cell office:value-type="float" office:value="0.287829945485717" calcext:value-type="float">
            <text:p>0.287829945485717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0232665911197609" calcext:value-type="float">
            <text:p>0.002326659111976</text:p>
          </table:table-cell>
          <table:table-cell office:value-type="float" office:value="0.125869168134698" calcext:value-type="float">
            <text:p>0.125869168134698</text:p>
          </table:table-cell>
          <table:table-cell office:value-type="float" office:value="0.282987018962908" calcext:value-type="float">
            <text:p>0.282987018962908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136218791762278" calcext:value-type="float">
            <text:p>0.013621879176228</text:p>
          </table:table-cell>
          <table:table-cell office:value-type="float" office:value="0.141740035579044" calcext:value-type="float">
            <text:p>0.141740035579044</text:p>
          </table:table-cell>
          <table:table-cell office:value-type="float" office:value="0.326552475608827" calcext:value-type="float">
            <text:p>0.326552475608827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198392351655738" calcext:value-type="float">
            <text:p>0.019839235165574</text:p>
          </table:table-cell>
          <table:table-cell office:value-type="float" office:value="0.107393312088735" calcext:value-type="float">
            <text:p>0.107393312088735</text:p>
          </table:table-cell>
          <table:table-cell office:value-type="float" office:value="0.265070783756611" calcext:value-type="float">
            <text:p>0.265070783756611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0.00113235067284151" calcext:value-type="float">
            <text:p>0.001132350672842</text:p>
          </table:table-cell>
          <table:table-cell office:value-type="float" office:value="0.0618941283918683" calcext:value-type="float">
            <text:p>0.061894128391868</text:p>
          </table:table-cell>
          <table:table-cell office:value-type="float" office:value="0.221786137409258" calcext:value-type="float">
            <text:p>0.221786137409258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441698699929399" calcext:value-type="float">
            <text:p>0.04416986999294</text:p>
          </table:table-cell>
          <table:table-cell office:value-type="float" office:value="0.0999838543683928" calcext:value-type="float">
            <text:p>0.099983854368393</text:p>
          </table:table-cell>
          <table:table-cell office:value-type="float" office:value="0.314305468569021" calcext:value-type="float">
            <text:p>0.314305468569021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.0197367199009397" calcext:value-type="float">
            <text:p>0.01973671990094</text:p>
          </table:table-cell>
          <table:table-cell office:value-type="float" office:value="0.137263531850297" calcext:value-type="float">
            <text:p>0.137263531850297</text:p>
          </table:table-cell>
          <table:table-cell office:value-type="float" office:value="0.318227259856875" calcext:value-type="float">
            <text:p>0.31822725985687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417770231205655" calcext:value-type="float">
            <text:p>0.041777023120566</text:p>
          </table:table-cell>
          <table:table-cell office:value-type="float" office:value="0.121536929159348" calcext:value-type="float">
            <text:p>0.121536929159348</text:p>
          </table:table-cell>
          <table:table-cell office:value-type="float" office:value="0.277492497638497" calcext:value-type="float">
            <text:p>0.277492497638497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0690145245091479" calcext:value-type="float">
            <text:p>0.006901452450915</text:p>
          </table:table-cell>
          <table:table-cell office:value-type="float" office:value="0.100311824473279" calcext:value-type="float">
            <text:p>0.100311824473279</text:p>
          </table:table-cell>
          <table:table-cell office:value-type="float" office:value="0.261495909662883" calcext:value-type="float">
            <text:p>0.261495909662883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138680459480611" calcext:value-type="float">
            <text:p>0.013868045948061</text:p>
          </table:table-cell>
          <table:table-cell office:value-type="float" office:value="0.156118483131173" calcext:value-type="float">
            <text:p>0.156118483131173</text:p>
          </table:table-cell>
          <table:table-cell office:value-type="float" office:value="0.314774285050595" calcext:value-type="float">
            <text:p>0.31477428505059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0.0136612889821565" calcext:value-type="float">
            <text:p>0.013661288982157</text:p>
          </table:table-cell>
          <table:table-cell office:value-type="float" office:value="0.117304079868635" calcext:value-type="float">
            <text:p>0.117304079868635</text:p>
          </table:table-cell>
          <table:table-cell office:value-type="float" office:value="0.283321490482259" calcext:value-type="float">
            <text:p>0.283321490482259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33642389445691" calcext:value-type="float">
            <text:p>0.033642389445691</text:p>
          </table:table-cell>
          <table:table-cell office:value-type="float" office:value="0.120220768860863" calcext:value-type="float">
            <text:p>0.120220768860863</text:p>
          </table:table-cell>
          <table:table-cell office:value-type="float" office:value="0.341790756096244" calcext:value-type="float">
            <text:p>0.341790756096244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0.0371933672639308" calcext:value-type="float">
            <text:p>0.037193367263931</text:p>
          </table:table-cell>
          <table:table-cell office:value-type="float" office:value="0.163286646303206" calcext:value-type="float">
            <text:p>0.163286646303206</text:p>
          </table:table-cell>
          <table:table-cell office:value-type="float" office:value="0.281605927396502" calcext:value-type="float">
            <text:p>0.281605927396502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.0161267834576396" calcext:value-type="float">
            <text:p>0.01612678345764</text:p>
          </table:table-cell>
          <table:table-cell office:value-type="float" office:value="0.117095474219114" calcext:value-type="float">
            <text:p>0.117095474219114</text:p>
          </table:table-cell>
          <table:table-cell office:value-type="float" office:value="0.305026609012322" calcext:value-type="float">
            <text:p>0.305026609012322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0.0256006973705678" calcext:value-type="float">
            <text:p>0.025600697370568</text:p>
          </table:table-cell>
          <table:table-cell office:value-type="float" office:value="0.121050265312449" calcext:value-type="float">
            <text:p>0.121050265312449</text:p>
          </table:table-cell>
          <table:table-cell office:value-type="float" office:value="0.278830111215317" calcext:value-type="float">
            <text:p>0.278830111215317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0140369605342091" calcext:value-type="float">
            <text:p>0.014036960534209</text:p>
          </table:table-cell>
          <table:table-cell office:value-type="float" office:value="0.10372031944353" calcext:value-type="float">
            <text:p>0.10372031944353</text:p>
          </table:table-cell>
          <table:table-cell office:value-type="float" office:value="0.299267359067242" calcext:value-type="float">
            <text:p>0.299267359067242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330420167120071" calcext:value-type="float">
            <text:p>0.033042016712007</text:p>
          </table:table-cell>
          <table:table-cell office:value-type="float" office:value="0.114013629223479" calcext:value-type="float">
            <text:p>0.114013629223479</text:p>
          </table:table-cell>
          <table:table-cell office:value-type="float" office:value="0.29857453375788" calcext:value-type="float">
            <text:p>0.29857453375788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.00919301487630726" calcext:value-type="float">
            <text:p>0.009193014876307</text:p>
          </table:table-cell>
          <table:table-cell office:value-type="float" office:value="0.135493486853141" calcext:value-type="float">
            <text:p>0.135493486853141</text:p>
          </table:table-cell>
          <table:table-cell office:value-type="float" office:value="0.329818700261613" calcext:value-type="float">
            <text:p>0.329818700261613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0.00902689398513291" calcext:value-type="float">
            <text:p>0.009026893985133</text:p>
          </table:table-cell>
          <table:table-cell office:value-type="float" office:value="0.14821723152926" calcext:value-type="float">
            <text:p>0.14821723152926</text:p>
          </table:table-cell>
          <table:table-cell office:value-type="float" office:value="0.315316405366536" calcext:value-type="float">
            <text:p>0.315316405366536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18566715627288" calcext:value-type="float">
            <text:p>0.018566715627288</text:p>
          </table:table-cell>
          <table:table-cell office:value-type="float" office:value="0.125615165527034" calcext:value-type="float">
            <text:p>0.125615165527034</text:p>
          </table:table-cell>
          <table:table-cell office:value-type="float" office:value="0.293837788872559" calcext:value-type="float">
            <text:p>0.293837788872559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00768227591915097" calcext:value-type="float">
            <text:p>0.007682275919151</text:p>
          </table:table-cell>
          <table:table-cell office:value-type="float" office:value="0.132128121688253" calcext:value-type="float">
            <text:p>0.132128121688253</text:p>
          </table:table-cell>
          <table:table-cell office:value-type="float" office:value="0.285389738834152" calcext:value-type="float">
            <text:p>0.285389738834152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131691709634921" calcext:value-type="float">
            <text:p>0.013169170963492</text:p>
          </table:table-cell>
          <table:table-cell office:value-type="float" office:value="0.143411868525023" calcext:value-type="float">
            <text:p>0.143411868525023</text:p>
          </table:table-cell>
          <table:table-cell office:value-type="float" office:value="0.282885616999466" calcext:value-type="float">
            <text:p>0.282885616999466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000545074585673058" calcext:value-type="float">
            <text:p>0.000545074585673</text:p>
          </table:table-cell>
          <table:table-cell office:value-type="float" office:value="0.15673153513623" calcext:value-type="float">
            <text:p>0.15673153513623</text:p>
          </table:table-cell>
          <table:table-cell office:value-type="float" office:value="0.280901783115686" calcext:value-type="float">
            <text:p>0.280901783115686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0817871427383797" calcext:value-type="float">
            <text:p>0.008178714273838</text:p>
          </table:table-cell>
          <table:table-cell office:value-type="float" office:value="0.0901403594121541" calcext:value-type="float">
            <text:p>0.090140359412154</text:p>
          </table:table-cell>
          <table:table-cell office:value-type="float" office:value="0.22901456969778" calcext:value-type="float">
            <text:p>0.22901456969778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0234372079229958" calcext:value-type="float">
            <text:p>0.0023437207923</text:p>
          </table:table-cell>
          <table:table-cell office:value-type="float" office:value="0.104733275968048" calcext:value-type="float">
            <text:p>0.104733275968048</text:p>
          </table:table-cell>
          <table:table-cell office:value-type="float" office:value="0.244290806579805" calcext:value-type="float">
            <text:p>0.24429080657980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.0112822804354934" calcext:value-type="float">
            <text:p>0.011282280435493</text:p>
          </table:table-cell>
          <table:table-cell office:value-type="float" office:value="0.132559245860519" calcext:value-type="float">
            <text:p>0.132559245860519</text:p>
          </table:table-cell>
          <table:table-cell office:value-type="float" office:value="0.276104420125665" calcext:value-type="float">
            <text:p>0.27610442012566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000433763485853458" calcext:value-type="float">
            <text:p>0.000433763485853</text:p>
          </table:table-cell>
          <table:table-cell office:value-type="float" office:value="0.104262480927692" calcext:value-type="float">
            <text:p>0.104262480927692</text:p>
          </table:table-cell>
          <table:table-cell office:value-type="float" office:value="0.341960218149019" calcext:value-type="float">
            <text:p>0.341960218149019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.00698307529602178" calcext:value-type="float">
            <text:p>0.006983075296022</text:p>
          </table:table-cell>
          <table:table-cell office:value-type="float" office:value="0.0690253078612707" calcext:value-type="float">
            <text:p>0.069025307861271</text:p>
          </table:table-cell>
          <table:table-cell office:value-type="float" office:value="0.307721416064504" calcext:value-type="float">
            <text:p>0.307721416064504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160770742735499" calcext:value-type="float">
            <text:p>0.01607707427355</text:p>
          </table:table-cell>
          <table:table-cell office:value-type="float" office:value="0.0917473019873599" calcext:value-type="float">
            <text:p>0.09174730198736</text:p>
          </table:table-cell>
          <table:table-cell office:value-type="float" office:value="0.252492870614078" calcext:value-type="float">
            <text:p>0.252492870614078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0.0235094101554857" calcext:value-type="float">
            <text:p>0.023509410155486</text:p>
          </table:table-cell>
          <table:table-cell office:value-type="float" office:value="0.114579880377363" calcext:value-type="float">
            <text:p>0.114579880377363</text:p>
          </table:table-cell>
          <table:table-cell office:value-type="float" office:value="0.265425700185668" calcext:value-type="float">
            <text:p>0.265425700185668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207814166185193" calcext:value-type="float">
            <text:p>0.020781416618519</text:p>
          </table:table-cell>
          <table:table-cell office:value-type="float" office:value="0.106026482461007" calcext:value-type="float">
            <text:p>0.106026482461007</text:p>
          </table:table-cell>
          <table:table-cell office:value-type="float" office:value="0.311853050497224" calcext:value-type="float">
            <text:p>0.311853050497224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0.0246366063883649" calcext:value-type="float">
            <text:p>0.024636606388365</text:p>
          </table:table-cell>
          <table:table-cell office:value-type="float" office:value="0.121963990413933" calcext:value-type="float">
            <text:p>0.121963990413933</text:p>
          </table:table-cell>
          <table:table-cell office:value-type="float" office:value="0.289775102767862" calcext:value-type="float">
            <text:p>0.289775102767862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100295154989849" calcext:value-type="float">
            <text:p>0.010029515498985</text:p>
          </table:table-cell>
          <table:table-cell office:value-type="float" office:value="0.0989578882575966" calcext:value-type="float">
            <text:p>0.098957888257597</text:p>
          </table:table-cell>
          <table:table-cell office:value-type="float" office:value="0.229219557116691" calcext:value-type="float">
            <text:p>0.229219557116691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120542148504017" calcext:value-type="float">
            <text:p>0.012054214850402</text:p>
          </table:table-cell>
          <table:table-cell office:value-type="float" office:value="0.0911164268775327" calcext:value-type="float">
            <text:p>0.091116426877533</text:p>
          </table:table-cell>
          <table:table-cell office:value-type="float" office:value="0.231544943916371" calcext:value-type="float">
            <text:p>0.231544943916371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0308454743658584" calcext:value-type="float">
            <text:p>0.030845474365858</text:p>
          </table:table-cell>
          <table:table-cell office:value-type="float" office:value="0.132233304383446" calcext:value-type="float">
            <text:p>0.132233304383446</text:p>
          </table:table-cell>
          <table:table-cell office:value-type="float" office:value="0.283128785873685" calcext:value-type="float">
            <text:p>0.283128785873685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0.0030391964123478" calcext:value-type="float">
            <text:p>0.003039196412348</text:p>
          </table:table-cell>
          <table:table-cell office:value-type="float" office:value="0.104927782959374" calcext:value-type="float">
            <text:p>0.104927782959374</text:p>
          </table:table-cell>
          <table:table-cell office:value-type="float" office:value="0.283404459446996" calcext:value-type="float">
            <text:p>0.283404459446996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355055327209512" calcext:value-type="float">
            <text:p>0.035505532720951</text:p>
          </table:table-cell>
          <table:table-cell office:value-type="float" office:value="0.145089480250937" calcext:value-type="float">
            <text:p>0.145089480250937</text:p>
          </table:table-cell>
          <table:table-cell office:value-type="float" office:value="0.301840423019847" calcext:value-type="float">
            <text:p>0.301840423019847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0.140911483437415" calcext:value-type="float">
            <text:p>0.140911483437415</text:p>
          </table:table-cell>
          <table:table-cell office:value-type="float" office:value="0.173684997500629" calcext:value-type="float">
            <text:p>0.173684997500629</text:p>
          </table:table-cell>
          <table:table-cell office:value-type="float" office:value="0.263319855598553" calcext:value-type="float">
            <text:p>0.263319855598553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.00210455190093337" calcext:value-type="float">
            <text:p>0.002104551900933</text:p>
          </table:table-cell>
          <table:table-cell office:value-type="float" office:value="0.113989734317281" calcext:value-type="float">
            <text:p>0.113989734317281</text:p>
          </table:table-cell>
          <table:table-cell office:value-type="float" office:value="0.247146999090357" calcext:value-type="float">
            <text:p>0.247146999090357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00159765866082648" calcext:value-type="float">
            <text:p>0.001597658660826</text:p>
          </table:table-cell>
          <table:table-cell office:value-type="float" office:value="0.11670870334926" calcext:value-type="float">
            <text:p>0.11670870334926</text:p>
          </table:table-cell>
          <table:table-cell office:value-type="float" office:value="0.273082936347613" calcext:value-type="float">
            <text:p>0.273082936347613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office:value-type="float" office:value="0.00960634997421601" calcext:value-type="float">
            <text:p>0.009606349974216</text:p>
          </table:table-cell>
          <table:table-cell office:value-type="float" office:value="0.120259056087775" calcext:value-type="float">
            <text:p>0.120259056087775</text:p>
          </table:table-cell>
          <table:table-cell office:value-type="float" office:value="0.302664720909304" calcext:value-type="float">
            <text:p>0.302664720909304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0713239531373314" calcext:value-type="float">
            <text:p>0.007132395313733</text:p>
          </table:table-cell>
          <table:table-cell office:value-type="float" office:value="0.143820758218585" calcext:value-type="float">
            <text:p>0.143820758218585</text:p>
          </table:table-cell>
          <table:table-cell office:value-type="float" office:value="0.298235312575305" calcext:value-type="float">
            <text:p>0.29823531257530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0.00710895901573959" calcext:value-type="float">
            <text:p>0.00710895901574</text:p>
          </table:table-cell>
          <table:table-cell office:value-type="float" office:value="0.080638785531985" calcext:value-type="float">
            <text:p>0.080638785531985</text:p>
          </table:table-cell>
          <table:table-cell office:value-type="float" office:value="0.279761660709024" calcext:value-type="float">
            <text:p>0.279761660709024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0753705606643241" calcext:value-type="float">
            <text:p>0.007537056066432</text:p>
          </table:table-cell>
          <table:table-cell office:value-type="float" office:value="0.11174107668955" calcext:value-type="float">
            <text:p>0.11174107668955</text:p>
          </table:table-cell>
          <table:table-cell office:value-type="float" office:value="0.299990703663189" calcext:value-type="float">
            <text:p>0.299990703663189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0327379643229073" calcext:value-type="float">
            <text:p>0.003273796432291</text:p>
          </table:table-cell>
          <table:table-cell office:value-type="float" office:value="0.104225678026465" calcext:value-type="float">
            <text:p>0.104225678026465</text:p>
          </table:table-cell>
          <table:table-cell office:value-type="float" office:value="0.277546525791334" calcext:value-type="float">
            <text:p>0.277546525791334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0166711457990348" calcext:value-type="float">
            <text:p>0.001667114579903</text:p>
          </table:table-cell>
          <table:table-cell office:value-type="float" office:value="0.0965829016705291" calcext:value-type="float">
            <text:p>0.096582901670529</text:p>
          </table:table-cell>
          <table:table-cell office:value-type="float" office:value="0.292680313505731" calcext:value-type="float">
            <text:p>0.292680313505731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00109992350321816" calcext:value-type="float">
            <text:p>0.000109992350322</text:p>
          </table:table-cell>
          <table:table-cell office:value-type="float" office:value="0.137225357364412" calcext:value-type="float">
            <text:p>0.137225357364412</text:p>
          </table:table-cell>
          <table:table-cell office:value-type="float" office:value="0.337788303273474" calcext:value-type="float">
            <text:p>0.337788303273474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0664848027996345" calcext:value-type="float">
            <text:p>0.006648480279963</text:p>
          </table:table-cell>
          <table:table-cell office:value-type="float" office:value="0.11621242387988" calcext:value-type="float">
            <text:p>0.11621242387988</text:p>
          </table:table-cell>
          <table:table-cell office:value-type="float" office:value="0.302821851725456" calcext:value-type="float">
            <text:p>0.302821851725456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00618374954284823" calcext:value-type="float">
            <text:p>0.000618374954285</text:p>
          </table:table-cell>
          <table:table-cell office:value-type="float" office:value="0.0501361811479296" calcext:value-type="float">
            <text:p>0.05013618114793</text:p>
          </table:table-cell>
          <table:table-cell office:value-type="float" office:value="0.261506677426764" calcext:value-type="float">
            <text:p>0.261506677426764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float" office:value="0.000529855326125872" calcext:value-type="float">
            <text:p>0.000529855326126</text:p>
          </table:table-cell>
          <table:table-cell office:value-type="float" office:value="0.0957723545147222" calcext:value-type="float">
            <text:p>0.095772354514722</text:p>
          </table:table-cell>
          <table:table-cell office:value-type="float" office:value="0.329516829400392" calcext:value-type="float">
            <text:p>0.329516829400392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156172618729004" calcext:value-type="float">
            <text:p>0.0156172618729</text:p>
          </table:table-cell>
          <table:table-cell office:value-type="float" office:value="0.0986359975162583" calcext:value-type="float">
            <text:p>0.098635997516258</text:p>
          </table:table-cell>
          <table:table-cell office:value-type="float" office:value="0.271344520638818" calcext:value-type="float">
            <text:p>0.271344520638818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0133430974851882" calcext:value-type="float">
            <text:p>0.001334309748519</text:p>
          </table:table-cell>
          <table:table-cell office:value-type="float" office:value="0.145699075130029" calcext:value-type="float">
            <text:p>0.145699075130029</text:p>
          </table:table-cell>
          <table:table-cell office:value-type="float" office:value="0.257159635262341" calcext:value-type="float">
            <text:p>0.257159635262341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204040428225329" calcext:value-type="float">
            <text:p>0.020404042822533</text:p>
          </table:table-cell>
          <table:table-cell office:value-type="float" office:value="0.1183183865649" calcext:value-type="float">
            <text:p>0.1183183865649</text:p>
          </table:table-cell>
          <table:table-cell office:value-type="float" office:value="0.277635203433184" calcext:value-type="float">
            <text:p>0.277635203433184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0189278443614237" calcext:value-type="float">
            <text:p>0.001892784436142</text:p>
          </table:table-cell>
          <table:table-cell office:value-type="float" office:value="0.108346978894224" calcext:value-type="float">
            <text:p>0.108346978894224</text:p>
          </table:table-cell>
          <table:table-cell office:value-type="float" office:value="0.285920524888" calcext:value-type="float">
            <text:p>0.285920524888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0421959849704226" calcext:value-type="float">
            <text:p>0.004219598497042</text:p>
          </table:table-cell>
          <table:table-cell office:value-type="float" office:value="0.121845654195275" calcext:value-type="float">
            <text:p>0.121845654195275</text:p>
          </table:table-cell>
          <table:table-cell office:value-type="float" office:value="0.303094580323151" calcext:value-type="float">
            <text:p>0.303094580323151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0.00326807656312683" calcext:value-type="float">
            <text:p>0.003268076563127</text:p>
          </table:table-cell>
          <table:table-cell office:value-type="float" office:value="0.0803197391252721" calcext:value-type="float">
            <text:p>0.080319739125272</text:p>
          </table:table-cell>
          <table:table-cell office:value-type="float" office:value="0.268524883024333" calcext:value-type="float">
            <text:p>0.268524883024333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0204474370341574" calcext:value-type="float">
            <text:p>0.002044743703416</text:p>
          </table:table-cell>
          <table:table-cell office:value-type="float" office:value="0.0985622553402609" calcext:value-type="float">
            <text:p>0.098562255340261</text:p>
          </table:table-cell>
          <table:table-cell office:value-type="float" office:value="0.280826562031276" calcext:value-type="float">
            <text:p>0.280826562031276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0.00692745966880115" calcext:value-type="float">
            <text:p>0.006927459668801</text:p>
          </table:table-cell>
          <table:table-cell office:value-type="float" office:value="0.135769691849848" calcext:value-type="float">
            <text:p>0.135769691849848</text:p>
          </table:table-cell>
          <table:table-cell office:value-type="float" office:value="0.295604677874313" calcext:value-type="float">
            <text:p>0.295604677874313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103251552427608" calcext:value-type="float">
            <text:p>0.010325155242761</text:p>
          </table:table-cell>
          <table:table-cell office:value-type="float" office:value="0.153693170432721" calcext:value-type="float">
            <text:p>0.153693170432721</text:p>
          </table:table-cell>
          <table:table-cell office:value-type="float" office:value="0.279993542755712" calcext:value-type="float">
            <text:p>0.279993542755712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156366026679562" calcext:value-type="float">
            <text:p>0.015636602667956</text:p>
          </table:table-cell>
          <table:table-cell office:value-type="float" office:value="0.0716687549770128" calcext:value-type="float">
            <text:p>0.071668754977013</text:p>
          </table:table-cell>
          <table:table-cell office:value-type="float" office:value="0.257920063120644" calcext:value-type="float">
            <text:p>0.257920063120644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151759140182001" calcext:value-type="float">
            <text:p>0.0151759140182</text:p>
          </table:table-cell>
          <table:table-cell office:value-type="float" office:value="0.0969217474973322" calcext:value-type="float">
            <text:p>0.096921747497332</text:p>
          </table:table-cell>
          <table:table-cell office:value-type="float" office:value="0.29819004330381" calcext:value-type="float">
            <text:p>0.29819004330381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0165637306937343" calcext:value-type="float">
            <text:p>0.016563730693734</text:p>
          </table:table-cell>
          <table:table-cell office:value-type="float" office:value="0.108446161969232" calcext:value-type="float">
            <text:p>0.108446161969232</text:p>
          </table:table-cell>
          <table:table-cell office:value-type="float" office:value="0.296729172242893" calcext:value-type="float">
            <text:p>0.296729172242893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0.00179578326619904" calcext:value-type="float">
            <text:p>0.001795783266199</text:p>
          </table:table-cell>
          <table:table-cell office:value-type="float" office:value="0.077561190129474" calcext:value-type="float">
            <text:p>0.077561190129474</text:p>
          </table:table-cell>
          <table:table-cell office:value-type="float" office:value="0.312485259396364" calcext:value-type="float">
            <text:p>0.312485259396364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0366871081903071" calcext:value-type="float">
            <text:p>0.036687108190307</text:p>
          </table:table-cell>
          <table:table-cell office:value-type="float" office:value="0.123465234747656" calcext:value-type="float">
            <text:p>0.123465234747656</text:p>
          </table:table-cell>
          <table:table-cell office:value-type="float" office:value="0.336741159818421" calcext:value-type="float">
            <text:p>0.336741159818421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0288497418012007" calcext:value-type="float">
            <text:p>0.00288497418012</text:p>
          </table:table-cell>
          <table:table-cell office:value-type="float" office:value="0.088222519537993" calcext:value-type="float">
            <text:p>0.088222519537993</text:p>
          </table:table-cell>
          <table:table-cell office:value-type="float" office:value="0.281840461249932" calcext:value-type="float">
            <text:p>0.281840461249932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177446815997739" calcext:value-type="float">
            <text:p>0.017744681599774</text:p>
          </table:table-cell>
          <table:table-cell office:value-type="float" office:value="0.0788050004023226" calcext:value-type="float">
            <text:p>0.078805000402323</text:p>
          </table:table-cell>
          <table:table-cell office:value-type="float" office:value="0.181984283230677" calcext:value-type="float">
            <text:p>0.181984283230677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00099840813446539" calcext:value-type="float">
            <text:p>0.000998408134465</text:p>
          </table:table-cell>
          <table:table-cell office:value-type="float" office:value="0.104924613572049" calcext:value-type="float">
            <text:p>0.104924613572049</text:p>
          </table:table-cell>
          <table:table-cell office:value-type="float" office:value="0.278560398383837" calcext:value-type="float">
            <text:p>0.278560398383837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181865677605277" calcext:value-type="float">
            <text:p>0.018186567760528</text:p>
          </table:table-cell>
          <table:table-cell office:value-type="float" office:value="0.12416875110354" calcext:value-type="float">
            <text:p>0.12416875110354</text:p>
          </table:table-cell>
          <table:table-cell office:value-type="float" office:value="0.270309847073121" calcext:value-type="float">
            <text:p>0.270309847073121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00322122408351531" calcext:value-type="float">
            <text:p>0.003221224083515</text:p>
          </table:table-cell>
          <table:table-cell office:value-type="float" office:value="0.0942077699062839" calcext:value-type="float">
            <text:p>0.094207769906284</text:p>
          </table:table-cell>
          <table:table-cell office:value-type="float" office:value="0.282474190442744" calcext:value-type="float">
            <text:p>0.282474190442744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0.00347619153855609" calcext:value-type="float">
            <text:p>0.003476191538556</text:p>
          </table:table-cell>
          <table:table-cell office:value-type="float" office:value="0.129575603829423" calcext:value-type="float">
            <text:p>0.129575603829423</text:p>
          </table:table-cell>
          <table:table-cell office:value-type="float" office:value="0.249376260882842" calcext:value-type="float">
            <text:p>0.249376260882842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152860499736149" calcext:value-type="float">
            <text:p>0.015286049973615</text:p>
          </table:table-cell>
          <table:table-cell office:value-type="float" office:value="0.0829789361930677" calcext:value-type="float">
            <text:p>0.082978936193068</text:p>
          </table:table-cell>
          <table:table-cell office:value-type="float" office:value="0.267293613625069" calcext:value-type="float">
            <text:p>0.267293613625069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0.0124024626897522" calcext:value-type="float">
            <text:p>0.012402462689752</text:p>
          </table:table-cell>
          <table:table-cell office:value-type="float" office:value="0.0636126151966992" calcext:value-type="float">
            <text:p>0.063612615196699</text:p>
          </table:table-cell>
          <table:table-cell office:value-type="float" office:value="0.282167471553719" calcext:value-type="float">
            <text:p>0.282167471553719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0.0661809071560313" calcext:value-type="float">
            <text:p>0.066180907156031</text:p>
          </table:table-cell>
          <table:table-cell office:value-type="float" office:value="0.113471678690065" calcext:value-type="float">
            <text:p>0.113471678690065</text:p>
          </table:table-cell>
          <table:table-cell office:value-type="float" office:value="0.325669268166728" calcext:value-type="float">
            <text:p>0.325669268166728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0468130925743047" calcext:value-type="float">
            <text:p>0.00468130925743</text:p>
          </table:table-cell>
          <table:table-cell office:value-type="float" office:value="0.139394669585791" calcext:value-type="float">
            <text:p>0.139394669585791</text:p>
          </table:table-cell>
          <table:table-cell office:value-type="float" office:value="0.287069616959865" calcext:value-type="float">
            <text:p>0.28706961695986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0.0118440313043589" calcext:value-type="float">
            <text:p>0.011844031304359</text:p>
          </table:table-cell>
          <table:table-cell office:value-type="float" office:value="0.139607730752395" calcext:value-type="float">
            <text:p>0.139607730752395</text:p>
          </table:table-cell>
          <table:table-cell office:value-type="float" office:value="0.285967543380855" calcext:value-type="float">
            <text:p>0.285967543380855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0.0183875960512619" calcext:value-type="float">
            <text:p>0.018387596051262</text:p>
          </table:table-cell>
          <table:table-cell office:value-type="float" office:value="0.10290175892531" calcext:value-type="float">
            <text:p>0.10290175892531</text:p>
          </table:table-cell>
          <table:table-cell office:value-type="float" office:value="0.28527009072722" calcext:value-type="float">
            <text:p>0.28527009072722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00998315749069731" calcext:value-type="float">
            <text:p>0.009983157490697</text:p>
          </table:table-cell>
          <table:table-cell office:value-type="float" office:value="0.0926721826131329" calcext:value-type="float">
            <text:p>0.092672182613133</text:p>
          </table:table-cell>
          <table:table-cell office:value-type="float" office:value="0.250355708290341" calcext:value-type="float">
            <text:p>0.250355708290341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122053738543363" calcext:value-type="float">
            <text:p>0.012205373854336</text:p>
          </table:table-cell>
          <table:table-cell office:value-type="float" office:value="0.0509335971973149" calcext:value-type="float">
            <text:p>0.050933597197315</text:p>
          </table:table-cell>
          <table:table-cell office:value-type="float" office:value="0.271065867599214" calcext:value-type="float">
            <text:p>0.271065867599214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0112228632037366" calcext:value-type="float">
            <text:p>0.001122286320374</text:p>
          </table:table-cell>
          <table:table-cell office:value-type="float" office:value="0.122544183804425" calcext:value-type="float">
            <text:p>0.122544183804425</text:p>
          </table:table-cell>
          <table:table-cell office:value-type="float" office:value="0.311204473944779" calcext:value-type="float">
            <text:p>0.311204473944779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office:value-type="float" office:value="0.00145257813790926" calcext:value-type="float">
            <text:p>0.001452578137909</text:p>
          </table:table-cell>
          <table:table-cell office:value-type="float" office:value="0.129276266744192" calcext:value-type="float">
            <text:p>0.129276266744192</text:p>
          </table:table-cell>
          <table:table-cell office:value-type="float" office:value="0.231476579877379" calcext:value-type="float">
            <text:p>0.231476579877379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0286692549223665" calcext:value-type="float">
            <text:p>0.002866925492237</text:p>
          </table:table-cell>
          <table:table-cell office:value-type="float" office:value="0.0938673660369358" calcext:value-type="float">
            <text:p>0.093867366036936</text:p>
          </table:table-cell>
          <table:table-cell office:value-type="float" office:value="0.297911751505236" calcext:value-type="float">
            <text:p>0.297911751505236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00803461268859429" calcext:value-type="float">
            <text:p>0.008034612688594</text:p>
          </table:table-cell>
          <table:table-cell office:value-type="float" office:value="0.104525200231078" calcext:value-type="float">
            <text:p>0.104525200231078</text:p>
          </table:table-cell>
          <table:table-cell office:value-type="float" office:value="0.272867260890443" calcext:value-type="float">
            <text:p>0.272867260890443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107033957334346" calcext:value-type="float">
            <text:p>0.010703395733435</text:p>
          </table:table-cell>
          <table:table-cell office:value-type="float" office:value="0.098099569142637" calcext:value-type="float">
            <text:p>0.098099569142637</text:p>
          </table:table-cell>
          <table:table-cell office:value-type="float" office:value="0.290443037042716" calcext:value-type="float">
            <text:p>0.290443037042716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0.000685418430154544" calcext:value-type="float">
            <text:p>0.000685418430155</text:p>
          </table:table-cell>
          <table:table-cell office:value-type="float" office:value="0.0907844030697924" calcext:value-type="float">
            <text:p>0.090784403069792</text:p>
          </table:table-cell>
          <table:table-cell office:value-type="float" office:value="0.286069116497027" calcext:value-type="float">
            <text:p>0.286069116497027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000495175051780899" calcext:value-type="float">
            <text:p>0.000495175051781</text:p>
          </table:table-cell>
          <table:table-cell office:value-type="float" office:value="0.0676657714158346" calcext:value-type="float">
            <text:p>0.067665771415835</text:p>
          </table:table-cell>
          <table:table-cell office:value-type="float" office:value="0.281971980668095" calcext:value-type="float">
            <text:p>0.28197198066809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18832152661905" calcext:value-type="float">
            <text:p>0.018832152661905</text:p>
          </table:table-cell>
          <table:table-cell office:value-type="float" office:value="0.117274383201767" calcext:value-type="float">
            <text:p>0.117274383201767</text:p>
          </table:table-cell>
          <table:table-cell office:value-type="float" office:value="0.275171979559327" calcext:value-type="float">
            <text:p>0.275171979559327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0.0097078453945831" calcext:value-type="float">
            <text:p>0.009707845394583</text:p>
          </table:table-cell>
          <table:table-cell office:value-type="float" office:value="0.119736596466043" calcext:value-type="float">
            <text:p>0.119736596466043</text:p>
          </table:table-cell>
          <table:table-cell office:value-type="float" office:value="0.268397138932626" calcext:value-type="float">
            <text:p>0.268397138932626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float" office:value="0.00333919609604368" calcext:value-type="float">
            <text:p>0.003339196096044</text:p>
          </table:table-cell>
          <table:table-cell office:value-type="float" office:value="0.100113644635046" calcext:value-type="float">
            <text:p>0.100113644635046</text:p>
          </table:table-cell>
          <table:table-cell office:value-type="float" office:value="0.275379039376571" calcext:value-type="float">
            <text:p>0.275379039376571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140556813834605" calcext:value-type="float">
            <text:p>0.014055681383461</text:p>
          </table:table-cell>
          <table:table-cell office:value-type="float" office:value="0.0725544598133243" calcext:value-type="float">
            <text:p>0.072554459813324</text:p>
          </table:table-cell>
          <table:table-cell office:value-type="float" office:value="0.265303299936134" calcext:value-type="float">
            <text:p>0.265303299936134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0243619999566492" calcext:value-type="float">
            <text:p>0.002436199995665</text:p>
          </table:table-cell>
          <table:table-cell office:value-type="float" office:value="0.114407308890166" calcext:value-type="float">
            <text:p>0.114407308890166</text:p>
          </table:table-cell>
          <table:table-cell office:value-type="float" office:value="0.332414707476958" calcext:value-type="float">
            <text:p>0.332414707476958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00929791184587289" calcext:value-type="float">
            <text:p>0.000929791184587</text:p>
          </table:table-cell>
          <table:table-cell office:value-type="float" office:value="0.13172102446835" calcext:value-type="float">
            <text:p>0.13172102446835</text:p>
          </table:table-cell>
          <table:table-cell office:value-type="float" office:value="0.308441922176339" calcext:value-type="float">
            <text:p>0.308441922176339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0.000894725683930356" calcext:value-type="float">
            <text:p>0.00089472568393</text:p>
          </table:table-cell>
          <table:table-cell office:value-type="float" office:value="0.091527406534471" calcext:value-type="float">
            <text:p>0.091527406534471</text:p>
          </table:table-cell>
          <table:table-cell office:value-type="float" office:value="0.282958452186367" calcext:value-type="float">
            <text:p>0.282958452186367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0254500869787234" calcext:value-type="float">
            <text:p>0.002545008697872</text:p>
          </table:table-cell>
          <table:table-cell office:value-type="float" office:value="0.0934396880864865" calcext:value-type="float">
            <text:p>0.093439688086487</text:p>
          </table:table-cell>
          <table:table-cell office:value-type="float" office:value="0.233513895439546" calcext:value-type="float">
            <text:p>0.233513895439546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0.0241495065939555" calcext:value-type="float">
            <text:p>0.024149506593956</text:p>
          </table:table-cell>
          <table:table-cell office:value-type="float" office:value="0.0905094965445124" calcext:value-type="float">
            <text:p>0.090509496544512</text:p>
          </table:table-cell>
          <table:table-cell office:value-type="float" office:value="0.279676021024732" calcext:value-type="float">
            <text:p>0.279676021024732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00344056459743836" calcext:value-type="float">
            <text:p>0.000344056459744</text:p>
          </table:table-cell>
          <table:table-cell office:value-type="float" office:value="0.112096394980624" calcext:value-type="float">
            <text:p>0.112096394980624</text:p>
          </table:table-cell>
          <table:table-cell office:value-type="float" office:value="0.255783622818967" calcext:value-type="float">
            <text:p>0.255783622818967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00133896995487248" calcext:value-type="float">
            <text:p>0.001338969954872</text:p>
          </table:table-cell>
          <table:table-cell office:value-type="float" office:value="0.0723899264341903" calcext:value-type="float">
            <text:p>0.07238992643419</text:p>
          </table:table-cell>
          <table:table-cell office:value-type="float" office:value="0.281867569788046" calcext:value-type="float">
            <text:p>0.281867569788046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office:value-type="float" office:value="0.00685664167705967" calcext:value-type="float">
            <text:p>0.00685664167706</text:p>
          </table:table-cell>
          <table:table-cell office:value-type="float" office:value="0.102071773170905" calcext:value-type="float">
            <text:p>0.102071773170905</text:p>
          </table:table-cell>
          <table:table-cell office:value-type="float" office:value="0.304862365329533" calcext:value-type="float">
            <text:p>0.304862365329533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.00834191037350349" calcext:value-type="float">
            <text:p>0.008341910373503</text:p>
          </table:table-cell>
          <table:table-cell office:value-type="float" office:value="0.123875452969356" calcext:value-type="float">
            <text:p>0.123875452969356</text:p>
          </table:table-cell>
          <table:table-cell office:value-type="float" office:value="0.285081452570859" calcext:value-type="float">
            <text:p>0.285081452570859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0.0241902203241254" calcext:value-type="float">
            <text:p>0.024190220324125</text:p>
          </table:table-cell>
          <table:table-cell office:value-type="float" office:value="0.0870518661324152" calcext:value-type="float">
            <text:p>0.087051866132415</text:p>
          </table:table-cell>
          <table:table-cell office:value-type="float" office:value="0.336875012129937" calcext:value-type="float">
            <text:p>0.336875012129937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151923566070118" calcext:value-type="float">
            <text:p>0.015192356607012</text:p>
          </table:table-cell>
          <table:table-cell office:value-type="float" office:value="0.0634983005817477" calcext:value-type="float">
            <text:p>0.063498300581748</text:p>
          </table:table-cell>
          <table:table-cell office:value-type="float" office:value="0.272728619201088" calcext:value-type="float">
            <text:p>0.272728619201088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141106946087773" calcext:value-type="float">
            <text:p>0.014110694608777</text:p>
          </table:table-cell>
          <table:table-cell office:value-type="float" office:value="0.0844710744974761" calcext:value-type="float">
            <text:p>0.084471074497476</text:p>
          </table:table-cell>
          <table:table-cell office:value-type="float" office:value="0.266376160068699" calcext:value-type="float">
            <text:p>0.266376160068699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.00175972585647767" calcext:value-type="float">
            <text:p>0.001759725856478</text:p>
          </table:table-cell>
          <table:table-cell office:value-type="float" office:value="0.0988346142348551" calcext:value-type="float">
            <text:p>0.098834614234855</text:p>
          </table:table-cell>
          <table:table-cell office:value-type="float" office:value="0.29418317293635" calcext:value-type="float">
            <text:p>0.29418317293635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00751623852032077" calcext:value-type="float">
            <text:p>0.000751623852032</text:p>
          </table:table-cell>
          <table:table-cell office:value-type="float" office:value="0.122162523400348" calcext:value-type="float">
            <text:p>0.122162523400348</text:p>
          </table:table-cell>
          <table:table-cell office:value-type="float" office:value="0.270356079329658" calcext:value-type="float">
            <text:p>0.270356079329658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0.00237846525477496" calcext:value-type="float">
            <text:p>0.002378465254775</text:p>
          </table:table-cell>
          <table:table-cell office:value-type="float" office:value="0.0978043503085991" calcext:value-type="float">
            <text:p>0.097804350308599</text:p>
          </table:table-cell>
          <table:table-cell office:value-type="float" office:value="0.291546546655222" calcext:value-type="float">
            <text:p>0.291546546655222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00224180459841214" calcext:value-type="float">
            <text:p>0.002241804598412</text:p>
          </table:table-cell>
          <table:table-cell office:value-type="float" office:value="0.100282559988595" calcext:value-type="float">
            <text:p>0.100282559988595</text:p>
          </table:table-cell>
          <table:table-cell office:value-type="float" office:value="0.220561325985781" calcext:value-type="float">
            <text:p>0.220561325985781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0117584917445624" calcext:value-type="float">
            <text:p>0.011758491744562</text:p>
          </table:table-cell>
          <table:table-cell office:value-type="float" office:value="0.0745304291753763" calcext:value-type="float">
            <text:p>0.074530429175376</text:p>
          </table:table-cell>
          <table:table-cell office:value-type="float" office:value="0.262990535259741" calcext:value-type="float">
            <text:p>0.262990535259741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019659372540589" calcext:value-type="float">
            <text:p>0.001965937254059</text:p>
          </table:table-cell>
          <table:table-cell office:value-type="float" office:value="0.10852426477171" calcext:value-type="float">
            <text:p>0.10852426477171</text:p>
          </table:table-cell>
          <table:table-cell office:value-type="float" office:value="0.301407374952003" calcext:value-type="float">
            <text:p>0.301407374952003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0632246963304337" calcext:value-type="float">
            <text:p>0.006322469633043</text:p>
          </table:table-cell>
          <table:table-cell office:value-type="float" office:value="0.119611382817504" calcext:value-type="float">
            <text:p>0.119611382817504</text:p>
          </table:table-cell>
          <table:table-cell office:value-type="float" office:value="0.265602199988394" calcext:value-type="float">
            <text:p>0.265602199988394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.000167072710907656" calcext:value-type="float">
            <text:p>0.000167072710908</text:p>
          </table:table-cell>
          <table:table-cell office:value-type="float" office:value="0.132476389049255" calcext:value-type="float">
            <text:p>0.132476389049255</text:p>
          </table:table-cell>
          <table:table-cell office:value-type="float" office:value="0.255363391574084" calcext:value-type="float">
            <text:p>0.255363391574084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0.00264381755797964" calcext:value-type="float">
            <text:p>0.00264381755798</text:p>
          </table:table-cell>
          <table:table-cell office:value-type="float" office:value="0.0684971811491845" calcext:value-type="float">
            <text:p>0.068497181149185</text:p>
          </table:table-cell>
          <table:table-cell office:value-type="float" office:value="0.279538802874407" calcext:value-type="float">
            <text:p>0.279538802874407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0.00617921628499786" calcext:value-type="float">
            <text:p>0.006179216284998</text:p>
          </table:table-cell>
          <table:table-cell office:value-type="float" office:value="0.119565223009438" calcext:value-type="float">
            <text:p>0.119565223009438</text:p>
          </table:table-cell>
          <table:table-cell office:value-type="float" office:value="0.268167507564558" calcext:value-type="float">
            <text:p>0.268167507564558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0.000384876734887546" calcext:value-type="float">
            <text:p>0.000384876734888</text:p>
          </table:table-cell>
          <table:table-cell office:value-type="float" office:value="0.0874979856267318" calcext:value-type="float">
            <text:p>0.087497985626732</text:p>
          </table:table-cell>
          <table:table-cell office:value-type="float" office:value="0.285820912075296" calcext:value-type="float">
            <text:p>0.285820912075296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164432571988426" calcext:value-type="float">
            <text:p>0.016443257198843</text:p>
          </table:table-cell>
          <table:table-cell office:value-type="float" office:value="0.0784078779269023" calcext:value-type="float">
            <text:p>0.078407877926902</text:p>
          </table:table-cell>
          <table:table-cell office:value-type="float" office:value="0.269952981682595" calcext:value-type="float">
            <text:p>0.26995298168259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.0289618621918516" calcext:value-type="float">
            <text:p>0.028961862191852</text:p>
          </table:table-cell>
          <table:table-cell office:value-type="float" office:value="0.094446846054871" calcext:value-type="float">
            <text:p>0.094446846054871</text:p>
          </table:table-cell>
          <table:table-cell office:value-type="float" office:value="0.243971638533299" calcext:value-type="float">
            <text:p>0.243971638533299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0654455434021907" calcext:value-type="float">
            <text:p>0.006544554340219</text:p>
          </table:table-cell>
          <table:table-cell office:value-type="float" office:value="0.0835341012207867" calcext:value-type="float">
            <text:p>0.083534101220787</text:p>
          </table:table-cell>
          <table:table-cell office:value-type="float" office:value="0.261042965378257" calcext:value-type="float">
            <text:p>0.261042965378257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0432062830774951" calcext:value-type="float">
            <text:p>0.00432062830775</text:p>
          </table:table-cell>
          <table:table-cell office:value-type="float" office:value="0.111744832160697" calcext:value-type="float">
            <text:p>0.111744832160697</text:p>
          </table:table-cell>
          <table:table-cell office:value-type="float" office:value="0.248163007360143" calcext:value-type="float">
            <text:p>0.248163007360143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float" office:value="0.0017945397785286" calcext:value-type="float">
            <text:p>0.001794539778529</text:p>
          </table:table-cell>
          <table:table-cell office:value-type="float" office:value="0.0940042133913673" calcext:value-type="float">
            <text:p>0.094004213391367</text:p>
          </table:table-cell>
          <table:table-cell office:value-type="float" office:value="0.289284030556262" calcext:value-type="float">
            <text:p>0.289284030556262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float" office:value="0.00177172610184179" calcext:value-type="float">
            <text:p>0.001771726101842</text:p>
          </table:table-cell>
          <table:table-cell office:value-type="float" office:value="0.129048722841966" calcext:value-type="float">
            <text:p>0.129048722841966</text:p>
          </table:table-cell>
          <table:table-cell office:value-type="float" office:value="0.254991942431721" calcext:value-type="float">
            <text:p>0.254991942431721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00384276491242105" calcext:value-type="float">
            <text:p>0.000384276491242</text:p>
          </table:table-cell>
          <table:table-cell office:value-type="float" office:value="0.117428404794726" calcext:value-type="float">
            <text:p>0.117428404794726</text:p>
          </table:table-cell>
          <table:table-cell office:value-type="float" office:value="0.302332225916877" calcext:value-type="float">
            <text:p>0.302332225916877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0427266577626548" calcext:value-type="float">
            <text:p>0.004272665776265</text:p>
          </table:table-cell>
          <table:table-cell office:value-type="float" office:value="0.10261882412484" calcext:value-type="float">
            <text:p>0.10261882412484</text:p>
          </table:table-cell>
          <table:table-cell office:value-type="float" office:value="0.255334119221007" calcext:value-type="float">
            <text:p>0.255334119221007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00304831170465217" calcext:value-type="float">
            <text:p>0.000304831170465</text:p>
          </table:table-cell>
          <table:table-cell office:value-type="float" office:value="0.0973046883955252" calcext:value-type="float">
            <text:p>0.097304688395525</text:p>
          </table:table-cell>
          <table:table-cell office:value-type="float" office:value="0.317993455802727" calcext:value-type="float">
            <text:p>0.317993455802727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0.000992330611861478" calcext:value-type="float">
            <text:p>0.000992330611861</text:p>
          </table:table-cell>
          <table:table-cell office:value-type="float" office:value="0.0694575792373795" calcext:value-type="float">
            <text:p>0.06945757923738</text:p>
          </table:table-cell>
          <table:table-cell office:value-type="float" office:value="0.252751500635996" calcext:value-type="float">
            <text:p>0.252751500635996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0226374143970823" calcext:value-type="float">
            <text:p>0.002263741439708</text:p>
          </table:table-cell>
          <table:table-cell office:value-type="float" office:value="0.115571798296082" calcext:value-type="float">
            <text:p>0.115571798296082</text:p>
          </table:table-cell>
          <table:table-cell office:value-type="float" office:value="0.276904841622479" calcext:value-type="float">
            <text:p>0.276904841622479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15943814817495" calcext:value-type="float">
            <text:p>0.015943814817495</text:p>
          </table:table-cell>
          <table:table-cell office:value-type="float" office:value="0.0905190530495794" calcext:value-type="float">
            <text:p>0.090519053049579</text:p>
          </table:table-cell>
          <table:table-cell office:value-type="float" office:value="0.283982077565223" calcext:value-type="float">
            <text:p>0.283982077565223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0739044211090949" calcext:value-type="float">
            <text:p>0.007390442110909</text:p>
          </table:table-cell>
          <table:table-cell office:value-type="float" office:value="0.0909502371611441" calcext:value-type="float">
            <text:p>0.090950237161144</text:p>
          </table:table-cell>
          <table:table-cell office:value-type="float" office:value="0.247953151283558" calcext:value-type="float">
            <text:p>0.247953151283558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0.000953500775655716" calcext:value-type="float">
            <text:p>0.000953500775656</text:p>
          </table:table-cell>
          <table:table-cell office:value-type="float" office:value="0.130299819095991" calcext:value-type="float">
            <text:p>0.130299819095991</text:p>
          </table:table-cell>
          <table:table-cell office:value-type="float" office:value="0.318330867867047" calcext:value-type="float">
            <text:p>0.318330867867047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130322141352204" calcext:value-type="float">
            <text:p>0.01303221413522</text:p>
          </table:table-cell>
          <table:table-cell office:value-type="float" office:value="0.0828322287024488" calcext:value-type="float">
            <text:p>0.082832228702449</text:p>
          </table:table-cell>
          <table:table-cell office:value-type="float" office:value="0.272378859396981" calcext:value-type="float">
            <text:p>0.272378859396981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00443629012377697" calcext:value-type="float">
            <text:p>0.000443629012378</text:p>
          </table:table-cell>
          <table:table-cell office:value-type="float" office:value="0.0827658605225981" calcext:value-type="float">
            <text:p>0.082765860522598</text:p>
          </table:table-cell>
          <table:table-cell office:value-type="float" office:value="0.284969239750606" calcext:value-type="float">
            <text:p>0.284969239750606</text:p>
          </table:table-cell>
          <table:table-cell/>
          <table:table-cell table:formula="of:=AVERAGE([.E401:.E501])" office:value-type="float" office:value="0.0984192240995422" calcext:value-type="float">
            <text:p>0.09841922409954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float" office:value="0.00504025825826719" calcext:value-type="float">
            <text:p>0.005040258258267</text:p>
          </table:table-cell>
          <table:table-cell office:value-type="float" office:value="0.118229450119584" calcext:value-type="float">
            <text:p>0.118229450119584</text:p>
          </table:table-cell>
          <table:table-cell office:value-type="float" office:value="0.260459305716435" calcext:value-type="float">
            <text:p>0.26045930571643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149990792862217" calcext:value-type="float">
            <text:p>0.014999079286222</text:p>
          </table:table-cell>
          <table:table-cell office:value-type="float" office:value="0.0660612579088477" calcext:value-type="float">
            <text:p>0.066061257908848</text:p>
          </table:table-cell>
          <table:table-cell office:value-type="float" office:value="0.271762742109049" calcext:value-type="float">
            <text:p>0.271762742109049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010762912540149" calcext:value-type="float">
            <text:p>0.001076291254015</text:p>
          </table:table-cell>
          <table:table-cell office:value-type="float" office:value="0.0952167000136554" calcext:value-type="float">
            <text:p>0.095216700013655</text:p>
          </table:table-cell>
          <table:table-cell office:value-type="float" office:value="0.266145867187634" calcext:value-type="float">
            <text:p>0.266145867187634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0135124271915817" calcext:value-type="float">
            <text:p>0.001351242719158</text:p>
          </table:table-cell>
          <table:table-cell office:value-type="float" office:value="0.108614723525341" calcext:value-type="float">
            <text:p>0.108614723525341</text:p>
          </table:table-cell>
          <table:table-cell office:value-type="float" office:value="0.327054127469853" calcext:value-type="float">
            <text:p>0.327054127469853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.00297721925596174" calcext:value-type="float">
            <text:p>0.002977219255962</text:p>
          </table:table-cell>
          <table:table-cell office:value-type="float" office:value="0.12509738053565" calcext:value-type="float">
            <text:p>0.12509738053565</text:p>
          </table:table-cell>
          <table:table-cell office:value-type="float" office:value="0.291594144131825" calcext:value-type="float">
            <text:p>0.291594144131825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.00673816604115962" calcext:value-type="float">
            <text:p>0.00673816604116</text:p>
          </table:table-cell>
          <table:table-cell office:value-type="float" office:value="0.0979547546710721" calcext:value-type="float">
            <text:p>0.097954754671072</text:p>
          </table:table-cell>
          <table:table-cell office:value-type="float" office:value="0.234889274197884" calcext:value-type="float">
            <text:p>0.234889274197884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0376970880717499" calcext:value-type="float">
            <text:p>0.003769708807175</text:p>
          </table:table-cell>
          <table:table-cell office:value-type="float" office:value="0.125019642534176" calcext:value-type="float">
            <text:p>0.125019642534176</text:p>
          </table:table-cell>
          <table:table-cell office:value-type="float" office:value="0.266885596074212" calcext:value-type="float">
            <text:p>0.266885596074212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0.000366804689946695" calcext:value-type="float">
            <text:p>0.000366804689947</text:p>
          </table:table-cell>
          <table:table-cell office:value-type="float" office:value="0.0909523000423788" calcext:value-type="float">
            <text:p>0.090952300042379</text:p>
          </table:table-cell>
          <table:table-cell office:value-type="float" office:value="0.253673087737904" calcext:value-type="float">
            <text:p>0.253673087737904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0.00599635448643267" calcext:value-type="float">
            <text:p>0.005996354486433</text:p>
          </table:table-cell>
          <table:table-cell office:value-type="float" office:value="0.100664161730946" calcext:value-type="float">
            <text:p>0.100664161730946</text:p>
          </table:table-cell>
          <table:table-cell office:value-type="float" office:value="0.283871089474894" calcext:value-type="float">
            <text:p>0.283871089474894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0.00362157059384187" calcext:value-type="float">
            <text:p>0.003621570593842</text:p>
          </table:table-cell>
          <table:table-cell office:value-type="float" office:value="0.0904353793341657" calcext:value-type="float">
            <text:p>0.090435379334166</text:p>
          </table:table-cell>
          <table:table-cell office:value-type="float" office:value="0.291700213343255" calcext:value-type="float">
            <text:p>0.29170021334325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0.00362766445721889" calcext:value-type="float">
            <text:p>0.003627664457219</text:p>
          </table:table-cell>
          <table:table-cell office:value-type="float" office:value="0.0531642802906564" calcext:value-type="float">
            <text:p>0.053164280290656</text:p>
          </table:table-cell>
          <table:table-cell office:value-type="float" office:value="0.12181154195247" calcext:value-type="float">
            <text:p>0.12181154195247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.000835657155674421" calcext:value-type="float">
            <text:p>0.000835657155674</text:p>
          </table:table-cell>
          <table:table-cell office:value-type="float" office:value="0.104136655898571" calcext:value-type="float">
            <text:p>0.104136655898571</text:p>
          </table:table-cell>
          <table:table-cell office:value-type="float" office:value="0.271047424803421" calcext:value-type="float">
            <text:p>0.271047424803421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office:value-type="float" office:value="0.000477872878702101" calcext:value-type="float">
            <text:p>0.000477872878702</text:p>
          </table:table-cell>
          <table:table-cell office:value-type="float" office:value="0.106541843877945" calcext:value-type="float">
            <text:p>0.106541843877945</text:p>
          </table:table-cell>
          <table:table-cell office:value-type="float" office:value="0.247928532604949" calcext:value-type="float">
            <text:p>0.247928532604949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00419227215597751" calcext:value-type="float">
            <text:p>0.004192272155978</text:p>
          </table:table-cell>
          <table:table-cell office:value-type="float" office:value="0.063748495663103" calcext:value-type="float">
            <text:p>0.063748495663103</text:p>
          </table:table-cell>
          <table:table-cell office:value-type="float" office:value="0.243997869985901" calcext:value-type="float">
            <text:p>0.243997869985901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0776798496332112" calcext:value-type="float">
            <text:p>0.007767984963321</text:p>
          </table:table-cell>
          <table:table-cell office:value-type="float" office:value="0.117661653420554" calcext:value-type="float">
            <text:p>0.117661653420554</text:p>
          </table:table-cell>
          <table:table-cell office:value-type="float" office:value="0.270688069510913" calcext:value-type="float">
            <text:p>0.270688069510913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0064581263358218" calcext:value-type="float">
            <text:p>0.006458126335822</text:p>
          </table:table-cell>
          <table:table-cell office:value-type="float" office:value="0.0725379795895577" calcext:value-type="float">
            <text:p>0.072537979589558</text:p>
          </table:table-cell>
          <table:table-cell office:value-type="float" office:value="0.262385162447448" calcext:value-type="float">
            <text:p>0.262385162447448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0.000559433616958843" calcext:value-type="float">
            <text:p>0.000559433616959</text:p>
          </table:table-cell>
          <table:table-cell office:value-type="float" office:value="0.0605210136528307" calcext:value-type="float">
            <text:p>0.060521013652831</text:p>
          </table:table-cell>
          <table:table-cell office:value-type="float" office:value="0.296069938519067" calcext:value-type="float">
            <text:p>0.296069938519067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23" calcext:value-type="float">
            <text:p>123</text:p>
          </table:table-cell>
          <table:table-cell office:value-type="float" office:value="31" calcext:value-type="float">
            <text:p>31</text:p>
          </table:table-cell>
          <table:table-cell office:value-type="float" office:value="0.0929337737501985" calcext:value-type="float">
            <text:p>0.092933773750199</text:p>
          </table:table-cell>
          <table:table-cell office:value-type="float" office:value="0.123789654164178" calcext:value-type="float">
            <text:p>0.123789654164178</text:p>
          </table:table-cell>
          <table:table-cell office:value-type="float" office:value="0.310355585571522" calcext:value-type="float">
            <text:p>0.310355585571522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office:value-type="float" office:value="0.00148299933523723" calcext:value-type="float">
            <text:p>0.001482999335237</text:p>
          </table:table-cell>
          <table:table-cell office:value-type="float" office:value="0.133939677937472" calcext:value-type="float">
            <text:p>0.133939677937472</text:p>
          </table:table-cell>
          <table:table-cell office:value-type="float" office:value="0.377263845103918" calcext:value-type="float">
            <text:p>0.377263845103918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0120896021068938" calcext:value-type="float">
            <text:p>0.001208960210689</text:p>
          </table:table-cell>
          <table:table-cell office:value-type="float" office:value="0.121141044535496" calcext:value-type="float">
            <text:p>0.121141044535496</text:p>
          </table:table-cell>
          <table:table-cell office:value-type="float" office:value="0.241342604432859" calcext:value-type="float">
            <text:p>0.241342604432859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0.00259605257265622" calcext:value-type="float">
            <text:p>0.002596052572656</text:p>
          </table:table-cell>
          <table:table-cell office:value-type="float" office:value="0.0854028940478451" calcext:value-type="float">
            <text:p>0.085402894047845</text:p>
          </table:table-cell>
          <table:table-cell office:value-type="float" office:value="0.230175810462122" calcext:value-type="float">
            <text:p>0.230175810462122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float" office:value="0.00152274184304937" calcext:value-type="float">
            <text:p>0.001522741843049</text:p>
          </table:table-cell>
          <table:table-cell office:value-type="float" office:value="0.070929313662797" calcext:value-type="float">
            <text:p>0.070929313662797</text:p>
          </table:table-cell>
          <table:table-cell office:value-type="float" office:value="0.285090322538255" calcext:value-type="float">
            <text:p>0.28509032253825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.00721002265546955" calcext:value-type="float">
            <text:p>0.00721002265547</text:p>
          </table:table-cell>
          <table:table-cell office:value-type="float" office:value="0.148254091648151" calcext:value-type="float">
            <text:p>0.148254091648151</text:p>
          </table:table-cell>
          <table:table-cell office:value-type="float" office:value="0.429617566361317" calcext:value-type="float">
            <text:p>0.429617566361317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111697123691435" calcext:value-type="float">
            <text:p>0.011169712369144</text:p>
          </table:table-cell>
          <table:table-cell office:value-type="float" office:value="0.0772646589288246" calcext:value-type="float">
            <text:p>0.077264658928825</text:p>
          </table:table-cell>
          <table:table-cell office:value-type="float" office:value="0.274861898605203" calcext:value-type="float">
            <text:p>0.274861898605203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24" calcext:value-type="float">
            <text:p>124</text:p>
          </table:table-cell>
          <table:table-cell office:value-type="float" office:value="32" calcext:value-type="float">
            <text:p>32</text:p>
          </table:table-cell>
          <table:table-cell office:value-type="float" office:value="0.0000491821874499809" calcext:value-type="float">
            <text:p>4.91821874499809E-05</text:p>
          </table:table-cell>
          <table:table-cell office:value-type="float" office:value="0.073169858289739" calcext:value-type="float">
            <text:p>0.073169858289739</text:p>
          </table:table-cell>
          <table:table-cell office:value-type="float" office:value="0.255176495894454" calcext:value-type="float">
            <text:p>0.255176495894454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0.024985071395239" calcext:value-type="float">
            <text:p>0.024985071395239</text:p>
          </table:table-cell>
          <table:table-cell office:value-type="float" office:value="0.118540766537115" calcext:value-type="float">
            <text:p>0.118540766537115</text:p>
          </table:table-cell>
          <table:table-cell office:value-type="float" office:value="0.328884622606997" calcext:value-type="float">
            <text:p>0.328884622606997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0469218645658244" calcext:value-type="float">
            <text:p>0.004692186456582</text:p>
          </table:table-cell>
          <table:table-cell office:value-type="float" office:value="0.0927567263764174" calcext:value-type="float">
            <text:p>0.092756726376417</text:p>
          </table:table-cell>
          <table:table-cell office:value-type="float" office:value="0.272591085965062" calcext:value-type="float">
            <text:p>0.272591085965062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0.00169739755120056" calcext:value-type="float">
            <text:p>0.001697397551201</text:p>
          </table:table-cell>
          <table:table-cell office:value-type="float" office:value="0.1426113004963" calcext:value-type="float">
            <text:p>0.1426113004963</text:p>
          </table:table-cell>
          <table:table-cell office:value-type="float" office:value="0.307642431868527" calcext:value-type="float">
            <text:p>0.307642431868527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158795014049626" calcext:value-type="float">
            <text:p>0.015879501404963</text:p>
          </table:table-cell>
          <table:table-cell office:value-type="float" office:value="0.0960218628240619" calcext:value-type="float">
            <text:p>0.096021862824062</text:p>
          </table:table-cell>
          <table:table-cell office:value-type="float" office:value="0.262457612059643" calcext:value-type="float">
            <text:p>0.262457612059643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0213638448125028" calcext:value-type="float">
            <text:p>0.00213638448125</text:p>
          </table:table-cell>
          <table:table-cell office:value-type="float" office:value="0.0818875100714921" calcext:value-type="float">
            <text:p>0.081887510071492</text:p>
          </table:table-cell>
          <table:table-cell office:value-type="float" office:value="0.263737878025954" calcext:value-type="float">
            <text:p>0.263737878025954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0.000794547914797578" calcext:value-type="float">
            <text:p>0.000794547914798</text:p>
          </table:table-cell>
          <table:table-cell office:value-type="float" office:value="0.0910721964981434" calcext:value-type="float">
            <text:p>0.091072196498143</text:p>
          </table:table-cell>
          <table:table-cell office:value-type="float" office:value="0.259383539795323" calcext:value-type="float">
            <text:p>0.259383539795323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000498453136413085" calcext:value-type="float">
            <text:p>0.000498453136413</text:p>
          </table:table-cell>
          <table:table-cell office:value-type="float" office:value="0.114286783769741" calcext:value-type="float">
            <text:p>0.114286783769741</text:p>
          </table:table-cell>
          <table:table-cell office:value-type="float" office:value="0.269651488186918" calcext:value-type="float">
            <text:p>0.269651488186918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0120511268007767" calcext:value-type="float">
            <text:p>0.001205112680078</text:p>
          </table:table-cell>
          <table:table-cell office:value-type="float" office:value="0.0890147251368941" calcext:value-type="float">
            <text:p>0.089014725136894</text:p>
          </table:table-cell>
          <table:table-cell office:value-type="float" office:value="0.217538344416816" calcext:value-type="float">
            <text:p>0.217538344416816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0.00158714237390117" calcext:value-type="float">
            <text:p>0.001587142373901</text:p>
          </table:table-cell>
          <table:table-cell office:value-type="float" office:value="0.0637965024922523" calcext:value-type="float">
            <text:p>0.063796502492252</text:p>
          </table:table-cell>
          <table:table-cell office:value-type="float" office:value="0.277329839207748" calcext:value-type="float">
            <text:p>0.277329839207748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0942075131988686" calcext:value-type="float">
            <text:p>0.009420751319887</text:p>
          </table:table-cell>
          <table:table-cell office:value-type="float" office:value="0.0974480104732012" calcext:value-type="float">
            <text:p>0.097448010473201</text:p>
          </table:table-cell>
          <table:table-cell office:value-type="float" office:value="0.265345686817785" calcext:value-type="float">
            <text:p>0.26534568681778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0212897758555593" calcext:value-type="float">
            <text:p>0.002128977585556</text:p>
          </table:table-cell>
          <table:table-cell office:value-type="float" office:value="0.0974949140442217" calcext:value-type="float">
            <text:p>0.097494914044222</text:p>
          </table:table-cell>
          <table:table-cell office:value-type="float" office:value="0.272593063229033" calcext:value-type="float">
            <text:p>0.272593063229033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0.00165058882014939" calcext:value-type="float">
            <text:p>0.001650588820149</text:p>
          </table:table-cell>
          <table:table-cell office:value-type="float" office:value="0.0688036862268417" calcext:value-type="float">
            <text:p>0.068803686226842</text:p>
          </table:table-cell>
          <table:table-cell office:value-type="float" office:value="0.294187161004734" calcext:value-type="float">
            <text:p>0.294187161004734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00984191687711494" calcext:value-type="float">
            <text:p>0.000984191687711</text:p>
          </table:table-cell>
          <table:table-cell office:value-type="float" office:value="0.0533725811361513" calcext:value-type="float">
            <text:p>0.053372581136151</text:p>
          </table:table-cell>
          <table:table-cell office:value-type="float" office:value="0.259204295386152" calcext:value-type="float">
            <text:p>0.259204295386152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00520176846517284" calcext:value-type="float">
            <text:p>0.000520176846517</text:p>
          </table:table-cell>
          <table:table-cell office:value-type="float" office:value="0.0801117460220435" calcext:value-type="float">
            <text:p>0.080111746022044</text:p>
          </table:table-cell>
          <table:table-cell office:value-type="float" office:value="0.286200148039239" calcext:value-type="float">
            <text:p>0.28620014803923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 style:data-style-name="N2" text:time-value="14:04:16.5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31T14:06:30.403000000</dc:date>
    <dc:creator>User </dc:creator>
    <meta:editing-duration>PT3M46S</meta:editing-duration>
    <meta:editing-cycles>2</meta:editing-cycles>
    <meta:generator>LibreOffice/6.4.1.2$Windows_X86_64 LibreOffice_project/4d224e95b98b138af42a64d84056446d09082932</meta:generator>
    <meta:document-statistic meta:table-count="1" meta:cell-count="300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6cm" svg:y="3.703cm" style:legend-expansion="high" chart:style-name="ch2"/>
        <chart:plot-area chart:style-name="ch3" table:cell-range-address="Sheet1.A1:Sheet1.A501 Sheet1.D1:Sheet1.F501" chart:data-source-has-labels="row" svg:x="0.32cm" svg:y="0.18cm" svg:width="12.806cm" svg:height="8.64cm">
          <chartooo:coordinate-region svg:x="1.047cm" svg:y="0.38cm" svg:width="11.79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501" chart:label-cell-address="Sheet1.D1:Sheet1.D1" chart:class="chart:scatter">
            <chart:domain table:cell-range-address="Sheet1.A2:Sheet1.A501"/>
            <chart:data-point chart:repeated="500"/>
          </chart:series>
          <chart:series chart:style-name="ch7" chart:values-cell-range-address="Sheet1.E2:Sheet1.E501" chart:label-cell-address="Sheet1.E1:Sheet1.E1" chart:class="chart:scatter">
            <chart:data-point chart:repeated="500"/>
          </chart:series>
          <chart:series chart:style-name="ch8" chart:values-cell-range-address="Sheet1.F2:Sheet1.F501" chart:label-cell-address="Sheet1.F1:Sheet1.F1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Min Error</text:p>
                <draw:g>
                  <svg:desc>Sheet1.D1:Sheet1.D1</svg:desc>
                </draw:g>
              </table:table-cell>
              <table:table-cell office:value-type="string">
                <text:p> Mean Error</text:p>
                <draw:g>
                  <svg:desc>Sheet1.E1:Sheet1.E1</svg:desc>
                </draw:g>
              </table:table-cell>
              <table:table-cell office:value-type="string">
                <text:p> Max Error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01</svg:desc>
                </draw:g>
              </table:table-cell>
              <table:table-cell office:value-type="float" office:value="0.232047740267927">
                <text:p>0.232047740267927</text:p>
                <draw:g>
                  <svg:desc>Sheet1.D2:Sheet1.D501</svg:desc>
                </draw:g>
              </table:table-cell>
              <table:table-cell office:value-type="float" office:value="0.295907599827338">
                <text:p>0.295907599827338</text:p>
                <draw:g>
                  <svg:desc>Sheet1.E2:Sheet1.E501</svg:desc>
                </draw:g>
              </table:table-cell>
              <table:table-cell office:value-type="float" office:value="0.393107014719031">
                <text:p>0.393107014719031</text:p>
                <draw:g>
                  <svg:desc>Sheet1.F2:Sheet1.F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693793134285">
                <text:p>0.1693793134285</text:p>
              </table:table-cell>
              <table:table-cell office:value-type="float" office:value="0.270460364650367">
                <text:p>0.270460364650367</text:p>
              </table:table-cell>
              <table:table-cell office:value-type="float" office:value="0.509130736403758">
                <text:p>0.5091307364037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02441695714368">
                <text:p>0.202441695714368</text:p>
              </table:table-cell>
              <table:table-cell office:value-type="float" office:value="0.277721657388211">
                <text:p>0.277721657388211</text:p>
              </table:table-cell>
              <table:table-cell office:value-type="float" office:value="0.414658246160013">
                <text:p>0.414658246160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73104471399028">
                <text:p>0.173104471399028</text:p>
              </table:table-cell>
              <table:table-cell office:value-type="float" office:value="0.266572262832941">
                <text:p>0.266572262832941</text:p>
              </table:table-cell>
              <table:table-cell office:value-type="float" office:value="0.461545412316561">
                <text:p>0.4615454123165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80298080959389">
                <text:p>0.180298080959389</text:p>
              </table:table-cell>
              <table:table-cell office:value-type="float" office:value="0.284967150200551">
                <text:p>0.284967150200551</text:p>
              </table:table-cell>
              <table:table-cell office:value-type="float" office:value="0.475613958947065">
                <text:p>0.475613958947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30920351309343">
                <text:p>0.130920351309343</text:p>
              </table:table-cell>
              <table:table-cell office:value-type="float" office:value="0.242156249979203">
                <text:p>0.242156249979203</text:p>
              </table:table-cell>
              <table:table-cell office:value-type="float" office:value="0.473221330061466">
                <text:p>0.4732213300614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3310367676815">
                <text:p>0.13310367676815</text:p>
              </table:table-cell>
              <table:table-cell office:value-type="float" office:value="0.34427436422946">
                <text:p>0.34427436422946</text:p>
              </table:table-cell>
              <table:table-cell office:value-type="float" office:value="0.497150840478397">
                <text:p>0.497150840478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45704996629669">
                <text:p>0.145704996629669</text:p>
              </table:table-cell>
              <table:table-cell office:value-type="float" office:value="0.246581568256771">
                <text:p>0.246581568256771</text:p>
              </table:table-cell>
              <table:table-cell office:value-type="float" office:value="0.530051377310672">
                <text:p>0.5300513773106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34906821315824">
                <text:p>0.234906821315824</text:p>
              </table:table-cell>
              <table:table-cell office:value-type="float" office:value="0.321781471178565">
                <text:p>0.321781471178565</text:p>
              </table:table-cell>
              <table:table-cell office:value-type="float" office:value="0.433797217454219">
                <text:p>0.4337972174542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71452307471626">
                <text:p>0.271452307471626</text:p>
              </table:table-cell>
              <table:table-cell office:value-type="float" office:value="0.322974654140866">
                <text:p>0.322974654140866</text:p>
              </table:table-cell>
              <table:table-cell office:value-type="float" office:value="0.376369759490232">
                <text:p>0.376369759490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200334689226867">
                <text:p>0.200334689226867</text:p>
              </table:table-cell>
              <table:table-cell office:value-type="float" office:value="0.310179843528731">
                <text:p>0.310179843528731</text:p>
              </table:table-cell>
              <table:table-cell office:value-type="float" office:value="0.454614291594367">
                <text:p>0.4546142915943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98564229527121">
                <text:p>0.198564229527121</text:p>
              </table:table-cell>
              <table:table-cell office:value-type="float" office:value="0.281221454946415">
                <text:p>0.281221454946415</text:p>
              </table:table-cell>
              <table:table-cell office:value-type="float" office:value="0.419368802703451">
                <text:p>0.4193688027034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784789842015">
                <text:p>0.1784789842015</text:p>
              </table:table-cell>
              <table:table-cell office:value-type="float" office:value="0.273419568531296">
                <text:p>0.273419568531296</text:p>
              </table:table-cell>
              <table:table-cell office:value-type="float" office:value="0.478845271664631">
                <text:p>0.4788452716646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83428393847721">
                <text:p>0.183428393847721</text:p>
              </table:table-cell>
              <table:table-cell office:value-type="float" office:value="0.27226242590352">
                <text:p>0.27226242590352</text:p>
              </table:table-cell>
              <table:table-cell office:value-type="float" office:value="0.413790160531861">
                <text:p>0.4137901605318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10744374878712">
                <text:p>0.210744374878712</text:p>
              </table:table-cell>
              <table:table-cell office:value-type="float" office:value="0.314897159271588">
                <text:p>0.314897159271588</text:p>
              </table:table-cell>
              <table:table-cell office:value-type="float" office:value="0.430991123140422">
                <text:p>0.4309911231404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98559058967492">
                <text:p>0.198559058967492</text:p>
              </table:table-cell>
              <table:table-cell office:value-type="float" office:value="0.246570833986457">
                <text:p>0.246570833986457</text:p>
              </table:table-cell>
              <table:table-cell office:value-type="float" office:value="0.398758955095504">
                <text:p>0.3987589550955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157638089270463">
                <text:p>0.157638089270463</text:p>
              </table:table-cell>
              <table:table-cell office:value-type="float" office:value="0.288073652524312">
                <text:p>0.288073652524312</text:p>
              </table:table-cell>
              <table:table-cell office:value-type="float" office:value="0.49280753970429">
                <text:p>0.49280753970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17029425337429">
                <text:p>0.217029425337429</text:p>
              </table:table-cell>
              <table:table-cell office:value-type="float" office:value="0.292440431205607">
                <text:p>0.292440431205607</text:p>
              </table:table-cell>
              <table:table-cell office:value-type="float" office:value="0.429805256167585">
                <text:p>0.4298052561675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222309618406306">
                <text:p>0.222309618406306</text:p>
              </table:table-cell>
              <table:table-cell office:value-type="float" office:value="0.306438150144499">
                <text:p>0.306438150144499</text:p>
              </table:table-cell>
              <table:table-cell office:value-type="float" office:value="0.389879330109102">
                <text:p>0.3898793301091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88700649936141">
                <text:p>0.188700649936141</text:p>
              </table:table-cell>
              <table:table-cell office:value-type="float" office:value="0.312291791020156">
                <text:p>0.312291791020156</text:p>
              </table:table-cell>
              <table:table-cell office:value-type="float" office:value="0.442846938569697">
                <text:p>0.4428469385696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151614969678584">
                <text:p>0.151614969678584</text:p>
              </table:table-cell>
              <table:table-cell office:value-type="float" office:value="0.253222386765387">
                <text:p>0.253222386765387</text:p>
              </table:table-cell>
              <table:table-cell office:value-type="float" office:value="0.450993286768583">
                <text:p>0.4509932867685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132348042433594">
                <text:p>0.132348042433594</text:p>
              </table:table-cell>
              <table:table-cell office:value-type="float" office:value="0.217391274272709">
                <text:p>0.217391274272709</text:p>
              </table:table-cell>
              <table:table-cell office:value-type="float" office:value="0.469407271453196">
                <text:p>0.4694072714531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189095364573361">
                <text:p>0.189095364573361</text:p>
              </table:table-cell>
              <table:table-cell office:value-type="float" office:value="0.268877872304856">
                <text:p>0.268877872304856</text:p>
              </table:table-cell>
              <table:table-cell office:value-type="float" office:value="0.461227654010613">
                <text:p>0.4612276540106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197960668058051">
                <text:p>0.197960668058051</text:p>
              </table:table-cell>
              <table:table-cell office:value-type="float" office:value="0.286750092413665">
                <text:p>0.286750092413665</text:p>
              </table:table-cell>
              <table:table-cell office:value-type="float" office:value="0.442681488165791">
                <text:p>0.4426814881657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128061141366809">
                <text:p>0.128061141366809</text:p>
              </table:table-cell>
              <table:table-cell office:value-type="float" office:value="0.263273485394041">
                <text:p>0.263273485394041</text:p>
              </table:table-cell>
              <table:table-cell office:value-type="float" office:value="0.524098634674967">
                <text:p>0.5240986346749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213630637936273">
                <text:p>0.213630637936273</text:p>
              </table:table-cell>
              <table:table-cell office:value-type="float" office:value="0.284775009313037">
                <text:p>0.284775009313037</text:p>
              </table:table-cell>
              <table:table-cell office:value-type="float" office:value="0.342675349479941">
                <text:p>0.3426753494799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180114123064553">
                <text:p>0.180114123064553</text:p>
              </table:table-cell>
              <table:table-cell office:value-type="float" office:value="0.294957362007078">
                <text:p>0.294957362007078</text:p>
              </table:table-cell>
              <table:table-cell office:value-type="float" office:value="0.416054047901239">
                <text:p>0.4160540479012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04139647710552">
                <text:p>0.204139647710552</text:p>
              </table:table-cell>
              <table:table-cell office:value-type="float" office:value="0.2830856839768">
                <text:p>0.2830856839768</text:p>
              </table:table-cell>
              <table:table-cell office:value-type="float" office:value="0.408947001860966">
                <text:p>0.4089470018609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200556088635175">
                <text:p>0.200556088635175</text:p>
              </table:table-cell>
              <table:table-cell office:value-type="float" office:value="0.300809766009295">
                <text:p>0.300809766009295</text:p>
              </table:table-cell>
              <table:table-cell office:value-type="float" office:value="0.422626980484303">
                <text:p>0.4226269804843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48591990357099">
                <text:p>0.148591990357099</text:p>
              </table:table-cell>
              <table:table-cell office:value-type="float" office:value="0.246842192901862">
                <text:p>0.246842192901862</text:p>
              </table:table-cell>
              <table:table-cell office:value-type="float" office:value="0.428090432423802">
                <text:p>0.428090432423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171831350545857">
                <text:p>0.171831350545857</text:p>
              </table:table-cell>
              <table:table-cell office:value-type="float" office:value="0.254505138268914">
                <text:p>0.254505138268914</text:p>
              </table:table-cell>
              <table:table-cell office:value-type="float" office:value="0.443254827726082">
                <text:p>0.4432548277260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121176165532811">
                <text:p>0.121176165532811</text:p>
              </table:table-cell>
              <table:table-cell office:value-type="float" office:value="0.308850236455635">
                <text:p>0.308850236455635</text:p>
              </table:table-cell>
              <table:table-cell office:value-type="float" office:value="0.513277684985532">
                <text:p>0.5132776849855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66393247269583">
                <text:p>0.166393247269583</text:p>
              </table:table-cell>
              <table:table-cell office:value-type="float" office:value="0.252051543939715">
                <text:p>0.252051543939715</text:p>
              </table:table-cell>
              <table:table-cell office:value-type="float" office:value="0.398072590393799">
                <text:p>0.3980725903937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30595712285576">
                <text:p>0.130595712285576</text:p>
              </table:table-cell>
              <table:table-cell office:value-type="float" office:value="0.207624908158286">
                <text:p>0.207624908158286</text:p>
              </table:table-cell>
              <table:table-cell office:value-type="float" office:value="0.46340409488998">
                <text:p>0.46340409488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125607426673004">
                <text:p>0.125607426673004</text:p>
              </table:table-cell>
              <table:table-cell office:value-type="float" office:value="0.240552335988699">
                <text:p>0.240552335988699</text:p>
              </table:table-cell>
              <table:table-cell office:value-type="float" office:value="0.498995582932505">
                <text:p>0.4989955829325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190318309780707">
                <text:p>0.190318309780707</text:p>
              </table:table-cell>
              <table:table-cell office:value-type="float" office:value="0.266756667179736">
                <text:p>0.266756667179736</text:p>
              </table:table-cell>
              <table:table-cell office:value-type="float" office:value="0.369635822796546">
                <text:p>0.3696358227965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57811746100569">
                <text:p>0.157811746100569</text:p>
              </table:table-cell>
              <table:table-cell office:value-type="float" office:value="0.204980517936815">
                <text:p>0.204980517936815</text:p>
              </table:table-cell>
              <table:table-cell office:value-type="float" office:value="0.408288925438816">
                <text:p>0.4082889254388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11037464778306">
                <text:p>0.111037464778306</text:p>
              </table:table-cell>
              <table:table-cell office:value-type="float" office:value="0.188226188482306">
                <text:p>0.188226188482306</text:p>
              </table:table-cell>
              <table:table-cell office:value-type="float" office:value="0.425050978660725">
                <text:p>0.4250509786607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16255292094866">
                <text:p>0.116255292094866</text:p>
              </table:table-cell>
              <table:table-cell office:value-type="float" office:value="0.211133041963955">
                <text:p>0.211133041963955</text:p>
              </table:table-cell>
              <table:table-cell office:value-type="float" office:value="0.442238020955377">
                <text:p>0.4422380209553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74823397026371">
                <text:p>0.174823397026371</text:p>
              </table:table-cell>
              <table:table-cell office:value-type="float" office:value="0.288645412683846">
                <text:p>0.288645412683846</text:p>
              </table:table-cell>
              <table:table-cell office:value-type="float" office:value="0.387239242947613">
                <text:p>0.3872392429476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222452587937876">
                <text:p>0.222452587937876</text:p>
              </table:table-cell>
              <table:table-cell office:value-type="float" office:value="0.241037585325773">
                <text:p>0.241037585325773</text:p>
              </table:table-cell>
              <table:table-cell office:value-type="float" office:value="0.418837290199873">
                <text:p>0.4188372901998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119200025613245">
                <text:p>0.119200025613245</text:p>
              </table:table-cell>
              <table:table-cell office:value-type="float" office:value="0.260027226579117">
                <text:p>0.260027226579117</text:p>
              </table:table-cell>
              <table:table-cell office:value-type="float" office:value="0.467172782435224">
                <text:p>0.4671727824352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943567616993415">
                <text:p>0.0943567616993415</text:p>
              </table:table-cell>
              <table:table-cell office:value-type="float" office:value="0.204571854774614">
                <text:p>0.204571854774614</text:p>
              </table:table-cell>
              <table:table-cell office:value-type="float" office:value="0.48645215928195">
                <text:p>0.486452159281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138176239192049">
                <text:p>0.138176239192049</text:p>
              </table:table-cell>
              <table:table-cell office:value-type="float" office:value="0.261689792043396">
                <text:p>0.261689792043396</text:p>
              </table:table-cell>
              <table:table-cell office:value-type="float" office:value="0.479888436650232">
                <text:p>0.479888436650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191077928870897">
                <text:p>0.191077928870897</text:p>
              </table:table-cell>
              <table:table-cell office:value-type="float" office:value="0.255848876058185">
                <text:p>0.255848876058185</text:p>
              </table:table-cell>
              <table:table-cell office:value-type="float" office:value="0.357152982508108">
                <text:p>0.3571529825081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12785891532935">
                <text:p>0.12785891532935</text:p>
              </table:table-cell>
              <table:table-cell office:value-type="float" office:value="0.205789732624868">
                <text:p>0.205789732624868</text:p>
              </table:table-cell>
              <table:table-cell office:value-type="float" office:value="0.414977862578404">
                <text:p>0.4149778625784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128589294470228">
                <text:p>0.128589294470228</text:p>
              </table:table-cell>
              <table:table-cell office:value-type="float" office:value="0.198921415741779">
                <text:p>0.198921415741779</text:p>
              </table:table-cell>
              <table:table-cell office:value-type="float" office:value="0.454722042517793">
                <text:p>0.4547220425177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144571151761635">
                <text:p>0.144571151761635</text:p>
              </table:table-cell>
              <table:table-cell office:value-type="float" office:value="0.265566793667087">
                <text:p>0.265566793667087</text:p>
              </table:table-cell>
              <table:table-cell office:value-type="float" office:value="0.412984087045342">
                <text:p>0.4129840870453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178910155314847">
                <text:p>0.178910155314847</text:p>
              </table:table-cell>
              <table:table-cell office:value-type="float" office:value="0.27998866158481">
                <text:p>0.27998866158481</text:p>
              </table:table-cell>
              <table:table-cell office:value-type="float" office:value="0.414231382811853">
                <text:p>0.4142313828118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97787881630629">
                <text:p>0.197787881630629</text:p>
              </table:table-cell>
              <table:table-cell office:value-type="float" office:value="0.263531481160617">
                <text:p>0.263531481160617</text:p>
              </table:table-cell>
              <table:table-cell office:value-type="float" office:value="0.37314086540835">
                <text:p>0.373140865408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196348447949196">
                <text:p>0.196348447949196</text:p>
              </table:table-cell>
              <table:table-cell office:value-type="float" office:value="0.267853580500514">
                <text:p>0.267853580500514</text:p>
              </table:table-cell>
              <table:table-cell office:value-type="float" office:value="0.349998837357529">
                <text:p>0.3499988373575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1367214492389">
                <text:p>0.1367214492389</text:p>
              </table:table-cell>
              <table:table-cell office:value-type="float" office:value="0.296562941280152">
                <text:p>0.296562941280152</text:p>
              </table:table-cell>
              <table:table-cell office:value-type="float" office:value="0.413607418593901">
                <text:p>0.4136074185939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151931162843724">
                <text:p>0.151931162843724</text:p>
              </table:table-cell>
              <table:table-cell office:value-type="float" office:value="0.257428077036015">
                <text:p>0.257428077036015</text:p>
              </table:table-cell>
              <table:table-cell office:value-type="float" office:value="0.423451102462019">
                <text:p>0.4234511024620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117960931126606">
                <text:p>0.117960931126606</text:p>
              </table:table-cell>
              <table:table-cell office:value-type="float" office:value="0.249944933740325">
                <text:p>0.249944933740325</text:p>
              </table:table-cell>
              <table:table-cell office:value-type="float" office:value="0.401282393507878">
                <text:p>0.4012823935078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126432997589832">
                <text:p>0.126432997589832</text:p>
              </table:table-cell>
              <table:table-cell office:value-type="float" office:value="0.239573024534471">
                <text:p>0.239573024534471</text:p>
              </table:table-cell>
              <table:table-cell office:value-type="float" office:value="0.471970959848058">
                <text:p>0.4719709598480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205497559867875">
                <text:p>0.205497559867875</text:p>
              </table:table-cell>
              <table:table-cell office:value-type="float" office:value="0.277515823222876">
                <text:p>0.277515823222876</text:p>
              </table:table-cell>
              <table:table-cell office:value-type="float" office:value="0.37000127391535">
                <text:p>0.370001273915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168303192523336">
                <text:p>0.168303192523336</text:p>
              </table:table-cell>
              <table:table-cell office:value-type="float" office:value="0.268500794012296">
                <text:p>0.268500794012296</text:p>
              </table:table-cell>
              <table:table-cell office:value-type="float" office:value="0.362856831973348">
                <text:p>0.3628568319733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142742694935475">
                <text:p>0.142742694935475</text:p>
              </table:table-cell>
              <table:table-cell office:value-type="float" office:value="0.25191980398546">
                <text:p>0.25191980398546</text:p>
              </table:table-cell>
              <table:table-cell office:value-type="float" office:value="0.441993490481754">
                <text:p>0.4419934904817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988383696638682">
                <text:p>0.0988383696638682</text:p>
              </table:table-cell>
              <table:table-cell office:value-type="float" office:value="0.213380793871547">
                <text:p>0.213380793871547</text:p>
              </table:table-cell>
              <table:table-cell office:value-type="float" office:value="0.555415501074885">
                <text:p>0.5554155010748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09256438014146">
                <text:p>0.209256438014146</text:p>
              </table:table-cell>
              <table:table-cell office:value-type="float" office:value="0.255069088552465">
                <text:p>0.255069088552465</text:p>
              </table:table-cell>
              <table:table-cell office:value-type="float" office:value="0.368689821970689">
                <text:p>0.3686898219706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167031436649209">
                <text:p>0.167031436649209</text:p>
              </table:table-cell>
              <table:table-cell office:value-type="float" office:value="0.255674122131653">
                <text:p>0.255674122131653</text:p>
              </table:table-cell>
              <table:table-cell office:value-type="float" office:value="0.394820052783282">
                <text:p>0.3948200527832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172536986238371">
                <text:p>0.172536986238371</text:p>
              </table:table-cell>
              <table:table-cell office:value-type="float" office:value="0.243734250826514">
                <text:p>0.243734250826514</text:p>
              </table:table-cell>
              <table:table-cell office:value-type="float" office:value="0.388087495248616">
                <text:p>0.3880874952486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164609058196679">
                <text:p>0.164609058196679</text:p>
              </table:table-cell>
              <table:table-cell office:value-type="float" office:value="0.237148542231439">
                <text:p>0.237148542231439</text:p>
              </table:table-cell>
              <table:table-cell office:value-type="float" office:value="0.346433957289858">
                <text:p>0.3464339572898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10861906113665">
                <text:p>0.10861906113665</text:p>
              </table:table-cell>
              <table:table-cell office:value-type="float" office:value="0.178608553799992">
                <text:p>0.178608553799992</text:p>
              </table:table-cell>
              <table:table-cell office:value-type="float" office:value="0.411259707194211">
                <text:p>0.4112597071942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103868442167367">
                <text:p>0.103868442167367</text:p>
              </table:table-cell>
              <table:table-cell office:value-type="float" office:value="0.173317469701645">
                <text:p>0.173317469701645</text:p>
              </table:table-cell>
              <table:table-cell office:value-type="float" office:value="0.420612567906493">
                <text:p>0.4206125679064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120901941795935">
                <text:p>0.120901941795935</text:p>
              </table:table-cell>
              <table:table-cell office:value-type="float" office:value="0.277053901353196">
                <text:p>0.277053901353196</text:p>
              </table:table-cell>
              <table:table-cell office:value-type="float" office:value="0.42514576272313">
                <text:p>0.425145762723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112945782845942">
                <text:p>0.112945782845942</text:p>
              </table:table-cell>
              <table:table-cell office:value-type="float" office:value="0.216985513393934">
                <text:p>0.216985513393934</text:p>
              </table:table-cell>
              <table:table-cell office:value-type="float" office:value="0.468182968290223">
                <text:p>0.4681829682902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136231811044247">
                <text:p>0.136231811044247</text:p>
              </table:table-cell>
              <table:table-cell office:value-type="float" office:value="0.248586364451446">
                <text:p>0.248586364451446</text:p>
              </table:table-cell>
              <table:table-cell office:value-type="float" office:value="0.381188120770737">
                <text:p>0.3811881207707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140806777178781">
                <text:p>0.140806777178781</text:p>
              </table:table-cell>
              <table:table-cell office:value-type="float" office:value="0.246459714665769">
                <text:p>0.246459714665769</text:p>
              </table:table-cell>
              <table:table-cell office:value-type="float" office:value="0.368108790645184">
                <text:p>0.3681087906451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105826628457744">
                <text:p>0.105826628457744</text:p>
              </table:table-cell>
              <table:table-cell office:value-type="float" office:value="0.238037376770731">
                <text:p>0.238037376770731</text:p>
              </table:table-cell>
              <table:table-cell office:value-type="float" office:value="0.463237175869771">
                <text:p>0.4632371758697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147515181133613">
                <text:p>0.147515181133613</text:p>
              </table:table-cell>
              <table:table-cell office:value-type="float" office:value="0.256961195996403">
                <text:p>0.256961195996403</text:p>
              </table:table-cell>
              <table:table-cell office:value-type="float" office:value="0.38080771464547">
                <text:p>0.380807714645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154956048524068">
                <text:p>0.154956048524068</text:p>
              </table:table-cell>
              <table:table-cell office:value-type="float" office:value="0.251232590444497">
                <text:p>0.251232590444497</text:p>
              </table:table-cell>
              <table:table-cell office:value-type="float" office:value="0.39223045665825">
                <text:p>0.392230456658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143764394658192">
                <text:p>0.143764394658192</text:p>
              </table:table-cell>
              <table:table-cell office:value-type="float" office:value="0.239746036509835">
                <text:p>0.239746036509835</text:p>
              </table:table-cell>
              <table:table-cell office:value-type="float" office:value="0.344504420664366">
                <text:p>0.3445044206643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18125981568657">
                <text:p>0.18125981568657</text:p>
              </table:table-cell>
              <table:table-cell office:value-type="float" office:value="0.271722813593884">
                <text:p>0.271722813593884</text:p>
              </table:table-cell>
              <table:table-cell office:value-type="float" office:value="0.359171809082725">
                <text:p>0.3591718090827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164190070986941">
                <text:p>0.164190070986941</text:p>
              </table:table-cell>
              <table:table-cell office:value-type="float" office:value="0.244227849535517">
                <text:p>0.244227849535517</text:p>
              </table:table-cell>
              <table:table-cell office:value-type="float" office:value="0.374485490706321">
                <text:p>0.3744854907063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165859458209364">
                <text:p>0.165859458209364</text:p>
              </table:table-cell>
              <table:table-cell office:value-type="float" office:value="0.246662683413266">
                <text:p>0.246662683413266</text:p>
              </table:table-cell>
              <table:table-cell office:value-type="float" office:value="0.347771829171511">
                <text:p>0.3477718291715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178140859706585">
                <text:p>0.178140859706585</text:p>
              </table:table-cell>
              <table:table-cell office:value-type="float" office:value="0.239068640637152">
                <text:p>0.239068640637152</text:p>
              </table:table-cell>
              <table:table-cell office:value-type="float" office:value="0.356498113164095">
                <text:p>0.3564981131640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13832879929892">
                <text:p>0.13832879929892</text:p>
              </table:table-cell>
              <table:table-cell office:value-type="float" office:value="0.223452892582808">
                <text:p>0.223452892582808</text:p>
              </table:table-cell>
              <table:table-cell office:value-type="float" office:value="0.353167959344017">
                <text:p>0.3531679593440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143204119674607">
                <text:p>0.143204119674607</text:p>
              </table:table-cell>
              <table:table-cell office:value-type="float" office:value="0.23330141431004">
                <text:p>0.23330141431004</text:p>
              </table:table-cell>
              <table:table-cell office:value-type="float" office:value="0.394006965913997">
                <text:p>0.3940069659139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132290284499538">
                <text:p>0.132290284499538</text:p>
              </table:table-cell>
              <table:table-cell office:value-type="float" office:value="0.22540500454338">
                <text:p>0.22540500454338</text:p>
              </table:table-cell>
              <table:table-cell office:value-type="float" office:value="0.390318367133543">
                <text:p>0.3903183671335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105732021397282">
                <text:p>0.105732021397282</text:p>
              </table:table-cell>
              <table:table-cell office:value-type="float" office:value="0.193275473322474">
                <text:p>0.193275473322474</text:p>
              </table:table-cell>
              <table:table-cell office:value-type="float" office:value="0.44610139319609">
                <text:p>0.446101393196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857470412458942">
                <text:p>0.0857470412458942</text:p>
              </table:table-cell>
              <table:table-cell office:value-type="float" office:value="0.143157296529468">
                <text:p>0.143157296529468</text:p>
              </table:table-cell>
              <table:table-cell office:value-type="float" office:value="0.417749699776107">
                <text:p>0.4177496997761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756795909542306">
                <text:p>0.0756795909542306</text:p>
              </table:table-cell>
              <table:table-cell office:value-type="float" office:value="0.17681782358465">
                <text:p>0.17681782358465</text:p>
              </table:table-cell>
              <table:table-cell office:value-type="float" office:value="0.428608662229929">
                <text:p>0.4286086622299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719001911626049">
                <text:p>0.0719001911626049</text:p>
              </table:table-cell>
              <table:table-cell office:value-type="float" office:value="0.1467935069368">
                <text:p>0.1467935069368</text:p>
              </table:table-cell>
              <table:table-cell office:value-type="float" office:value="0.425302006758079">
                <text:p>0.4253020067580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817823332016454">
                <text:p>0.0817823332016454</text:p>
              </table:table-cell>
              <table:table-cell office:value-type="float" office:value="0.191900041868727">
                <text:p>0.191900041868727</text:p>
              </table:table-cell>
              <table:table-cell office:value-type="float" office:value="0.418978337431227">
                <text:p>0.4189783374312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114206092537785">
                <text:p>0.114206092537785</text:p>
              </table:table-cell>
              <table:table-cell office:value-type="float" office:value="0.206390775686028">
                <text:p>0.206390775686028</text:p>
              </table:table-cell>
              <table:table-cell office:value-type="float" office:value="0.385163611375234">
                <text:p>0.3851636113752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122327533254655">
                <text:p>0.122327533254655</text:p>
              </table:table-cell>
              <table:table-cell office:value-type="float" office:value="0.268973714083831">
                <text:p>0.268973714083831</text:p>
              </table:table-cell>
              <table:table-cell office:value-type="float" office:value="0.431383225904975">
                <text:p>0.4313832259049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127644579618715">
                <text:p>0.127644579618715</text:p>
              </table:table-cell>
              <table:table-cell office:value-type="float" office:value="0.23844234002365">
                <text:p>0.23844234002365</text:p>
              </table:table-cell>
              <table:table-cell office:value-type="float" office:value="0.521980842493519">
                <text:p>0.5219808424935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112196347766201">
                <text:p>0.112196347766201</text:p>
              </table:table-cell>
              <table:table-cell office:value-type="float" office:value="0.253425682217758">
                <text:p>0.253425682217758</text:p>
              </table:table-cell>
              <table:table-cell office:value-type="float" office:value="0.359399040602851">
                <text:p>0.3593990406028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179708520239933">
                <text:p>0.179708520239933</text:p>
              </table:table-cell>
              <table:table-cell office:value-type="float" office:value="0.250332746936716">
                <text:p>0.250332746936716</text:p>
              </table:table-cell>
              <table:table-cell office:value-type="float" office:value="0.359859472143918">
                <text:p>0.359859472143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127569608210433">
                <text:p>0.127569608210433</text:p>
              </table:table-cell>
              <table:table-cell office:value-type="float" office:value="0.239632641098869">
                <text:p>0.239632641098869</text:p>
              </table:table-cell>
              <table:table-cell office:value-type="float" office:value="0.36529563639087">
                <text:p>0.365295636390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923879865889183">
                <text:p>0.0923879865889183</text:p>
              </table:table-cell>
              <table:table-cell office:value-type="float" office:value="0.2414385038498">
                <text:p>0.2414385038498</text:p>
              </table:table-cell>
              <table:table-cell office:value-type="float" office:value="0.444105082047277">
                <text:p>0.4441050820472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107130787311342">
                <text:p>0.107130787311342</text:p>
              </table:table-cell>
              <table:table-cell office:value-type="float" office:value="0.243579942289846">
                <text:p>0.243579942289846</text:p>
              </table:table-cell>
              <table:table-cell office:value-type="float" office:value="0.425586942065786">
                <text:p>0.4255869420657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102720184117611">
                <text:p>0.102720184117611</text:p>
              </table:table-cell>
              <table:table-cell office:value-type="float" office:value="0.192719025816034">
                <text:p>0.192719025816034</text:p>
              </table:table-cell>
              <table:table-cell office:value-type="float" office:value="0.387422329384765">
                <text:p>0.3874223293847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779060163878684">
                <text:p>0.0779060163878684</text:p>
              </table:table-cell>
              <table:table-cell office:value-type="float" office:value="0.172287731064229">
                <text:p>0.172287731064229</text:p>
              </table:table-cell>
              <table:table-cell office:value-type="float" office:value="0.389163435702174">
                <text:p>0.3891634357021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148970840035408">
                <text:p>0.148970840035408</text:p>
              </table:table-cell>
              <table:table-cell office:value-type="float" office:value="0.243927564549701">
                <text:p>0.243927564549701</text:p>
              </table:table-cell>
              <table:table-cell office:value-type="float" office:value="0.327748809960681">
                <text:p>0.3277488099606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180321422428099">
                <text:p>0.180321422428099</text:p>
              </table:table-cell>
              <table:table-cell office:value-type="float" office:value="0.231447359549922">
                <text:p>0.231447359549922</text:p>
              </table:table-cell>
              <table:table-cell office:value-type="float" office:value="0.333996003448043">
                <text:p>0.3339960034480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152874914885113">
                <text:p>0.152874914885113</text:p>
              </table:table-cell>
              <table:table-cell office:value-type="float" office:value="0.236439069897024">
                <text:p>0.236439069897024</text:p>
              </table:table-cell>
              <table:table-cell office:value-type="float" office:value="0.349644850874105">
                <text:p>0.3496448508741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144458637480533">
                <text:p>0.144458637480533</text:p>
              </table:table-cell>
              <table:table-cell office:value-type="float" office:value="0.215990554233965">
                <text:p>0.215990554233965</text:p>
              </table:table-cell>
              <table:table-cell office:value-type="float" office:value="0.337076676137514">
                <text:p>0.3370766761375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126802402793107">
                <text:p>0.126802402793107</text:p>
              </table:table-cell>
              <table:table-cell office:value-type="float" office:value="0.191098743395875">
                <text:p>0.191098743395875</text:p>
              </table:table-cell>
              <table:table-cell office:value-type="float" office:value="0.33737539090479">
                <text:p>0.337375390904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134847629486396">
                <text:p>0.134847629486396</text:p>
              </table:table-cell>
              <table:table-cell office:value-type="float" office:value="0.24395795313273">
                <text:p>0.24395795313273</text:p>
              </table:table-cell>
              <table:table-cell office:value-type="float" office:value="0.341486903995018">
                <text:p>0.3414869039950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118938935394628">
                <text:p>0.118938935394628</text:p>
              </table:table-cell>
              <table:table-cell office:value-type="float" office:value="0.238933540590412">
                <text:p>0.238933540590412</text:p>
              </table:table-cell>
              <table:table-cell office:value-type="float" office:value="0.360147692893935">
                <text:p>0.3601476928939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944285108163822">
                <text:p>0.0944285108163822</text:p>
              </table:table-cell>
              <table:table-cell office:value-type="float" office:value="0.20689451209511">
                <text:p>0.20689451209511</text:p>
              </table:table-cell>
              <table:table-cell office:value-type="float" office:value="0.348451787679766">
                <text:p>0.3484517876797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136012755661264">
                <text:p>0.136012755661264</text:p>
              </table:table-cell>
              <table:table-cell office:value-type="float" office:value="0.253026073939365">
                <text:p>0.253026073939365</text:p>
              </table:table-cell>
              <table:table-cell office:value-type="float" office:value="0.325368766373093">
                <text:p>0.3253687663730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119091473778162">
                <text:p>0.119091473778162</text:p>
              </table:table-cell>
              <table:table-cell office:value-type="float" office:value="0.244521042149162">
                <text:p>0.244521042149162</text:p>
              </table:table-cell>
              <table:table-cell office:value-type="float" office:value="0.390875072510261">
                <text:p>0.3908750725102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928013620673148">
                <text:p>0.0928013620673148</text:p>
              </table:table-cell>
              <table:table-cell office:value-type="float" office:value="0.18533938372638">
                <text:p>0.18533938372638</text:p>
              </table:table-cell>
              <table:table-cell office:value-type="float" office:value="0.324338596843563">
                <text:p>0.324338596843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11911046504411">
                <text:p>0.11911046504411</text:p>
              </table:table-cell>
              <table:table-cell office:value-type="float" office:value="0.204613164576388">
                <text:p>0.204613164576388</text:p>
              </table:table-cell>
              <table:table-cell office:value-type="float" office:value="0.337935347900638">
                <text:p>0.3379353479006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154938035444658">
                <text:p>0.154938035444658</text:p>
              </table:table-cell>
              <table:table-cell office:value-type="float" office:value="0.222709031129007">
                <text:p>0.222709031129007</text:p>
              </table:table-cell>
              <table:table-cell office:value-type="float" office:value="0.371210232400673">
                <text:p>0.3712102324006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124530091132096">
                <text:p>0.124530091132096</text:p>
              </table:table-cell>
              <table:table-cell office:value-type="float" office:value="0.20075940554662">
                <text:p>0.20075940554662</text:p>
              </table:table-cell>
              <table:table-cell office:value-type="float" office:value="0.370669549837324">
                <text:p>0.3706695498373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118905829084342">
                <text:p>0.118905829084342</text:p>
              </table:table-cell>
              <table:table-cell office:value-type="float" office:value="0.207250550627707">
                <text:p>0.207250550627707</text:p>
              </table:table-cell>
              <table:table-cell office:value-type="float" office:value="0.312902062095327">
                <text:p>0.3129020620953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812305516957404">
                <text:p>0.0812305516957404</text:p>
              </table:table-cell>
              <table:table-cell office:value-type="float" office:value="0.210564159568729">
                <text:p>0.210564159568729</text:p>
              </table:table-cell>
              <table:table-cell office:value-type="float" office:value="0.363139481867987">
                <text:p>0.3631394818679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792977632363292">
                <text:p>0.0792977632363292</text:p>
              </table:table-cell>
              <table:table-cell office:value-type="float" office:value="0.19959456625724">
                <text:p>0.19959456625724</text:p>
              </table:table-cell>
              <table:table-cell office:value-type="float" office:value="0.349919605158841">
                <text:p>0.3499196051588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164895152245405">
                <text:p>0.164895152245405</text:p>
              </table:table-cell>
              <table:table-cell office:value-type="float" office:value="0.220621108865611">
                <text:p>0.220621108865611</text:p>
              </table:table-cell>
              <table:table-cell office:value-type="float" office:value="0.358830889630763">
                <text:p>0.3588308896307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133916825895296">
                <text:p>0.133916825895296</text:p>
              </table:table-cell>
              <table:table-cell office:value-type="float" office:value="0.211845097729908">
                <text:p>0.211845097729908</text:p>
              </table:table-cell>
              <table:table-cell office:value-type="float" office:value="0.349496020184077">
                <text:p>0.3494960201840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107488793627918">
                <text:p>0.107488793627918</text:p>
              </table:table-cell>
              <table:table-cell office:value-type="float" office:value="0.226670521810544">
                <text:p>0.226670521810544</text:p>
              </table:table-cell>
              <table:table-cell office:value-type="float" office:value="0.365663631250272">
                <text:p>0.3656636312502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10438637718234">
                <text:p>0.10438637718234</text:p>
              </table:table-cell>
              <table:table-cell office:value-type="float" office:value="0.196382348670774">
                <text:p>0.196382348670774</text:p>
              </table:table-cell>
              <table:table-cell office:value-type="float" office:value="0.388928151626543">
                <text:p>0.3889281516265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111123513826296">
                <text:p>0.111123513826296</text:p>
              </table:table-cell>
              <table:table-cell office:value-type="float" office:value="0.208092143192062">
                <text:p>0.208092143192062</text:p>
              </table:table-cell>
              <table:table-cell office:value-type="float" office:value="0.355320514055749">
                <text:p>0.3553205140557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145233132863405">
                <text:p>0.145233132863405</text:p>
              </table:table-cell>
              <table:table-cell office:value-type="float" office:value="0.235224844512966">
                <text:p>0.235224844512966</text:p>
              </table:table-cell>
              <table:table-cell office:value-type="float" office:value="0.346390794242948">
                <text:p>0.3463907942429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127894474006847">
                <text:p>0.127894474006847</text:p>
              </table:table-cell>
              <table:table-cell office:value-type="float" office:value="0.223158942825641">
                <text:p>0.223158942825641</text:p>
              </table:table-cell>
              <table:table-cell office:value-type="float" office:value="0.347238048578892">
                <text:p>0.3472380485788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137939928591106">
                <text:p>0.137939928591106</text:p>
              </table:table-cell>
              <table:table-cell office:value-type="float" office:value="0.213791175581531">
                <text:p>0.213791175581531</text:p>
              </table:table-cell>
              <table:table-cell office:value-type="float" office:value="0.341566843577522">
                <text:p>0.3415668435775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152218916176618">
                <text:p>0.152218916176618</text:p>
              </table:table-cell>
              <table:table-cell office:value-type="float" office:value="0.22219130396262">
                <text:p>0.22219130396262</text:p>
              </table:table-cell>
              <table:table-cell office:value-type="float" office:value="0.353835257801111">
                <text:p>0.3538352578011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117609881959239">
                <text:p>0.117609881959239</text:p>
              </table:table-cell>
              <table:table-cell office:value-type="float" office:value="0.214007801155699">
                <text:p>0.214007801155699</text:p>
              </table:table-cell>
              <table:table-cell office:value-type="float" office:value="0.326249437703978">
                <text:p>0.3262494377039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948038904439087">
                <text:p>0.0948038904439087</text:p>
              </table:table-cell>
              <table:table-cell office:value-type="float" office:value="0.201777343431911">
                <text:p>0.201777343431911</text:p>
              </table:table-cell>
              <table:table-cell office:value-type="float" office:value="0.340373262876119">
                <text:p>0.340373262876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792174550093838">
                <text:p>0.0792174550093838</text:p>
              </table:table-cell>
              <table:table-cell office:value-type="float" office:value="0.218191087519138">
                <text:p>0.218191087519138</text:p>
              </table:table-cell>
              <table:table-cell office:value-type="float" office:value="0.336164495463408">
                <text:p>0.3361644954634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834065187188831">
                <text:p>0.0834065187188831</text:p>
              </table:table-cell>
              <table:table-cell office:value-type="float" office:value="0.197883320020121">
                <text:p>0.197883320020121</text:p>
              </table:table-cell>
              <table:table-cell office:value-type="float" office:value="0.375558800698799">
                <text:p>0.3755588006987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104535326280818">
                <text:p>0.104535326280818</text:p>
              </table:table-cell>
              <table:table-cell office:value-type="float" office:value="0.22982082537197">
                <text:p>0.22982082537197</text:p>
              </table:table-cell>
              <table:table-cell office:value-type="float" office:value="0.37131447605384">
                <text:p>0.371314476053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109180400297383">
                <text:p>0.109180400297383</text:p>
              </table:table-cell>
              <table:table-cell office:value-type="float" office:value="0.225357805653854">
                <text:p>0.225357805653854</text:p>
              </table:table-cell>
              <table:table-cell office:value-type="float" office:value="0.359898439409156">
                <text:p>0.3598984394091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107273762797149">
                <text:p>0.107273762797149</text:p>
              </table:table-cell>
              <table:table-cell office:value-type="float" office:value="0.224493340778197">
                <text:p>0.224493340778197</text:p>
              </table:table-cell>
              <table:table-cell office:value-type="float" office:value="0.364440743812972">
                <text:p>0.3644407438129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527656288836758">
                <text:p>0.0527656288836758</text:p>
              </table:table-cell>
              <table:table-cell office:value-type="float" office:value="0.223740219737243">
                <text:p>0.223740219737243</text:p>
              </table:table-cell>
              <table:table-cell office:value-type="float" office:value="0.491227065433409">
                <text:p>0.4912270654334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111547297735455">
                <text:p>0.111547297735455</text:p>
              </table:table-cell>
              <table:table-cell office:value-type="float" office:value="0.191243885221995">
                <text:p>0.191243885221995</text:p>
              </table:table-cell>
              <table:table-cell office:value-type="float" office:value="0.354003817725775">
                <text:p>0.3540038177257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834543096673985">
                <text:p>0.0834543096673985</text:p>
              </table:table-cell>
              <table:table-cell office:value-type="float" office:value="0.206932048543783">
                <text:p>0.206932048543783</text:p>
              </table:table-cell>
              <table:table-cell office:value-type="float" office:value="0.38769310190376">
                <text:p>0.387693101903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603376953782961">
                <text:p>0.0603376953782961</text:p>
              </table:table-cell>
              <table:table-cell office:value-type="float" office:value="0.181890240093273">
                <text:p>0.181890240093273</text:p>
              </table:table-cell>
              <table:table-cell office:value-type="float" office:value="0.319528961294749">
                <text:p>0.3195289612947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626283879861763">
                <text:p>0.0626283879861763</text:p>
              </table:table-cell>
              <table:table-cell office:value-type="float" office:value="0.165255079707046">
                <text:p>0.165255079707046</text:p>
              </table:table-cell>
              <table:table-cell office:value-type="float" office:value="0.361494356491693">
                <text:p>0.3614943564916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966952574963318">
                <text:p>0.0966952574963318</text:p>
              </table:table-cell>
              <table:table-cell office:value-type="float" office:value="0.231326871784468">
                <text:p>0.231326871784468</text:p>
              </table:table-cell>
              <table:table-cell office:value-type="float" office:value="0.377426725117392">
                <text:p>0.3774267251173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744309643423432">
                <text:p>0.0744309643423432</text:p>
              </table:table-cell>
              <table:table-cell office:value-type="float" office:value="0.207300039546587">
                <text:p>0.207300039546587</text:p>
              </table:table-cell>
              <table:table-cell office:value-type="float" office:value="0.363265578727055">
                <text:p>0.3632655787270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114509131784816">
                <text:p>0.114509131784816</text:p>
              </table:table-cell>
              <table:table-cell office:value-type="float" office:value="0.198215145856332">
                <text:p>0.198215145856332</text:p>
              </table:table-cell>
              <table:table-cell office:value-type="float" office:value="0.321276474282847">
                <text:p>0.3212764742828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10263416961401">
                <text:p>0.10263416961401</text:p>
              </table:table-cell>
              <table:table-cell office:value-type="float" office:value="0.218946482349268">
                <text:p>0.218946482349268</text:p>
              </table:table-cell>
              <table:table-cell office:value-type="float" office:value="0.32024299945118">
                <text:p>0.320242999451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101146365338893">
                <text:p>0.101146365338893</text:p>
              </table:table-cell>
              <table:table-cell office:value-type="float" office:value="0.174079013083344">
                <text:p>0.174079013083344</text:p>
              </table:table-cell>
              <table:table-cell office:value-type="float" office:value="0.311947956728326">
                <text:p>0.3119479567283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958178786228602">
                <text:p>0.0958178786228602</text:p>
              </table:table-cell>
              <table:table-cell office:value-type="float" office:value="0.224518223762494">
                <text:p>0.224518223762494</text:p>
              </table:table-cell>
              <table:table-cell office:value-type="float" office:value="0.387739414217798">
                <text:p>0.3877394142177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756362768470733">
                <text:p>0.0756362768470733</text:p>
              </table:table-cell>
              <table:table-cell office:value-type="float" office:value="0.17256827110348">
                <text:p>0.17256827110348</text:p>
              </table:table-cell>
              <table:table-cell office:value-type="float" office:value="0.379454043294797">
                <text:p>0.3794540432947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12858566014571">
                <text:p>0.12858566014571</text:p>
              </table:table-cell>
              <table:table-cell office:value-type="float" office:value="0.198592244971365">
                <text:p>0.198592244971365</text:p>
              </table:table-cell>
              <table:table-cell office:value-type="float" office:value="0.338765036795396">
                <text:p>0.3387650367953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124484074320127">
                <text:p>0.124484074320127</text:p>
              </table:table-cell>
              <table:table-cell office:value-type="float" office:value="0.211609002721645">
                <text:p>0.211609002721645</text:p>
              </table:table-cell>
              <table:table-cell office:value-type="float" office:value="0.35332828460743">
                <text:p>0.353328284607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115029663992204">
                <text:p>0.115029663992204</text:p>
              </table:table-cell>
              <table:table-cell office:value-type="float" office:value="0.191866741732725">
                <text:p>0.191866741732725</text:p>
              </table:table-cell>
              <table:table-cell office:value-type="float" office:value="0.325083489253431">
                <text:p>0.3250834892534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122161157985444">
                <text:p>0.122161157985444</text:p>
              </table:table-cell>
              <table:table-cell office:value-type="float" office:value="0.215171746574483">
                <text:p>0.215171746574483</text:p>
              </table:table-cell>
              <table:table-cell office:value-type="float" office:value="0.347682425332202">
                <text:p>0.3476824253322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110559469105645">
                <text:p>0.110559469105645</text:p>
              </table:table-cell>
              <table:table-cell office:value-type="float" office:value="0.223901729835371">
                <text:p>0.223901729835371</text:p>
              </table:table-cell>
              <table:table-cell office:value-type="float" office:value="0.347362051644499">
                <text:p>0.3473620516444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974848426896836">
                <text:p>0.0974848426896836</text:p>
              </table:table-cell>
              <table:table-cell office:value-type="float" office:value="0.192257674211453">
                <text:p>0.192257674211453</text:p>
              </table:table-cell>
              <table:table-cell office:value-type="float" office:value="0.296486277110335">
                <text:p>0.2964862771103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124895698329663">
                <text:p>0.124895698329663</text:p>
              </table:table-cell>
              <table:table-cell office:value-type="float" office:value="0.182221505281901">
                <text:p>0.182221505281901</text:p>
              </table:table-cell>
              <table:table-cell office:value-type="float" office:value="0.347565681241222">
                <text:p>0.3475656812412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966359141349602">
                <text:p>0.0966359141349602</text:p>
              </table:table-cell>
              <table:table-cell office:value-type="float" office:value="0.157441763577875">
                <text:p>0.157441763577875</text:p>
              </table:table-cell>
              <table:table-cell office:value-type="float" office:value="0.308689864351972">
                <text:p>0.3086898643519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897302464424758">
                <text:p>0.0897302464424758</text:p>
              </table:table-cell>
              <table:table-cell office:value-type="float" office:value="0.178844964228127">
                <text:p>0.178844964228127</text:p>
              </table:table-cell>
              <table:table-cell office:value-type="float" office:value="0.308481279655177">
                <text:p>0.3084812796551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127962895409928">
                <text:p>0.127962895409928</text:p>
              </table:table-cell>
              <table:table-cell office:value-type="float" office:value="0.200408664339049">
                <text:p>0.200408664339049</text:p>
              </table:table-cell>
              <table:table-cell office:value-type="float" office:value="0.344056689751744">
                <text:p>0.3440566897517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108041124185317">
                <text:p>0.108041124185317</text:p>
              </table:table-cell>
              <table:table-cell office:value-type="float" office:value="0.200199345752096">
                <text:p>0.200199345752096</text:p>
              </table:table-cell>
              <table:table-cell office:value-type="float" office:value="0.337609963372284">
                <text:p>0.3376099633722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109089857019776">
                <text:p>0.109089857019776</text:p>
              </table:table-cell>
              <table:table-cell office:value-type="float" office:value="0.1565891076936">
                <text:p>0.1565891076936</text:p>
              </table:table-cell>
              <table:table-cell office:value-type="float" office:value="0.294196135015445">
                <text:p>0.2941961350154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834061609995143">
                <text:p>0.0834061609995143</text:p>
              </table:table-cell>
              <table:table-cell office:value-type="float" office:value="0.185938438568545">
                <text:p>0.185938438568545</text:p>
              </table:table-cell>
              <table:table-cell office:value-type="float" office:value="0.327528279373912">
                <text:p>0.3275282793739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833841575415383">
                <text:p>0.0833841575415383</text:p>
              </table:table-cell>
              <table:table-cell office:value-type="float" office:value="0.174699696443682">
                <text:p>0.174699696443682</text:p>
              </table:table-cell>
              <table:table-cell office:value-type="float" office:value="0.337953503383884">
                <text:p>0.3379535033838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772824994515534">
                <text:p>0.0772824994515534</text:p>
              </table:table-cell>
              <table:table-cell office:value-type="float" office:value="0.203265449152597">
                <text:p>0.203265449152597</text:p>
              </table:table-cell>
              <table:table-cell office:value-type="float" office:value="0.300014904479043">
                <text:p>0.3000149044790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819929569051071">
                <text:p>0.0819929569051071</text:p>
              </table:table-cell>
              <table:table-cell office:value-type="float" office:value="0.182929553345499">
                <text:p>0.182929553345499</text:p>
              </table:table-cell>
              <table:table-cell office:value-type="float" office:value="0.316591423645136">
                <text:p>0.3165914236451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791237110349609">
                <text:p>0.0791237110349609</text:p>
              </table:table-cell>
              <table:table-cell office:value-type="float" office:value="0.175111339293322">
                <text:p>0.175111339293322</text:p>
              </table:table-cell>
              <table:table-cell office:value-type="float" office:value="0.372862401365283">
                <text:p>0.3728624013652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926246387743675">
                <text:p>0.0926246387743675</text:p>
              </table:table-cell>
              <table:table-cell office:value-type="float" office:value="0.182589978603218">
                <text:p>0.182589978603218</text:p>
              </table:table-cell>
              <table:table-cell office:value-type="float" office:value="0.317477899560993">
                <text:p>0.3174778995609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854253685429013">
                <text:p>0.0854253685429013</text:p>
              </table:table-cell>
              <table:table-cell office:value-type="float" office:value="0.234513167112369">
                <text:p>0.234513167112369</text:p>
              </table:table-cell>
              <table:table-cell office:value-type="float" office:value="0.338480923106116">
                <text:p>0.3384809231061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178062276064147">
                <text:p>0.178062276064147</text:p>
              </table:table-cell>
              <table:table-cell office:value-type="float" office:value="0.188365893557298">
                <text:p>0.188365893557298</text:p>
              </table:table-cell>
              <table:table-cell office:value-type="float" office:value="0.201468238307566">
                <text:p>0.2014682383075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766687176096794">
                <text:p>0.0766687176096794</text:p>
              </table:table-cell>
              <table:table-cell office:value-type="float" office:value="0.196220742383901">
                <text:p>0.196220742383901</text:p>
              </table:table-cell>
              <table:table-cell office:value-type="float" office:value="0.297849298981463">
                <text:p>0.2978492989814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905276190446841">
                <text:p>0.0905276190446841</text:p>
              </table:table-cell>
              <table:table-cell office:value-type="float" office:value="0.163120210318326">
                <text:p>0.163120210318326</text:p>
              </table:table-cell>
              <table:table-cell office:value-type="float" office:value="0.298043012213785">
                <text:p>0.2980430122137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88989550913809">
                <text:p>0.088989550913809</text:p>
              </table:table-cell>
              <table:table-cell office:value-type="float" office:value="0.207114842947849">
                <text:p>0.207114842947849</text:p>
              </table:table-cell>
              <table:table-cell office:value-type="float" office:value="0.336719308017387">
                <text:p>0.3367193080173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109644641930105">
                <text:p>0.109644641930105</text:p>
              </table:table-cell>
              <table:table-cell office:value-type="float" office:value="0.190361107141372">
                <text:p>0.190361107141372</text:p>
              </table:table-cell>
              <table:table-cell office:value-type="float" office:value="0.354738993245553">
                <text:p>0.3547389932455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861316138898452">
                <text:p>0.0861316138898452</text:p>
              </table:table-cell>
              <table:table-cell office:value-type="float" office:value="0.152218709751979">
                <text:p>0.152218709751979</text:p>
              </table:table-cell>
              <table:table-cell office:value-type="float" office:value="0.338972513279519">
                <text:p>0.3389725132795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926047061043619">
                <text:p>0.0926047061043619</text:p>
              </table:table-cell>
              <table:table-cell office:value-type="float" office:value="0.206071684039768">
                <text:p>0.206071684039768</text:p>
              </table:table-cell>
              <table:table-cell office:value-type="float" office:value="0.333207274710502">
                <text:p>0.3332072747105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882887089736798">
                <text:p>0.0882887089736798</text:p>
              </table:table-cell>
              <table:table-cell office:value-type="float" office:value="0.168510309555459">
                <text:p>0.168510309555459</text:p>
              </table:table-cell>
              <table:table-cell office:value-type="float" office:value="0.347287594605755">
                <text:p>0.3472875946057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111185537559413">
                <text:p>0.111185537559413</text:p>
              </table:table-cell>
              <table:table-cell office:value-type="float" office:value="0.165414079691491">
                <text:p>0.165414079691491</text:p>
              </table:table-cell>
              <table:table-cell office:value-type="float" office:value="0.359544754630389">
                <text:p>0.3595447546303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101662434314302">
                <text:p>0.101662434314302</text:p>
              </table:table-cell>
              <table:table-cell office:value-type="float" office:value="0.199666959799359">
                <text:p>0.199666959799359</text:p>
              </table:table-cell>
              <table:table-cell office:value-type="float" office:value="0.350248783407754">
                <text:p>0.3502487834077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100333712586573">
                <text:p>0.100333712586573</text:p>
              </table:table-cell>
              <table:table-cell office:value-type="float" office:value="0.179980443681624">
                <text:p>0.179980443681624</text:p>
              </table:table-cell>
              <table:table-cell office:value-type="float" office:value="0.333427374589866">
                <text:p>0.3334273745898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840812150981507">
                <text:p>0.0840812150981507</text:p>
              </table:table-cell>
              <table:table-cell office:value-type="float" office:value="0.159903492348077">
                <text:p>0.159903492348077</text:p>
              </table:table-cell>
              <table:table-cell office:value-type="float" office:value="0.274277318112894">
                <text:p>0.2742773181128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455698060111383">
                <text:p>0.0455698060111383</text:p>
              </table:table-cell>
              <table:table-cell office:value-type="float" office:value="0.178022907961689">
                <text:p>0.178022907961689</text:p>
              </table:table-cell>
              <table:table-cell office:value-type="float" office:value="0.276079579719412">
                <text:p>0.2760795797194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429120090179392">
                <text:p>0.0429120090179392</text:p>
              </table:table-cell>
              <table:table-cell office:value-type="float" office:value="0.134973320849477">
                <text:p>0.134973320849477</text:p>
              </table:table-cell>
              <table:table-cell office:value-type="float" office:value="0.341566869319114">
                <text:p>0.3415668693191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574320507304814">
                <text:p>0.0574320507304814</text:p>
              </table:table-cell>
              <table:table-cell office:value-type="float" office:value="0.221938107615644">
                <text:p>0.221938107615644</text:p>
              </table:table-cell>
              <table:table-cell office:value-type="float" office:value="0.398475682060623">
                <text:p>0.3984756820606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102477450336529">
                <text:p>0.102477450336529</text:p>
              </table:table-cell>
              <table:table-cell office:value-type="float" office:value="0.176717139457057">
                <text:p>0.176717139457057</text:p>
              </table:table-cell>
              <table:table-cell office:value-type="float" office:value="0.29351094230369">
                <text:p>0.293510942303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599569753902331">
                <text:p>0.0599569753902331</text:p>
              </table:table-cell>
              <table:table-cell office:value-type="float" office:value="0.171755560399211">
                <text:p>0.171755560399211</text:p>
              </table:table-cell>
              <table:table-cell office:value-type="float" office:value="0.307076981228619">
                <text:p>0.3070769812286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669684554705094">
                <text:p>0.0669684554705094</text:p>
              </table:table-cell>
              <table:table-cell office:value-type="float" office:value="0.139574782782992">
                <text:p>0.139574782782992</text:p>
              </table:table-cell>
              <table:table-cell office:value-type="float" office:value="0.286115912749913">
                <text:p>0.2861159127499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536974851501016">
                <text:p>0.0536974851501016</text:p>
              </table:table-cell>
              <table:table-cell office:value-type="float" office:value="0.211136860993298">
                <text:p>0.211136860993298</text:p>
              </table:table-cell>
              <table:table-cell office:value-type="float" office:value="0.371274014221657">
                <text:p>0.3712740142216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579986060480475">
                <text:p>0.0579986060480475</text:p>
              </table:table-cell>
              <table:table-cell office:value-type="float" office:value="0.178912719671865">
                <text:p>0.178912719671865</text:p>
              </table:table-cell>
              <table:table-cell office:value-type="float" office:value="0.317515928871013">
                <text:p>0.3175159288710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748879155154155">
                <text:p>0.0748879155154155</text:p>
              </table:table-cell>
              <table:table-cell office:value-type="float" office:value="0.196118486858521">
                <text:p>0.196118486858521</text:p>
              </table:table-cell>
              <table:table-cell office:value-type="float" office:value="0.305464080221857">
                <text:p>0.3054640802218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727078772228065">
                <text:p>0.0727078772228065</text:p>
              </table:table-cell>
              <table:table-cell office:value-type="float" office:value="0.197759596840144">
                <text:p>0.197759596840144</text:p>
              </table:table-cell>
              <table:table-cell office:value-type="float" office:value="0.359040424404232">
                <text:p>0.3590404244042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532878758459425">
                <text:p>0.0532878758459425</text:p>
              </table:table-cell>
              <table:table-cell office:value-type="float" office:value="0.13271724107696">
                <text:p>0.13271724107696</text:p>
              </table:table-cell>
              <table:table-cell office:value-type="float" office:value="0.296386567481109">
                <text:p>0.2963865674811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658546251787022">
                <text:p>0.0658546251787022</text:p>
              </table:table-cell>
              <table:table-cell office:value-type="float" office:value="0.190358427560993">
                <text:p>0.190358427560993</text:p>
              </table:table-cell>
              <table:table-cell office:value-type="float" office:value="0.368552256260259">
                <text:p>0.3685522562602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707974530370543">
                <text:p>0.0707974530370543</text:p>
              </table:table-cell>
              <table:table-cell office:value-type="float" office:value="0.164000048488181">
                <text:p>0.164000048488181</text:p>
              </table:table-cell>
              <table:table-cell office:value-type="float" office:value="0.352901863290207">
                <text:p>0.3529018632902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712733622410751">
                <text:p>0.0712733622410751</text:p>
              </table:table-cell>
              <table:table-cell office:value-type="float" office:value="0.145856368660945">
                <text:p>0.145856368660945</text:p>
              </table:table-cell>
              <table:table-cell office:value-type="float" office:value="0.307974714284892">
                <text:p>0.3079747142848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826117331430076">
                <text:p>0.0826117331430076</text:p>
              </table:table-cell>
              <table:table-cell office:value-type="float" office:value="0.128750299291522">
                <text:p>0.128750299291522</text:p>
              </table:table-cell>
              <table:table-cell office:value-type="float" office:value="0.280828778678464">
                <text:p>0.2808287786784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496706990299248">
                <text:p>0.0496706990299248</text:p>
              </table:table-cell>
              <table:table-cell office:value-type="float" office:value="0.136242629666427">
                <text:p>0.136242629666427</text:p>
              </table:table-cell>
              <table:table-cell office:value-type="float" office:value="0.30680770302493">
                <text:p>0.306807703024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779441111980154">
                <text:p>0.0779441111980154</text:p>
              </table:table-cell>
              <table:table-cell office:value-type="float" office:value="0.172066885060011">
                <text:p>0.172066885060011</text:p>
              </table:table-cell>
              <table:table-cell office:value-type="float" office:value="0.308156479262154">
                <text:p>0.3081564792621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105826698812585">
                <text:p>0.105826698812585</text:p>
              </table:table-cell>
              <table:table-cell office:value-type="float" office:value="0.208901891547712">
                <text:p>0.208901891547712</text:p>
              </table:table-cell>
              <table:table-cell office:value-type="float" office:value="0.327121746664602">
                <text:p>0.3271217466646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844650899366251">
                <text:p>0.0844650899366251</text:p>
              </table:table-cell>
              <table:table-cell office:value-type="float" office:value="0.177414881549486">
                <text:p>0.177414881549486</text:p>
              </table:table-cell>
              <table:table-cell office:value-type="float" office:value="0.312362376426763">
                <text:p>0.3123623764267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516748086812764">
                <text:p>0.0516748086812764</text:p>
              </table:table-cell>
              <table:table-cell office:value-type="float" office:value="0.158350575695229">
                <text:p>0.158350575695229</text:p>
              </table:table-cell>
              <table:table-cell office:value-type="float" office:value="0.322540860038201">
                <text:p>0.3225408600382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354642434028117">
                <text:p>0.0354642434028117</text:p>
              </table:table-cell>
              <table:table-cell office:value-type="float" office:value="0.155871358496109">
                <text:p>0.155871358496109</text:p>
              </table:table-cell>
              <table:table-cell office:value-type="float" office:value="0.393225443281089">
                <text:p>0.3932254432810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596370159565859">
                <text:p>0.0596370159565859</text:p>
              </table:table-cell>
              <table:table-cell office:value-type="float" office:value="0.213259519381314">
                <text:p>0.213259519381314</text:p>
              </table:table-cell>
              <table:table-cell office:value-type="float" office:value="0.316496279699136">
                <text:p>0.3164962796991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767624781535615">
                <text:p>0.0767624781535615</text:p>
              </table:table-cell>
              <table:table-cell office:value-type="float" office:value="0.118453556819102">
                <text:p>0.118453556819102</text:p>
              </table:table-cell>
              <table:table-cell office:value-type="float" office:value="0.276656406393666">
                <text:p>0.2766564063936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644130996018391">
                <text:p>0.0644130996018391</text:p>
              </table:table-cell>
              <table:table-cell office:value-type="float" office:value="0.1939436221843">
                <text:p>0.1939436221843</text:p>
              </table:table-cell>
              <table:table-cell office:value-type="float" office:value="0.331949789545492">
                <text:p>0.3319497895454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104379404668171">
                <text:p>0.104379404668171</text:p>
              </table:table-cell>
              <table:table-cell office:value-type="float" office:value="0.156537758516155">
                <text:p>0.156537758516155</text:p>
              </table:table-cell>
              <table:table-cell office:value-type="float" office:value="0.254855151779659">
                <text:p>0.2548551517796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934680017049841">
                <text:p>0.0934680017049841</text:p>
              </table:table-cell>
              <table:table-cell office:value-type="float" office:value="0.209590589726595">
                <text:p>0.209590589726595</text:p>
              </table:table-cell>
              <table:table-cell office:value-type="float" office:value="0.358491513342205">
                <text:p>0.3584915133422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798919356199015">
                <text:p>0.0798919356199015</text:p>
              </table:table-cell>
              <table:table-cell office:value-type="float" office:value="0.119692687453377">
                <text:p>0.119692687453377</text:p>
              </table:table-cell>
              <table:table-cell office:value-type="float" office:value="0.252214196591598">
                <text:p>0.2522141965915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503408280955529">
                <text:p>0.0503408280955529</text:p>
              </table:table-cell>
              <table:table-cell office:value-type="float" office:value="0.169249850773239">
                <text:p>0.169249850773239</text:p>
              </table:table-cell>
              <table:table-cell office:value-type="float" office:value="0.362257215332186">
                <text:p>0.3622572153321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438131837389178">
                <text:p>0.0438131837389178</text:p>
              </table:table-cell>
              <table:table-cell office:value-type="float" office:value="0.131581548878561">
                <text:p>0.131581548878561</text:p>
              </table:table-cell>
              <table:table-cell office:value-type="float" office:value="0.304758778154959">
                <text:p>0.3047587781549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0436697961094272">
                <text:p>0.0436697961094272</text:p>
              </table:table-cell>
              <table:table-cell office:value-type="float" office:value="0.183314288480531">
                <text:p>0.183314288480531</text:p>
              </table:table-cell>
              <table:table-cell office:value-type="float" office:value="0.386403893747314">
                <text:p>0.3864038937473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0303708717546011">
                <text:p>0.0303708717546011</text:p>
              </table:table-cell>
              <table:table-cell office:value-type="float" office:value="0.162164866938507">
                <text:p>0.162164866938507</text:p>
              </table:table-cell>
              <table:table-cell office:value-type="float" office:value="0.293186123035055">
                <text:p>0.2931861230350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0672638383881828">
                <text:p>0.0672638383881828</text:p>
              </table:table-cell>
              <table:table-cell office:value-type="float" office:value="0.20336075382238">
                <text:p>0.20336075382238</text:p>
              </table:table-cell>
              <table:table-cell office:value-type="float" office:value="0.343102900054973">
                <text:p>0.3431029000549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0940136550553632">
                <text:p>0.0940136550553632</text:p>
              </table:table-cell>
              <table:table-cell office:value-type="float" office:value="0.179577895072563">
                <text:p>0.179577895072563</text:p>
              </table:table-cell>
              <table:table-cell office:value-type="float" office:value="0.321815189957323">
                <text:p>0.3218151899573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082567213568448">
                <text:p>0.082567213568448</text:p>
              </table:table-cell>
              <table:table-cell office:value-type="float" office:value="0.169946094324355">
                <text:p>0.169946094324355</text:p>
              </table:table-cell>
              <table:table-cell office:value-type="float" office:value="0.303257543317784">
                <text:p>0.3032575433177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0838933914004434">
                <text:p>0.0838933914004434</text:p>
              </table:table-cell>
              <table:table-cell office:value-type="float" office:value="0.151254365427208">
                <text:p>0.151254365427208</text:p>
              </table:table-cell>
              <table:table-cell office:value-type="float" office:value="0.343358509069059">
                <text:p>0.3433585090690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022666885648558">
                <text:p>0.022666885648558</text:p>
              </table:table-cell>
              <table:table-cell office:value-type="float" office:value="0.102533136123979">
                <text:p>0.102533136123979</text:p>
              </table:table-cell>
              <table:table-cell office:value-type="float" office:value="0.258868306858419">
                <text:p>0.2588683068584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0431002528958163">
                <text:p>0.0431002528958163</text:p>
              </table:table-cell>
              <table:table-cell office:value-type="float" office:value="0.183016395380325">
                <text:p>0.183016395380325</text:p>
              </table:table-cell>
              <table:table-cell office:value-type="float" office:value="0.394369232689867">
                <text:p>0.3943692326898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051321528792187">
                <text:p>0.051321528792187</text:p>
              </table:table-cell>
              <table:table-cell office:value-type="float" office:value="0.161533209157742">
                <text:p>0.161533209157742</text:p>
              </table:table-cell>
              <table:table-cell office:value-type="float" office:value="0.337748867790761">
                <text:p>0.3377488677907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693639094457012">
                <text:p>0.0693639094457012</text:p>
              </table:table-cell>
              <table:table-cell office:value-type="float" office:value="0.160056894831451">
                <text:p>0.160056894831451</text:p>
              </table:table-cell>
              <table:table-cell office:value-type="float" office:value="0.339105205551652">
                <text:p>0.3391052055516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089173546436079">
                <text:p>0.089173546436079</text:p>
              </table:table-cell>
              <table:table-cell office:value-type="float" office:value="0.167080379336342">
                <text:p>0.167080379336342</text:p>
              </table:table-cell>
              <table:table-cell office:value-type="float" office:value="0.329388805000385">
                <text:p>0.3293888050003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0572083080782275">
                <text:p>0.0572083080782275</text:p>
              </table:table-cell>
              <table:table-cell office:value-type="float" office:value="0.183895255855033">
                <text:p>0.183895255855033</text:p>
              </table:table-cell>
              <table:table-cell office:value-type="float" office:value="0.313046451725473">
                <text:p>0.3130464517254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0496014348858506">
                <text:p>0.0496014348858506</text:p>
              </table:table-cell>
              <table:table-cell office:value-type="float" office:value="0.180017659402599">
                <text:p>0.180017659402599</text:p>
              </table:table-cell>
              <table:table-cell office:value-type="float" office:value="0.370008486768881">
                <text:p>0.3700084867688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0437109237019625">
                <text:p>0.0437109237019625</text:p>
              </table:table-cell>
              <table:table-cell office:value-type="float" office:value="0.159062902529505">
                <text:p>0.159062902529505</text:p>
              </table:table-cell>
              <table:table-cell office:value-type="float" office:value="0.347553290718774">
                <text:p>0.34755329071877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0602357322888061">
                <text:p>0.0602357322888061</text:p>
              </table:table-cell>
              <table:table-cell office:value-type="float" office:value="0.134659263225389">
                <text:p>0.134659263225389</text:p>
              </table:table-cell>
              <table:table-cell office:value-type="float" office:value="0.283560513694831">
                <text:p>0.2835605136948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864588041755483">
                <text:p>0.0864588041755483</text:p>
              </table:table-cell>
              <table:table-cell office:value-type="float" office:value="0.179671807992624">
                <text:p>0.179671807992624</text:p>
              </table:table-cell>
              <table:table-cell office:value-type="float" office:value="0.336623682031945">
                <text:p>0.3366236820319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0804261074295201">
                <text:p>0.0804261074295201</text:p>
              </table:table-cell>
              <table:table-cell office:value-type="float" office:value="0.174812305731717">
                <text:p>0.174812305731717</text:p>
              </table:table-cell>
              <table:table-cell office:value-type="float" office:value="0.348844864164463">
                <text:p>0.3488448641644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0713355587656052">
                <text:p>0.0713355587656052</text:p>
              </table:table-cell>
              <table:table-cell office:value-type="float" office:value="0.176386462590081">
                <text:p>0.176386462590081</text:p>
              </table:table-cell>
              <table:table-cell office:value-type="float" office:value="0.36910216217107">
                <text:p>0.369102162171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653430591298995">
                <text:p>0.0653430591298995</text:p>
              </table:table-cell>
              <table:table-cell office:value-type="float" office:value="0.119757394849328">
                <text:p>0.119757394849328</text:p>
              </table:table-cell>
              <table:table-cell office:value-type="float" office:value="0.312158560895508">
                <text:p>0.3121585608955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557761772478728">
                <text:p>0.0557761772478728</text:p>
              </table:table-cell>
              <table:table-cell office:value-type="float" office:value="0.166568125176201">
                <text:p>0.166568125176201</text:p>
              </table:table-cell>
              <table:table-cell office:value-type="float" office:value="0.333970936083378">
                <text:p>0.3339709360833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0606420928703014">
                <text:p>0.0606420928703014</text:p>
              </table:table-cell>
              <table:table-cell office:value-type="float" office:value="0.173069870213057">
                <text:p>0.173069870213057</text:p>
              </table:table-cell>
              <table:table-cell office:value-type="float" office:value="0.331536824116947">
                <text:p>0.3315368241169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0636106257620985">
                <text:p>0.0636106257620985</text:p>
              </table:table-cell>
              <table:table-cell office:value-type="float" office:value="0.127319154208569">
                <text:p>0.127319154208569</text:p>
              </table:table-cell>
              <table:table-cell office:value-type="float" office:value="0.306469618132376">
                <text:p>0.3064696181323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43351270537695">
                <text:p>0.043351270537695</text:p>
              </table:table-cell>
              <table:table-cell office:value-type="float" office:value="0.184190164155792">
                <text:p>0.184190164155792</text:p>
              </table:table-cell>
              <table:table-cell office:value-type="float" office:value="0.338473025202943">
                <text:p>0.3384730252029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0533671396002867">
                <text:p>0.0533671396002867</text:p>
              </table:table-cell>
              <table:table-cell office:value-type="float" office:value="0.125693540210105">
                <text:p>0.125693540210105</text:p>
              </table:table-cell>
              <table:table-cell office:value-type="float" office:value="0.307490838600834">
                <text:p>0.3074908386008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429036088206293">
                <text:p>0.0429036088206293</text:p>
              </table:table-cell>
              <table:table-cell office:value-type="float" office:value="0.152589224963632">
                <text:p>0.152589224963632</text:p>
              </table:table-cell>
              <table:table-cell office:value-type="float" office:value="0.308006564105366">
                <text:p>0.3080065641053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0451421601468334">
                <text:p>0.0451421601468334</text:p>
              </table:table-cell>
              <table:table-cell office:value-type="float" office:value="0.172179670353118">
                <text:p>0.172179670353118</text:p>
              </table:table-cell>
              <table:table-cell office:value-type="float" office:value="0.299129598373526">
                <text:p>0.2991295983735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414720574792368">
                <text:p>0.0414720574792368</text:p>
              </table:table-cell>
              <table:table-cell office:value-type="float" office:value="0.167121243507902">
                <text:p>0.167121243507902</text:p>
              </table:table-cell>
              <table:table-cell office:value-type="float" office:value="0.284363881074146">
                <text:p>0.2843638810741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371215414607495">
                <text:p>0.0371215414607495</text:p>
              </table:table-cell>
              <table:table-cell office:value-type="float" office:value="0.137213516097882">
                <text:p>0.137213516097882</text:p>
              </table:table-cell>
              <table:table-cell office:value-type="float" office:value="0.289888961532447">
                <text:p>0.2898889615324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827246861719378">
                <text:p>0.0827246861719378</text:p>
              </table:table-cell>
              <table:table-cell office:value-type="float" office:value="0.175289617826613">
                <text:p>0.175289617826613</text:p>
              </table:table-cell>
              <table:table-cell office:value-type="float" office:value="0.367415851318463">
                <text:p>0.3674158513184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912123202313332">
                <text:p>0.0912123202313332</text:p>
              </table:table-cell>
              <table:table-cell office:value-type="float" office:value="0.160159400972289">
                <text:p>0.160159400972289</text:p>
              </table:table-cell>
              <table:table-cell office:value-type="float" office:value="0.361589421843752">
                <text:p>0.3615894218437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700395999931093">
                <text:p>0.0700395999931093</text:p>
              </table:table-cell>
              <table:table-cell office:value-type="float" office:value="0.135263836416348">
                <text:p>0.135263836416348</text:p>
              </table:table-cell>
              <table:table-cell office:value-type="float" office:value="0.239543298319462">
                <text:p>0.2395432983194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590211040833852">
                <text:p>0.0590211040833852</text:p>
              </table:table-cell>
              <table:table-cell office:value-type="float" office:value="0.129094635191121">
                <text:p>0.129094635191121</text:p>
              </table:table-cell>
              <table:table-cell office:value-type="float" office:value="0.30116203026904">
                <text:p>0.301162030269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483672817355436">
                <text:p>0.0483672817355436</text:p>
              </table:table-cell>
              <table:table-cell office:value-type="float" office:value="0.168699915491614">
                <text:p>0.168699915491614</text:p>
              </table:table-cell>
              <table:table-cell office:value-type="float" office:value="0.297045029857882">
                <text:p>0.2970450298578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0355977057351072">
                <text:p>0.0355977057351072</text:p>
              </table:table-cell>
              <table:table-cell office:value-type="float" office:value="0.143283611642564">
                <text:p>0.143283611642564</text:p>
              </table:table-cell>
              <table:table-cell office:value-type="float" office:value="0.277306319917392">
                <text:p>0.2773063199173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239361331485648">
                <text:p>0.0239361331485648</text:p>
              </table:table-cell>
              <table:table-cell office:value-type="float" office:value="0.161336855469901">
                <text:p>0.161336855469901</text:p>
              </table:table-cell>
              <table:table-cell office:value-type="float" office:value="0.307332322377404">
                <text:p>0.3073323223774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614259898820882">
                <text:p>0.0614259898820882</text:p>
              </table:table-cell>
              <table:table-cell office:value-type="float" office:value="0.167497396560687">
                <text:p>0.167497396560687</text:p>
              </table:table-cell>
              <table:table-cell office:value-type="float" office:value="0.303448118076912">
                <text:p>0.3034481180769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0848744587403175">
                <text:p>0.0848744587403175</text:p>
              </table:table-cell>
              <table:table-cell office:value-type="float" office:value="0.173809504580801">
                <text:p>0.173809504580801</text:p>
              </table:table-cell>
              <table:table-cell office:value-type="float" office:value="0.324491207132075">
                <text:p>0.3244912071320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0709493790869664">
                <text:p>0.0709493790869664</text:p>
              </table:table-cell>
              <table:table-cell office:value-type="float" office:value="0.147467412547657">
                <text:p>0.147467412547657</text:p>
              </table:table-cell>
              <table:table-cell office:value-type="float" office:value="0.321643664572626">
                <text:p>0.3216436645726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0338538658820558">
                <text:p>0.0338538658820558</text:p>
              </table:table-cell>
              <table:table-cell office:value-type="float" office:value="0.191199830025758">
                <text:p>0.191199830025758</text:p>
              </table:table-cell>
              <table:table-cell office:value-type="float" office:value="0.306456747008828">
                <text:p>0.3064567470088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294442892149567">
                <text:p>0.0294442892149567</text:p>
              </table:table-cell>
              <table:table-cell office:value-type="float" office:value="0.110338192215234">
                <text:p>0.110338192215234</text:p>
              </table:table-cell>
              <table:table-cell office:value-type="float" office:value="0.306564066381768">
                <text:p>0.3065640663817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0497399400165677">
                <text:p>0.0497399400165677</text:p>
              </table:table-cell>
              <table:table-cell office:value-type="float" office:value="0.174512458427512">
                <text:p>0.174512458427512</text:p>
              </table:table-cell>
              <table:table-cell office:value-type="float" office:value="0.333341681233493">
                <text:p>0.3333416812334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10044652736298">
                <text:p>0.10044652736298</text:p>
              </table:table-cell>
              <table:table-cell office:value-type="float" office:value="0.12092341541946">
                <text:p>0.12092341541946</text:p>
              </table:table-cell>
              <table:table-cell office:value-type="float" office:value="0.454099004906398">
                <text:p>0.4540990049063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00101905552532292">
                <text:p>0.00101905552532292</text:p>
              </table:table-cell>
              <table:table-cell office:value-type="float" office:value="0.148978676194044">
                <text:p>0.148978676194044</text:p>
              </table:table-cell>
              <table:table-cell office:value-type="float" office:value="0.468334760806619">
                <text:p>0.4683347608066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0207919811492872">
                <text:p>0.0207919811492872</text:p>
              </table:table-cell>
              <table:table-cell office:value-type="float" office:value="0.125327465149919">
                <text:p>0.125327465149919</text:p>
              </table:table-cell>
              <table:table-cell office:value-type="float" office:value="0.291263124735235">
                <text:p>0.2912631247352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00284357370515945">
                <text:p>0.00284357370515945</text:p>
              </table:table-cell>
              <table:table-cell office:value-type="float" office:value="0.0944715726698516">
                <text:p>0.0944715726698516</text:p>
              </table:table-cell>
              <table:table-cell office:value-type="float" office:value="0.250112475935258">
                <text:p>0.25011247593525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0357291966649127">
                <text:p>0.0357291966649127</text:p>
              </table:table-cell>
              <table:table-cell office:value-type="float" office:value="0.131049990006613">
                <text:p>0.131049990006613</text:p>
              </table:table-cell>
              <table:table-cell office:value-type="float" office:value="0.29426498379839">
                <text:p>0.294264983798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0468603348188919">
                <text:p>0.0468603348188919</text:p>
              </table:table-cell>
              <table:table-cell office:value-type="float" office:value="0.162701413953196">
                <text:p>0.162701413953196</text:p>
              </table:table-cell>
              <table:table-cell office:value-type="float" office:value="0.284049526970049">
                <text:p>0.2840495269700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0711542684480578">
                <text:p>0.0711542684480578</text:p>
              </table:table-cell>
              <table:table-cell office:value-type="float" office:value="0.167950702533677">
                <text:p>0.167950702533677</text:p>
              </table:table-cell>
              <table:table-cell office:value-type="float" office:value="0.336522967425813">
                <text:p>0.3365229674258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0390365758381217">
                <text:p>0.0390365758381217</text:p>
              </table:table-cell>
              <table:table-cell office:value-type="float" office:value="0.141238972882">
                <text:p>0.141238972882</text:p>
              </table:table-cell>
              <table:table-cell office:value-type="float" office:value="0.303787302598454">
                <text:p>0.3037873025984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386085036469465">
                <text:p>0.0386085036469465</text:p>
              </table:table-cell>
              <table:table-cell office:value-type="float" office:value="0.178413963083537">
                <text:p>0.178413963083537</text:p>
              </table:table-cell>
              <table:table-cell office:value-type="float" office:value="0.304429102467149">
                <text:p>0.3044291024671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0515968115461795">
                <text:p>0.0515968115461795</text:p>
              </table:table-cell>
              <table:table-cell office:value-type="float" office:value="0.127836366132127">
                <text:p>0.127836366132127</text:p>
              </table:table-cell>
              <table:table-cell office:value-type="float" office:value="0.272549635362874">
                <text:p>0.2725496353628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0356051464250474">
                <text:p>0.0356051464250474</text:p>
              </table:table-cell>
              <table:table-cell office:value-type="float" office:value="0.128321360098624">
                <text:p>0.128321360098624</text:p>
              </table:table-cell>
              <table:table-cell office:value-type="float" office:value="0.269177468591273">
                <text:p>0.2691774685912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0326183971952592">
                <text:p>0.0326183971952592</text:p>
              </table:table-cell>
              <table:table-cell office:value-type="float" office:value="0.162131235832153">
                <text:p>0.162131235832153</text:p>
              </table:table-cell>
              <table:table-cell office:value-type="float" office:value="0.327778589640525">
                <text:p>0.3277785896405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0413653159966617">
                <text:p>0.0413653159966617</text:p>
              </table:table-cell>
              <table:table-cell office:value-type="float" office:value="0.141310512093812">
                <text:p>0.141310512093812</text:p>
              </table:table-cell>
              <table:table-cell office:value-type="float" office:value="0.304994901447643">
                <text:p>0.3049949014476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0592311057453341">
                <text:p>0.0592311057453341</text:p>
              </table:table-cell>
              <table:table-cell office:value-type="float" office:value="0.146398389009696">
                <text:p>0.146398389009696</text:p>
              </table:table-cell>
              <table:table-cell office:value-type="float" office:value="0.328167198819805">
                <text:p>0.3281671988198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0645969350054652">
                <text:p>0.0645969350054652</text:p>
              </table:table-cell>
              <table:table-cell office:value-type="float" office:value="0.137184991196332">
                <text:p>0.137184991196332</text:p>
              </table:table-cell>
              <table:table-cell office:value-type="float" office:value="0.31658014350092">
                <text:p>0.3165801435009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0767912127201365">
                <text:p>0.0767912127201365</text:p>
              </table:table-cell>
              <table:table-cell office:value-type="float" office:value="0.137085682015214">
                <text:p>0.137085682015214</text:p>
              </table:table-cell>
              <table:table-cell office:value-type="float" office:value="0.329559166914879">
                <text:p>0.3295591669148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0625988011595674">
                <text:p>0.0625988011595674</text:p>
              </table:table-cell>
              <table:table-cell office:value-type="float" office:value="0.158831154153392">
                <text:p>0.158831154153392</text:p>
              </table:table-cell>
              <table:table-cell office:value-type="float" office:value="0.298883118710433">
                <text:p>0.2988831187104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0443752125516554">
                <text:p>0.0443752125516554</text:p>
              </table:table-cell>
              <table:table-cell office:value-type="float" office:value="0.150160522352718">
                <text:p>0.150160522352718</text:p>
              </table:table-cell>
              <table:table-cell office:value-type="float" office:value="0.32785161775837">
                <text:p>0.327851617758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0482395755262148">
                <text:p>0.0482395755262148</text:p>
              </table:table-cell>
              <table:table-cell office:value-type="float" office:value="0.14738606190827">
                <text:p>0.14738606190827</text:p>
              </table:table-cell>
              <table:table-cell office:value-type="float" office:value="0.299584737359771">
                <text:p>0.2995847373597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0432377033462693">
                <text:p>0.0432377033462693</text:p>
              </table:table-cell>
              <table:table-cell office:value-type="float" office:value="0.12963468948592">
                <text:p>0.12963468948592</text:p>
              </table:table-cell>
              <table:table-cell office:value-type="float" office:value="0.252686319796972">
                <text:p>0.25268631979697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0295046371197755">
                <text:p>0.0295046371197755</text:p>
              </table:table-cell>
              <table:table-cell office:value-type="float" office:value="0.168707526368292">
                <text:p>0.168707526368292</text:p>
              </table:table-cell>
              <table:table-cell office:value-type="float" office:value="0.289586199858172">
                <text:p>0.2895861998581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0214250989196716">
                <text:p>0.0214250989196716</text:p>
              </table:table-cell>
              <table:table-cell office:value-type="float" office:value="0.149584334312328">
                <text:p>0.149584334312328</text:p>
              </table:table-cell>
              <table:table-cell office:value-type="float" office:value="0.296490938467982">
                <text:p>0.2964909384679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00825235806783668">
                <text:p>0.00825235806783668</text:p>
              </table:table-cell>
              <table:table-cell office:value-type="float" office:value="0.109714066755197">
                <text:p>0.109714066755197</text:p>
              </table:table-cell>
              <table:table-cell office:value-type="float" office:value="0.268643949457002">
                <text:p>0.2686439494570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0349732572304501">
                <text:p>0.0349732572304501</text:p>
              </table:table-cell>
              <table:table-cell office:value-type="float" office:value="0.171810228228716">
                <text:p>0.171810228228716</text:p>
              </table:table-cell>
              <table:table-cell office:value-type="float" office:value="0.334393524657357">
                <text:p>0.33439352465735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0436127995865304">
                <text:p>0.0436127995865304</text:p>
              </table:table-cell>
              <table:table-cell office:value-type="float" office:value="0.130171456238044">
                <text:p>0.130171456238044</text:p>
              </table:table-cell>
              <table:table-cell office:value-type="float" office:value="0.322593236921691">
                <text:p>0.3225932369216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0564818975028628">
                <text:p>0.0564818975028628</text:p>
              </table:table-cell>
              <table:table-cell office:value-type="float" office:value="0.116134726838592">
                <text:p>0.116134726838592</text:p>
              </table:table-cell>
              <table:table-cell office:value-type="float" office:value="0.300977310329449">
                <text:p>0.30097731032944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322900309422949">
                <text:p>0.0322900309422949</text:p>
              </table:table-cell>
              <table:table-cell office:value-type="float" office:value="0.144455653308413">
                <text:p>0.144455653308413</text:p>
              </table:table-cell>
              <table:table-cell office:value-type="float" office:value="0.301834332172372">
                <text:p>0.3018343321723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0487029503923533">
                <text:p>0.0487029503923533</text:p>
              </table:table-cell>
              <table:table-cell office:value-type="float" office:value="0.148337118849064">
                <text:p>0.148337118849064</text:p>
              </table:table-cell>
              <table:table-cell office:value-type="float" office:value="0.293435615479657">
                <text:p>0.2934356154796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64523434903952">
                <text:p>0.064523434903952</text:p>
              </table:table-cell>
              <table:table-cell office:value-type="float" office:value="0.161256124516878">
                <text:p>0.161256124516878</text:p>
              </table:table-cell>
              <table:table-cell office:value-type="float" office:value="0.302039692745217">
                <text:p>0.3020396927452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0259818820542116">
                <text:p>0.0259818820542116</text:p>
              </table:table-cell>
              <table:table-cell office:value-type="float" office:value="0.145878983231742">
                <text:p>0.145878983231742</text:p>
              </table:table-cell>
              <table:table-cell office:value-type="float" office:value="0.351505457640693">
                <text:p>0.35150545764069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0423451453672876">
                <text:p>0.0423451453672876</text:p>
              </table:table-cell>
              <table:table-cell office:value-type="float" office:value="0.14617289919429">
                <text:p>0.14617289919429</text:p>
              </table:table-cell>
              <table:table-cell office:value-type="float" office:value="0.267580572569436">
                <text:p>0.2675805725694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0344416789569043">
                <text:p>0.0344416789569043</text:p>
              </table:table-cell>
              <table:table-cell office:value-type="float" office:value="0.13264954371539">
                <text:p>0.13264954371539</text:p>
              </table:table-cell>
              <table:table-cell office:value-type="float" office:value="0.241431969437554">
                <text:p>0.2414319694375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0580643108539801">
                <text:p>0.0580643108539801</text:p>
              </table:table-cell>
              <table:table-cell office:value-type="float" office:value="0.136912039733798">
                <text:p>0.136912039733798</text:p>
              </table:table-cell>
              <table:table-cell office:value-type="float" office:value="0.319188872449317">
                <text:p>0.3191888724493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0590799049541467">
                <text:p>0.0590799049541467</text:p>
              </table:table-cell>
              <table:table-cell office:value-type="float" office:value="0.170968903345803">
                <text:p>0.170968903345803</text:p>
              </table:table-cell>
              <table:table-cell office:value-type="float" office:value="0.319423180686334">
                <text:p>0.3194231806863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0585106652663134">
                <text:p>0.0585106652663134</text:p>
              </table:table-cell>
              <table:table-cell office:value-type="float" office:value="0.158988372726446">
                <text:p>0.158988372726446</text:p>
              </table:table-cell>
              <table:table-cell office:value-type="float" office:value="0.357507209307467">
                <text:p>0.3575072093074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04863884909894">
                <text:p>0.04863884909894</text:p>
              </table:table-cell>
              <table:table-cell office:value-type="float" office:value="0.135531077753511">
                <text:p>0.135531077753511</text:p>
              </table:table-cell>
              <table:table-cell office:value-type="float" office:value="0.369243054715084">
                <text:p>0.3692430547150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0728016363429683">
                <text:p>0.0728016363429683</text:p>
              </table:table-cell>
              <table:table-cell office:value-type="float" office:value="0.150764403231134">
                <text:p>0.150764403231134</text:p>
              </table:table-cell>
              <table:table-cell office:value-type="float" office:value="0.345545433434088">
                <text:p>0.34554543343408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0452015670126642">
                <text:p>0.0452015670126642</text:p>
              </table:table-cell>
              <table:table-cell office:value-type="float" office:value="0.135086520162948">
                <text:p>0.135086520162948</text:p>
              </table:table-cell>
              <table:table-cell office:value-type="float" office:value="0.291087770986774">
                <text:p>0.2910877709867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282538696088636">
                <text:p>0.0282538696088636</text:p>
              </table:table-cell>
              <table:table-cell office:value-type="float" office:value="0.160950739825719">
                <text:p>0.160950739825719</text:p>
              </table:table-cell>
              <table:table-cell office:value-type="float" office:value="0.324873636404748">
                <text:p>0.32487363640474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0549920813892305">
                <text:p>0.0549920813892305</text:p>
              </table:table-cell>
              <table:table-cell office:value-type="float" office:value="0.143554775188255">
                <text:p>0.143554775188255</text:p>
              </table:table-cell>
              <table:table-cell office:value-type="float" office:value="0.298173322372098">
                <text:p>0.2981733223720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0538751598714416">
                <text:p>0.0538751598714416</text:p>
              </table:table-cell>
              <table:table-cell office:value-type="float" office:value="0.137580261578095">
                <text:p>0.137580261578095</text:p>
              </table:table-cell>
              <table:table-cell office:value-type="float" office:value="0.344648166160226">
                <text:p>0.34464816616022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0552841357011991">
                <text:p>0.0552841357011991</text:p>
              </table:table-cell>
              <table:table-cell office:value-type="float" office:value="0.13444519727238">
                <text:p>0.13444519727238</text:p>
              </table:table-cell>
              <table:table-cell office:value-type="float" office:value="0.270404265775603">
                <text:p>0.2704042657756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0601304182864631">
                <text:p>0.0601304182864631</text:p>
              </table:table-cell>
              <table:table-cell office:value-type="float" office:value="0.127213986646502">
                <text:p>0.127213986646502</text:p>
              </table:table-cell>
              <table:table-cell office:value-type="float" office:value="0.35492430877335">
                <text:p>0.354924308773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0424932023244106">
                <text:p>0.0424932023244106</text:p>
              </table:table-cell>
              <table:table-cell office:value-type="float" office:value="0.114749403140673">
                <text:p>0.114749403140673</text:p>
              </table:table-cell>
              <table:table-cell office:value-type="float" office:value="0.323797656358988">
                <text:p>0.3237976563589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0524093150766891">
                <text:p>0.0524093150766891</text:p>
              </table:table-cell>
              <table:table-cell office:value-type="float" office:value="0.103580512825882">
                <text:p>0.103580512825882</text:p>
              </table:table-cell>
              <table:table-cell office:value-type="float" office:value="0.228932834692013">
                <text:p>0.2289328346920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0444979868529523">
                <text:p>0.0444979868529523</text:p>
              </table:table-cell>
              <table:table-cell office:value-type="float" office:value="0.108736434768717">
                <text:p>0.108736434768717</text:p>
              </table:table-cell>
              <table:table-cell office:value-type="float" office:value="0.227407224726623">
                <text:p>0.2274072247266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0484355810885594">
                <text:p>0.0484355810885594</text:p>
              </table:table-cell>
              <table:table-cell office:value-type="float" office:value="0.130078220286027">
                <text:p>0.130078220286027</text:p>
              </table:table-cell>
              <table:table-cell office:value-type="float" office:value="0.304091398527864">
                <text:p>0.3040913985278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0387544818959534">
                <text:p>0.0387544818959534</text:p>
              </table:table-cell>
              <table:table-cell office:value-type="float" office:value="0.149858028493776">
                <text:p>0.149858028493776</text:p>
              </table:table-cell>
              <table:table-cell office:value-type="float" office:value="0.309592684288957">
                <text:p>0.3095926842889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265095630619757">
                <text:p>0.0265095630619757</text:p>
              </table:table-cell>
              <table:table-cell office:value-type="float" office:value="0.153644545419681">
                <text:p>0.153644545419681</text:p>
              </table:table-cell>
              <table:table-cell office:value-type="float" office:value="0.301576206799426">
                <text:p>0.3015762067994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0355593909744407">
                <text:p>0.0355593909744407</text:p>
              </table:table-cell>
              <table:table-cell office:value-type="float" office:value="0.125708501934557">
                <text:p>0.125708501934557</text:p>
              </table:table-cell>
              <table:table-cell office:value-type="float" office:value="0.270604048808529">
                <text:p>0.27060404880852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0234609819789301">
                <text:p>0.0234609819789301</text:p>
              </table:table-cell>
              <table:table-cell office:value-type="float" office:value="0.122147835534422">
                <text:p>0.122147835534422</text:p>
              </table:table-cell>
              <table:table-cell office:value-type="float" office:value="0.300075230697058">
                <text:p>0.3000752306970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0497304278576192">
                <text:p>0.0497304278576192</text:p>
              </table:table-cell>
              <table:table-cell office:value-type="float" office:value="0.100779805856027">
                <text:p>0.100779805856027</text:p>
              </table:table-cell>
              <table:table-cell office:value-type="float" office:value="0.310875490990796">
                <text:p>0.3108754909907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0652807394581175">
                <text:p>0.0652807394581175</text:p>
              </table:table-cell>
              <table:table-cell office:value-type="float" office:value="0.143088292136772">
                <text:p>0.143088292136772</text:p>
              </table:table-cell>
              <table:table-cell office:value-type="float" office:value="0.328054018573372">
                <text:p>0.3280540185733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000712547827898161">
                <text:p>0.000712547827898161</text:p>
              </table:table-cell>
              <table:table-cell office:value-type="float" office:value="0.0723275739594839">
                <text:p>0.0723275739594839</text:p>
              </table:table-cell>
              <table:table-cell office:value-type="float" office:value="0.256891237653687">
                <text:p>0.2568912376536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0607501952216639">
                <text:p>0.0607501952216639</text:p>
              </table:table-cell>
              <table:table-cell office:value-type="float" office:value="0.151021501849151">
                <text:p>0.151021501849151</text:p>
              </table:table-cell>
              <table:table-cell office:value-type="float" office:value="0.283036945387378">
                <text:p>0.2830369453873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0347216170035076">
                <text:p>0.0347216170035076</text:p>
              </table:table-cell>
              <table:table-cell office:value-type="float" office:value="0.112809327453201">
                <text:p>0.112809327453201</text:p>
              </table:table-cell>
              <table:table-cell office:value-type="float" office:value="0.282332786859781">
                <text:p>0.2823327868597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0363784647037094">
                <text:p>0.0363784647037094</text:p>
              </table:table-cell>
              <table:table-cell office:value-type="float" office:value="0.14497449989875">
                <text:p>0.14497449989875</text:p>
              </table:table-cell>
              <table:table-cell office:value-type="float" office:value="0.291162837912344">
                <text:p>0.2911628379123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0338717115323055">
                <text:p>0.0338717115323055</text:p>
              </table:table-cell>
              <table:table-cell office:value-type="float" office:value="0.115557721845518">
                <text:p>0.115557721845518</text:p>
              </table:table-cell>
              <table:table-cell office:value-type="float" office:value="0.313326386308771">
                <text:p>0.3133263863087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457874930408211">
                <text:p>0.0457874930408211</text:p>
              </table:table-cell>
              <table:table-cell office:value-type="float" office:value="0.0987048445886027">
                <text:p>0.0987048445886027</text:p>
              </table:table-cell>
              <table:table-cell office:value-type="float" office:value="0.294577855262399">
                <text:p>0.2945778552623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0208451661092617">
                <text:p>0.0208451661092617</text:p>
              </table:table-cell>
              <table:table-cell office:value-type="float" office:value="0.126268721551921">
                <text:p>0.126268721551921</text:p>
              </table:table-cell>
              <table:table-cell office:value-type="float" office:value="0.243313070662046">
                <text:p>0.2433130706620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0376586918381412">
                <text:p>0.0376586918381412</text:p>
              </table:table-cell>
              <table:table-cell office:value-type="float" office:value="0.148113384186891">
                <text:p>0.148113384186891</text:p>
              </table:table-cell>
              <table:table-cell office:value-type="float" office:value="0.298707189326706">
                <text:p>0.2987071893267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0247995834130894">
                <text:p>0.0247995834130894</text:p>
              </table:table-cell>
              <table:table-cell office:value-type="float" office:value="0.124442249291495">
                <text:p>0.124442249291495</text:p>
              </table:table-cell>
              <table:table-cell office:value-type="float" office:value="0.304204085601175">
                <text:p>0.3042040856011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289349042563262">
                <text:p>0.0289349042563262</text:p>
              </table:table-cell>
              <table:table-cell office:value-type="float" office:value="0.180904875966471">
                <text:p>0.180904875966471</text:p>
              </table:table-cell>
              <table:table-cell office:value-type="float" office:value="0.314487125054456">
                <text:p>0.3144871250544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0499384700688561">
                <text:p>0.0499384700688561</text:p>
              </table:table-cell>
              <table:table-cell office:value-type="float" office:value="0.136019257512534">
                <text:p>0.136019257512534</text:p>
              </table:table-cell>
              <table:table-cell office:value-type="float" office:value="0.318050274801583">
                <text:p>0.31805027480158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0249932600549791">
                <text:p>0.0249932600549791</text:p>
              </table:table-cell>
              <table:table-cell office:value-type="float" office:value="0.122083464379532">
                <text:p>0.122083464379532</text:p>
              </table:table-cell>
              <table:table-cell office:value-type="float" office:value="0.300254772295368">
                <text:p>0.30025477229536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0368477113507615">
                <text:p>0.0368477113507615</text:p>
              </table:table-cell>
              <table:table-cell office:value-type="float" office:value="0.117124807442845">
                <text:p>0.117124807442845</text:p>
              </table:table-cell>
              <table:table-cell office:value-type="float" office:value="0.28087311139717">
                <text:p>0.280873111397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0296048977273104">
                <text:p>0.0296048977273104</text:p>
              </table:table-cell>
              <table:table-cell office:value-type="float" office:value="0.148159347499607">
                <text:p>0.148159347499607</text:p>
              </table:table-cell>
              <table:table-cell office:value-type="float" office:value="0.307548217311833">
                <text:p>0.3075482173118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0203661763881179">
                <text:p>0.0203661763881179</text:p>
              </table:table-cell>
              <table:table-cell office:value-type="float" office:value="0.108250015138741">
                <text:p>0.108250015138741</text:p>
              </table:table-cell>
              <table:table-cell office:value-type="float" office:value="0.329854633071295">
                <text:p>0.3298546330712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0215871553774462">
                <text:p>0.0215871553774462</text:p>
              </table:table-cell>
              <table:table-cell office:value-type="float" office:value="0.146430271437111">
                <text:p>0.146430271437111</text:p>
              </table:table-cell>
              <table:table-cell office:value-type="float" office:value="0.286237288992483">
                <text:p>0.2862372889924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000109661427310392">
                <text:p>0.000109661427310392</text:p>
              </table:table-cell>
              <table:table-cell office:value-type="float" office:value="0.122379457044928">
                <text:p>0.122379457044928</text:p>
              </table:table-cell>
              <table:table-cell office:value-type="float" office:value="0.276721168411361">
                <text:p>0.27672116841136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0346910897238793">
                <text:p>0.0346910897238793</text:p>
              </table:table-cell>
              <table:table-cell office:value-type="float" office:value="0.127227238958868">
                <text:p>0.127227238958868</text:p>
              </table:table-cell>
              <table:table-cell office:value-type="float" office:value="0.332605793102886">
                <text:p>0.33260579310288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0384038511080389">
                <text:p>0.0384038511080389</text:p>
              </table:table-cell>
              <table:table-cell office:value-type="float" office:value="0.135366868655046">
                <text:p>0.135366868655046</text:p>
              </table:table-cell>
              <table:table-cell office:value-type="float" office:value="0.327764317311044">
                <text:p>0.3277643173110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0410417534286641">
                <text:p>0.0410417534286641</text:p>
              </table:table-cell>
              <table:table-cell office:value-type="float" office:value="0.161080811681956">
                <text:p>0.161080811681956</text:p>
              </table:table-cell>
              <table:table-cell office:value-type="float" office:value="0.311669810743146">
                <text:p>0.3116698107431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0321197482870999">
                <text:p>0.0321197482870999</text:p>
              </table:table-cell>
              <table:table-cell office:value-type="float" office:value="0.114931667475867">
                <text:p>0.114931667475867</text:p>
              </table:table-cell>
              <table:table-cell office:value-type="float" office:value="0.318443140316984">
                <text:p>0.3184431403169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108363000217852">
                <text:p>0.0108363000217852</text:p>
              </table:table-cell>
              <table:table-cell office:value-type="float" office:value="0.0565312152602393">
                <text:p>0.0565312152602393</text:p>
              </table:table-cell>
              <table:table-cell office:value-type="float" office:value="0.247474068183846">
                <text:p>0.24747406818384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0341430775255374">
                <text:p>0.0341430775255374</text:p>
              </table:table-cell>
              <table:table-cell office:value-type="float" office:value="0.0923798993758081">
                <text:p>0.0923798993758081</text:p>
              </table:table-cell>
              <table:table-cell office:value-type="float" office:value="0.25221685153316">
                <text:p>0.252216851533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0212599069108165">
                <text:p>0.0212599069108165</text:p>
              </table:table-cell>
              <table:table-cell office:value-type="float" office:value="0.106239992987392">
                <text:p>0.106239992987392</text:p>
              </table:table-cell>
              <table:table-cell office:value-type="float" office:value="0.2684407808179">
                <text:p>0.26844078081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031438462126175">
                <text:p>0.031438462126175</text:p>
              </table:table-cell>
              <table:table-cell office:value-type="float" office:value="0.098061658483345">
                <text:p>0.098061658483345</text:p>
              </table:table-cell>
              <table:table-cell office:value-type="float" office:value="0.237225925538423">
                <text:p>0.2372259255384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322265617581753">
                <text:p>0.0322265617581753</text:p>
              </table:table-cell>
              <table:table-cell office:value-type="float" office:value="0.096742646289425">
                <text:p>0.096742646289425</text:p>
              </table:table-cell>
              <table:table-cell office:value-type="float" office:value="0.237291434668366">
                <text:p>0.23729143466836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0187357992664791">
                <text:p>0.0187357992664791</text:p>
              </table:table-cell>
              <table:table-cell office:value-type="float" office:value="0.105744024288999">
                <text:p>0.105744024288999</text:p>
              </table:table-cell>
              <table:table-cell office:value-type="float" office:value="0.255310916431937">
                <text:p>0.2553109164319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124539334678034">
                <text:p>0.0124539334678034</text:p>
              </table:table-cell>
              <table:table-cell office:value-type="float" office:value="0.0757671025989195">
                <text:p>0.0757671025989195</text:p>
              </table:table-cell>
              <table:table-cell office:value-type="float" office:value="0.276873861165338">
                <text:p>0.27687386116533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152068897706791">
                <text:p>0.152068897706791</text:p>
              </table:table-cell>
              <table:table-cell office:value-type="float" office:value="0.229029212576502">
                <text:p>0.229029212576502</text:p>
              </table:table-cell>
              <table:table-cell office:value-type="float" office:value="0.319156955607977">
                <text:p>0.31915695560797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00600592827903801">
                <text:p>0.00600592827903801</text:p>
              </table:table-cell>
              <table:table-cell office:value-type="float" office:value="0.137629657171597">
                <text:p>0.137629657171597</text:p>
              </table:table-cell>
              <table:table-cell office:value-type="float" office:value="0.348486400585027">
                <text:p>0.3484864005850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0282289848720287">
                <text:p>0.0282289848720287</text:p>
              </table:table-cell>
              <table:table-cell office:value-type="float" office:value="0.106254125221769">
                <text:p>0.106254125221769</text:p>
              </table:table-cell>
              <table:table-cell office:value-type="float" office:value="0.280162497834959">
                <text:p>0.28016249783495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0108152298548991">
                <text:p>0.0108152298548991</text:p>
              </table:table-cell>
              <table:table-cell office:value-type="float" office:value="0.146206989535186">
                <text:p>0.146206989535186</text:p>
              </table:table-cell>
              <table:table-cell office:value-type="float" office:value="0.318504034156903">
                <text:p>0.3185040341569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0244337079694073">
                <text:p>0.0244337079694073</text:p>
              </table:table-cell>
              <table:table-cell office:value-type="float" office:value="0.119408973020472">
                <text:p>0.119408973020472</text:p>
              </table:table-cell>
              <table:table-cell office:value-type="float" office:value="0.303910076985096">
                <text:p>0.3039100769850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0287011395215941">
                <text:p>0.0287011395215941</text:p>
              </table:table-cell>
              <table:table-cell office:value-type="float" office:value="0.121123591794025">
                <text:p>0.121123591794025</text:p>
              </table:table-cell>
              <table:table-cell office:value-type="float" office:value="0.295720426180519">
                <text:p>0.2957204261805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0235674250469263">
                <text:p>0.0235674250469263</text:p>
              </table:table-cell>
              <table:table-cell office:value-type="float" office:value="0.102287168091531">
                <text:p>0.102287168091531</text:p>
              </table:table-cell>
              <table:table-cell office:value-type="float" office:value="0.30807064638231">
                <text:p>0.3080706463823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211805889470932">
                <text:p>0.0211805889470932</text:p>
              </table:table-cell>
              <table:table-cell office:value-type="float" office:value="0.107506134080429">
                <text:p>0.107506134080429</text:p>
              </table:table-cell>
              <table:table-cell office:value-type="float" office:value="0.303885878568649">
                <text:p>0.30388587856864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39995793391669">
                <text:p>0.039995793391669</text:p>
              </table:table-cell>
              <table:table-cell office:value-type="float" office:value="0.111458483896463">
                <text:p>0.111458483896463</text:p>
              </table:table-cell>
              <table:table-cell office:value-type="float" office:value="0.293989652957043">
                <text:p>0.29398965295704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0267166440291955">
                <text:p>0.0267166440291955</text:p>
              </table:table-cell>
              <table:table-cell office:value-type="float" office:value="0.123632957526401">
                <text:p>0.123632957526401</text:p>
              </table:table-cell>
              <table:table-cell office:value-type="float" office:value="0.279333379894431">
                <text:p>0.2793333798944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0547471975442389">
                <text:p>0.0547471975442389</text:p>
              </table:table-cell>
              <table:table-cell office:value-type="float" office:value="0.164002962944038">
                <text:p>0.164002962944038</text:p>
              </table:table-cell>
              <table:table-cell office:value-type="float" office:value="0.299455561951518">
                <text:p>0.2994555619515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0249182152338177">
                <text:p>0.0249182152338177</text:p>
              </table:table-cell>
              <table:table-cell office:value-type="float" office:value="0.13453086163461">
                <text:p>0.13453086163461</text:p>
              </table:table-cell>
              <table:table-cell office:value-type="float" office:value="0.287829945485717">
                <text:p>0.2878299454857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00232665911197609">
                <text:p>0.00232665911197609</text:p>
              </table:table-cell>
              <table:table-cell office:value-type="float" office:value="0.125869168134698">
                <text:p>0.125869168134698</text:p>
              </table:table-cell>
              <table:table-cell office:value-type="float" office:value="0.282987018962908">
                <text:p>0.28298701896290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0136218791762278">
                <text:p>0.0136218791762278</text:p>
              </table:table-cell>
              <table:table-cell office:value-type="float" office:value="0.141740035579044">
                <text:p>0.141740035579044</text:p>
              </table:table-cell>
              <table:table-cell office:value-type="float" office:value="0.326552475608827">
                <text:p>0.32655247560882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0198392351655738">
                <text:p>0.0198392351655738</text:p>
              </table:table-cell>
              <table:table-cell office:value-type="float" office:value="0.107393312088735">
                <text:p>0.107393312088735</text:p>
              </table:table-cell>
              <table:table-cell office:value-type="float" office:value="0.265070783756611">
                <text:p>0.2650707837566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00113235067284151">
                <text:p>0.00113235067284151</text:p>
              </table:table-cell>
              <table:table-cell office:value-type="float" office:value="0.0618941283918683">
                <text:p>0.0618941283918683</text:p>
              </table:table-cell>
              <table:table-cell office:value-type="float" office:value="0.221786137409258">
                <text:p>0.22178613740925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0441698699929399">
                <text:p>0.0441698699929399</text:p>
              </table:table-cell>
              <table:table-cell office:value-type="float" office:value="0.0999838543683928">
                <text:p>0.0999838543683928</text:p>
              </table:table-cell>
              <table:table-cell office:value-type="float" office:value="0.314305468569021">
                <text:p>0.3143054685690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197367199009397">
                <text:p>0.0197367199009397</text:p>
              </table:table-cell>
              <table:table-cell office:value-type="float" office:value="0.137263531850297">
                <text:p>0.137263531850297</text:p>
              </table:table-cell>
              <table:table-cell office:value-type="float" office:value="0.318227259856875">
                <text:p>0.3182272598568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0417770231205655">
                <text:p>0.0417770231205655</text:p>
              </table:table-cell>
              <table:table-cell office:value-type="float" office:value="0.121536929159348">
                <text:p>0.121536929159348</text:p>
              </table:table-cell>
              <table:table-cell office:value-type="float" office:value="0.277492497638497">
                <text:p>0.27749249763849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00690145245091479">
                <text:p>0.00690145245091479</text:p>
              </table:table-cell>
              <table:table-cell office:value-type="float" office:value="0.100311824473279">
                <text:p>0.100311824473279</text:p>
              </table:table-cell>
              <table:table-cell office:value-type="float" office:value="0.261495909662883">
                <text:p>0.26149590966288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0138680459480611">
                <text:p>0.0138680459480611</text:p>
              </table:table-cell>
              <table:table-cell office:value-type="float" office:value="0.156118483131173">
                <text:p>0.156118483131173</text:p>
              </table:table-cell>
              <table:table-cell office:value-type="float" office:value="0.314774285050595">
                <text:p>0.3147742850505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0136612889821565">
                <text:p>0.0136612889821565</text:p>
              </table:table-cell>
              <table:table-cell office:value-type="float" office:value="0.117304079868635">
                <text:p>0.117304079868635</text:p>
              </table:table-cell>
              <table:table-cell office:value-type="float" office:value="0.283321490482259">
                <text:p>0.28332149048225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033642389445691">
                <text:p>0.033642389445691</text:p>
              </table:table-cell>
              <table:table-cell office:value-type="float" office:value="0.120220768860863">
                <text:p>0.120220768860863</text:p>
              </table:table-cell>
              <table:table-cell office:value-type="float" office:value="0.341790756096244">
                <text:p>0.3417907560962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0371933672639308">
                <text:p>0.0371933672639308</text:p>
              </table:table-cell>
              <table:table-cell office:value-type="float" office:value="0.163286646303206">
                <text:p>0.163286646303206</text:p>
              </table:table-cell>
              <table:table-cell office:value-type="float" office:value="0.281605927396502">
                <text:p>0.2816059273965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0161267834576396">
                <text:p>0.0161267834576396</text:p>
              </table:table-cell>
              <table:table-cell office:value-type="float" office:value="0.117095474219114">
                <text:p>0.117095474219114</text:p>
              </table:table-cell>
              <table:table-cell office:value-type="float" office:value="0.305026609012322">
                <text:p>0.3050266090123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0256006973705678">
                <text:p>0.0256006973705678</text:p>
              </table:table-cell>
              <table:table-cell office:value-type="float" office:value="0.121050265312449">
                <text:p>0.121050265312449</text:p>
              </table:table-cell>
              <table:table-cell office:value-type="float" office:value="0.278830111215317">
                <text:p>0.2788301112153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0140369605342091">
                <text:p>0.0140369605342091</text:p>
              </table:table-cell>
              <table:table-cell office:value-type="float" office:value="0.10372031944353">
                <text:p>0.10372031944353</text:p>
              </table:table-cell>
              <table:table-cell office:value-type="float" office:value="0.299267359067242">
                <text:p>0.2992673590672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330420167120071">
                <text:p>0.0330420167120071</text:p>
              </table:table-cell>
              <table:table-cell office:value-type="float" office:value="0.114013629223479">
                <text:p>0.114013629223479</text:p>
              </table:table-cell>
              <table:table-cell office:value-type="float" office:value="0.29857453375788">
                <text:p>0.298574533757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00919301487630726">
                <text:p>0.00919301487630726</text:p>
              </table:table-cell>
              <table:table-cell office:value-type="float" office:value="0.135493486853141">
                <text:p>0.135493486853141</text:p>
              </table:table-cell>
              <table:table-cell office:value-type="float" office:value="0.329818700261613">
                <text:p>0.3298187002616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00902689398513291">
                <text:p>0.00902689398513291</text:p>
              </table:table-cell>
              <table:table-cell office:value-type="float" office:value="0.14821723152926">
                <text:p>0.14821723152926</text:p>
              </table:table-cell>
              <table:table-cell office:value-type="float" office:value="0.315316405366536">
                <text:p>0.3153164053665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018566715627288">
                <text:p>0.018566715627288</text:p>
              </table:table-cell>
              <table:table-cell office:value-type="float" office:value="0.125615165527034">
                <text:p>0.125615165527034</text:p>
              </table:table-cell>
              <table:table-cell office:value-type="float" office:value="0.293837788872559">
                <text:p>0.29383778887255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00768227591915097">
                <text:p>0.00768227591915097</text:p>
              </table:table-cell>
              <table:table-cell office:value-type="float" office:value="0.132128121688253">
                <text:p>0.132128121688253</text:p>
              </table:table-cell>
              <table:table-cell office:value-type="float" office:value="0.285389738834152">
                <text:p>0.28538973883415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0131691709634921">
                <text:p>0.0131691709634921</text:p>
              </table:table-cell>
              <table:table-cell office:value-type="float" office:value="0.143411868525023">
                <text:p>0.143411868525023</text:p>
              </table:table-cell>
              <table:table-cell office:value-type="float" office:value="0.282885616999466">
                <text:p>0.28288561699946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000545074585673058">
                <text:p>0.000545074585673058</text:p>
              </table:table-cell>
              <table:table-cell office:value-type="float" office:value="0.15673153513623">
                <text:p>0.15673153513623</text:p>
              </table:table-cell>
              <table:table-cell office:value-type="float" office:value="0.280901783115686">
                <text:p>0.2809017831156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00817871427383797">
                <text:p>0.00817871427383797</text:p>
              </table:table-cell>
              <table:table-cell office:value-type="float" office:value="0.0901403594121541">
                <text:p>0.0901403594121541</text:p>
              </table:table-cell>
              <table:table-cell office:value-type="float" office:value="0.22901456969778">
                <text:p>0.2290145696977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00234372079229958">
                <text:p>0.00234372079229958</text:p>
              </table:table-cell>
              <table:table-cell office:value-type="float" office:value="0.104733275968048">
                <text:p>0.104733275968048</text:p>
              </table:table-cell>
              <table:table-cell office:value-type="float" office:value="0.244290806579805">
                <text:p>0.24429080657980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0112822804354934">
                <text:p>0.0112822804354934</text:p>
              </table:table-cell>
              <table:table-cell office:value-type="float" office:value="0.132559245860519">
                <text:p>0.132559245860519</text:p>
              </table:table-cell>
              <table:table-cell office:value-type="float" office:value="0.276104420125665">
                <text:p>0.27610442012566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00433763485853458">
                <text:p>0.000433763485853458</text:p>
              </table:table-cell>
              <table:table-cell office:value-type="float" office:value="0.104262480927692">
                <text:p>0.104262480927692</text:p>
              </table:table-cell>
              <table:table-cell office:value-type="float" office:value="0.341960218149019">
                <text:p>0.3419602181490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00698307529602178">
                <text:p>0.00698307529602178</text:p>
              </table:table-cell>
              <table:table-cell office:value-type="float" office:value="0.0690253078612707">
                <text:p>0.0690253078612707</text:p>
              </table:table-cell>
              <table:table-cell office:value-type="float" office:value="0.307721416064504">
                <text:p>0.30772141606450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0160770742735499">
                <text:p>0.0160770742735499</text:p>
              </table:table-cell>
              <table:table-cell office:value-type="float" office:value="0.0917473019873599">
                <text:p>0.0917473019873599</text:p>
              </table:table-cell>
              <table:table-cell office:value-type="float" office:value="0.252492870614078">
                <text:p>0.25249287061407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0235094101554857">
                <text:p>0.0235094101554857</text:p>
              </table:table-cell>
              <table:table-cell office:value-type="float" office:value="0.114579880377363">
                <text:p>0.114579880377363</text:p>
              </table:table-cell>
              <table:table-cell office:value-type="float" office:value="0.265425700185668">
                <text:p>0.26542570018566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0207814166185193">
                <text:p>0.0207814166185193</text:p>
              </table:table-cell>
              <table:table-cell office:value-type="float" office:value="0.106026482461007">
                <text:p>0.106026482461007</text:p>
              </table:table-cell>
              <table:table-cell office:value-type="float" office:value="0.311853050497224">
                <text:p>0.31185305049722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0246366063883649">
                <text:p>0.0246366063883649</text:p>
              </table:table-cell>
              <table:table-cell office:value-type="float" office:value="0.121963990413933">
                <text:p>0.121963990413933</text:p>
              </table:table-cell>
              <table:table-cell office:value-type="float" office:value="0.289775102767862">
                <text:p>0.28977510276786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0100295154989849">
                <text:p>0.0100295154989849</text:p>
              </table:table-cell>
              <table:table-cell office:value-type="float" office:value="0.0989578882575966">
                <text:p>0.0989578882575966</text:p>
              </table:table-cell>
              <table:table-cell office:value-type="float" office:value="0.229219557116691">
                <text:p>0.2292195571166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0120542148504017">
                <text:p>0.0120542148504017</text:p>
              </table:table-cell>
              <table:table-cell office:value-type="float" office:value="0.0911164268775327">
                <text:p>0.0911164268775327</text:p>
              </table:table-cell>
              <table:table-cell office:value-type="float" office:value="0.231544943916371">
                <text:p>0.23154494391637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0308454743658584">
                <text:p>0.0308454743658584</text:p>
              </table:table-cell>
              <table:table-cell office:value-type="float" office:value="0.132233304383446">
                <text:p>0.132233304383446</text:p>
              </table:table-cell>
              <table:table-cell office:value-type="float" office:value="0.283128785873685">
                <text:p>0.2831287858736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0030391964123478">
                <text:p>0.0030391964123478</text:p>
              </table:table-cell>
              <table:table-cell office:value-type="float" office:value="0.104927782959374">
                <text:p>0.104927782959374</text:p>
              </table:table-cell>
              <table:table-cell office:value-type="float" office:value="0.283404459446996">
                <text:p>0.28340445944699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355055327209512">
                <text:p>0.0355055327209512</text:p>
              </table:table-cell>
              <table:table-cell office:value-type="float" office:value="0.145089480250937">
                <text:p>0.145089480250937</text:p>
              </table:table-cell>
              <table:table-cell office:value-type="float" office:value="0.301840423019847">
                <text:p>0.30184042301984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140911483437415">
                <text:p>0.140911483437415</text:p>
              </table:table-cell>
              <table:table-cell office:value-type="float" office:value="0.173684997500629">
                <text:p>0.173684997500629</text:p>
              </table:table-cell>
              <table:table-cell office:value-type="float" office:value="0.263319855598553">
                <text:p>0.2633198555985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00210455190093337">
                <text:p>0.00210455190093337</text:p>
              </table:table-cell>
              <table:table-cell office:value-type="float" office:value="0.113989734317281">
                <text:p>0.113989734317281</text:p>
              </table:table-cell>
              <table:table-cell office:value-type="float" office:value="0.247146999090357">
                <text:p>0.24714699909035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00159765866082648">
                <text:p>0.00159765866082648</text:p>
              </table:table-cell>
              <table:table-cell office:value-type="float" office:value="0.11670870334926">
                <text:p>0.11670870334926</text:p>
              </table:table-cell>
              <table:table-cell office:value-type="float" office:value="0.273082936347613">
                <text:p>0.2730829363476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00960634997421601">
                <text:p>0.00960634997421601</text:p>
              </table:table-cell>
              <table:table-cell office:value-type="float" office:value="0.120259056087775">
                <text:p>0.120259056087775</text:p>
              </table:table-cell>
              <table:table-cell office:value-type="float" office:value="0.302664720909304">
                <text:p>0.3026647209093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00713239531373314">
                <text:p>0.00713239531373314</text:p>
              </table:table-cell>
              <table:table-cell office:value-type="float" office:value="0.143820758218585">
                <text:p>0.143820758218585</text:p>
              </table:table-cell>
              <table:table-cell office:value-type="float" office:value="0.298235312575305">
                <text:p>0.29823531257530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00710895901573959">
                <text:p>0.00710895901573959</text:p>
              </table:table-cell>
              <table:table-cell office:value-type="float" office:value="0.080638785531985">
                <text:p>0.080638785531985</text:p>
              </table:table-cell>
              <table:table-cell office:value-type="float" office:value="0.279761660709024">
                <text:p>0.27976166070902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00753705606643241">
                <text:p>0.00753705606643241</text:p>
              </table:table-cell>
              <table:table-cell office:value-type="float" office:value="0.11174107668955">
                <text:p>0.11174107668955</text:p>
              </table:table-cell>
              <table:table-cell office:value-type="float" office:value="0.299990703663189">
                <text:p>0.29999070366318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00327379643229073">
                <text:p>0.00327379643229073</text:p>
              </table:table-cell>
              <table:table-cell office:value-type="float" office:value="0.104225678026465">
                <text:p>0.104225678026465</text:p>
              </table:table-cell>
              <table:table-cell office:value-type="float" office:value="0.277546525791334">
                <text:p>0.27754652579133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00166711457990348">
                <text:p>0.00166711457990348</text:p>
              </table:table-cell>
              <table:table-cell office:value-type="float" office:value="0.0965829016705291">
                <text:p>0.0965829016705291</text:p>
              </table:table-cell>
              <table:table-cell office:value-type="float" office:value="0.292680313505731">
                <text:p>0.29268031350573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00109992350321816">
                <text:p>0.000109992350321816</text:p>
              </table:table-cell>
              <table:table-cell office:value-type="float" office:value="0.137225357364412">
                <text:p>0.137225357364412</text:p>
              </table:table-cell>
              <table:table-cell office:value-type="float" office:value="0.337788303273474">
                <text:p>0.33778830327347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00664848027996345">
                <text:p>0.00664848027996345</text:p>
              </table:table-cell>
              <table:table-cell office:value-type="float" office:value="0.11621242387988">
                <text:p>0.11621242387988</text:p>
              </table:table-cell>
              <table:table-cell office:value-type="float" office:value="0.302821851725456">
                <text:p>0.30282185172545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000618374954284823">
                <text:p>0.000618374954284823</text:p>
              </table:table-cell>
              <table:table-cell office:value-type="float" office:value="0.0501361811479296">
                <text:p>0.0501361811479296</text:p>
              </table:table-cell>
              <table:table-cell office:value-type="float" office:value="0.261506677426764">
                <text:p>0.2615066774267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000529855326125872">
                <text:p>0.000529855326125872</text:p>
              </table:table-cell>
              <table:table-cell office:value-type="float" office:value="0.0957723545147222">
                <text:p>0.0957723545147222</text:p>
              </table:table-cell>
              <table:table-cell office:value-type="float" office:value="0.329516829400392">
                <text:p>0.3295168294003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0156172618729004">
                <text:p>0.0156172618729004</text:p>
              </table:table-cell>
              <table:table-cell office:value-type="float" office:value="0.0986359975162583">
                <text:p>0.0986359975162583</text:p>
              </table:table-cell>
              <table:table-cell office:value-type="float" office:value="0.271344520638818">
                <text:p>0.2713445206388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00133430974851882">
                <text:p>0.00133430974851882</text:p>
              </table:table-cell>
              <table:table-cell office:value-type="float" office:value="0.145699075130029">
                <text:p>0.145699075130029</text:p>
              </table:table-cell>
              <table:table-cell office:value-type="float" office:value="0.257159635262341">
                <text:p>0.25715963526234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0204040428225329">
                <text:p>0.0204040428225329</text:p>
              </table:table-cell>
              <table:table-cell office:value-type="float" office:value="0.1183183865649">
                <text:p>0.1183183865649</text:p>
              </table:table-cell>
              <table:table-cell office:value-type="float" office:value="0.277635203433184">
                <text:p>0.2776352034331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00189278443614237">
                <text:p>0.00189278443614237</text:p>
              </table:table-cell>
              <table:table-cell office:value-type="float" office:value="0.108346978894224">
                <text:p>0.108346978894224</text:p>
              </table:table-cell>
              <table:table-cell office:value-type="float" office:value="0.285920524888">
                <text:p>0.2859205248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00421959849704226">
                <text:p>0.00421959849704226</text:p>
              </table:table-cell>
              <table:table-cell office:value-type="float" office:value="0.121845654195275">
                <text:p>0.121845654195275</text:p>
              </table:table-cell>
              <table:table-cell office:value-type="float" office:value="0.303094580323151">
                <text:p>0.30309458032315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00326807656312683">
                <text:p>0.00326807656312683</text:p>
              </table:table-cell>
              <table:table-cell office:value-type="float" office:value="0.0803197391252721">
                <text:p>0.0803197391252721</text:p>
              </table:table-cell>
              <table:table-cell office:value-type="float" office:value="0.268524883024333">
                <text:p>0.2685248830243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0204474370341574">
                <text:p>0.00204474370341574</text:p>
              </table:table-cell>
              <table:table-cell office:value-type="float" office:value="0.0985622553402609">
                <text:p>0.0985622553402609</text:p>
              </table:table-cell>
              <table:table-cell office:value-type="float" office:value="0.280826562031276">
                <text:p>0.28082656203127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00692745966880115">
                <text:p>0.00692745966880115</text:p>
              </table:table-cell>
              <table:table-cell office:value-type="float" office:value="0.135769691849848">
                <text:p>0.135769691849848</text:p>
              </table:table-cell>
              <table:table-cell office:value-type="float" office:value="0.295604677874313">
                <text:p>0.2956046778743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0103251552427608">
                <text:p>0.0103251552427608</text:p>
              </table:table-cell>
              <table:table-cell office:value-type="float" office:value="0.153693170432721">
                <text:p>0.153693170432721</text:p>
              </table:table-cell>
              <table:table-cell office:value-type="float" office:value="0.279993542755712">
                <text:p>0.2799935427557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0156366026679562">
                <text:p>0.0156366026679562</text:p>
              </table:table-cell>
              <table:table-cell office:value-type="float" office:value="0.0716687549770128">
                <text:p>0.0716687549770128</text:p>
              </table:table-cell>
              <table:table-cell office:value-type="float" office:value="0.257920063120644">
                <text:p>0.2579200631206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0151759140182001">
                <text:p>0.0151759140182001</text:p>
              </table:table-cell>
              <table:table-cell office:value-type="float" office:value="0.0969217474973322">
                <text:p>0.0969217474973322</text:p>
              </table:table-cell>
              <table:table-cell office:value-type="float" office:value="0.29819004330381">
                <text:p>0.2981900433038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0165637306937343">
                <text:p>0.0165637306937343</text:p>
              </table:table-cell>
              <table:table-cell office:value-type="float" office:value="0.108446161969232">
                <text:p>0.108446161969232</text:p>
              </table:table-cell>
              <table:table-cell office:value-type="float" office:value="0.296729172242893">
                <text:p>0.2967291722428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00179578326619904">
                <text:p>0.00179578326619904</text:p>
              </table:table-cell>
              <table:table-cell office:value-type="float" office:value="0.077561190129474">
                <text:p>0.077561190129474</text:p>
              </table:table-cell>
              <table:table-cell office:value-type="float" office:value="0.312485259396364">
                <text:p>0.3124852593963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0366871081903071">
                <text:p>0.0366871081903071</text:p>
              </table:table-cell>
              <table:table-cell office:value-type="float" office:value="0.123465234747656">
                <text:p>0.123465234747656</text:p>
              </table:table-cell>
              <table:table-cell office:value-type="float" office:value="0.336741159818421">
                <text:p>0.3367411598184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00288497418012007">
                <text:p>0.00288497418012007</text:p>
              </table:table-cell>
              <table:table-cell office:value-type="float" office:value="0.088222519537993">
                <text:p>0.088222519537993</text:p>
              </table:table-cell>
              <table:table-cell office:value-type="float" office:value="0.281840461249932">
                <text:p>0.2818404612499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0177446815997739">
                <text:p>0.0177446815997739</text:p>
              </table:table-cell>
              <table:table-cell office:value-type="float" office:value="0.0788050004023226">
                <text:p>0.0788050004023226</text:p>
              </table:table-cell>
              <table:table-cell office:value-type="float" office:value="0.181984283230677">
                <text:p>0.18198428323067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0099840813446539">
                <text:p>0.00099840813446539</text:p>
              </table:table-cell>
              <table:table-cell office:value-type="float" office:value="0.104924613572049">
                <text:p>0.104924613572049</text:p>
              </table:table-cell>
              <table:table-cell office:value-type="float" office:value="0.278560398383837">
                <text:p>0.27856039838383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0181865677605277">
                <text:p>0.0181865677605277</text:p>
              </table:table-cell>
              <table:table-cell office:value-type="float" office:value="0.12416875110354">
                <text:p>0.12416875110354</text:p>
              </table:table-cell>
              <table:table-cell office:value-type="float" office:value="0.270309847073121">
                <text:p>0.27030984707312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00322122408351531">
                <text:p>0.00322122408351531</text:p>
              </table:table-cell>
              <table:table-cell office:value-type="float" office:value="0.0942077699062839">
                <text:p>0.0942077699062839</text:p>
              </table:table-cell>
              <table:table-cell office:value-type="float" office:value="0.282474190442744">
                <text:p>0.28247419044274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00347619153855609">
                <text:p>0.00347619153855609</text:p>
              </table:table-cell>
              <table:table-cell office:value-type="float" office:value="0.129575603829423">
                <text:p>0.129575603829423</text:p>
              </table:table-cell>
              <table:table-cell office:value-type="float" office:value="0.249376260882842">
                <text:p>0.24937626088284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0152860499736149">
                <text:p>0.0152860499736149</text:p>
              </table:table-cell>
              <table:table-cell office:value-type="float" office:value="0.0829789361930677">
                <text:p>0.0829789361930677</text:p>
              </table:table-cell>
              <table:table-cell office:value-type="float" office:value="0.267293613625069">
                <text:p>0.26729361362506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0124024626897522">
                <text:p>0.0124024626897522</text:p>
              </table:table-cell>
              <table:table-cell office:value-type="float" office:value="0.0636126151966992">
                <text:p>0.0636126151966992</text:p>
              </table:table-cell>
              <table:table-cell office:value-type="float" office:value="0.282167471553719">
                <text:p>0.28216747155371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0661809071560313">
                <text:p>0.0661809071560313</text:p>
              </table:table-cell>
              <table:table-cell office:value-type="float" office:value="0.113471678690065">
                <text:p>0.113471678690065</text:p>
              </table:table-cell>
              <table:table-cell office:value-type="float" office:value="0.325669268166728">
                <text:p>0.32566926816672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00468130925743047">
                <text:p>0.00468130925743047</text:p>
              </table:table-cell>
              <table:table-cell office:value-type="float" office:value="0.139394669585791">
                <text:p>0.139394669585791</text:p>
              </table:table-cell>
              <table:table-cell office:value-type="float" office:value="0.287069616959865">
                <text:p>0.28706961695986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0118440313043589">
                <text:p>0.0118440313043589</text:p>
              </table:table-cell>
              <table:table-cell office:value-type="float" office:value="0.139607730752395">
                <text:p>0.139607730752395</text:p>
              </table:table-cell>
              <table:table-cell office:value-type="float" office:value="0.285967543380855">
                <text:p>0.28596754338085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0183875960512619">
                <text:p>0.0183875960512619</text:p>
              </table:table-cell>
              <table:table-cell office:value-type="float" office:value="0.10290175892531">
                <text:p>0.10290175892531</text:p>
              </table:table-cell>
              <table:table-cell office:value-type="float" office:value="0.28527009072722">
                <text:p>0.285270090727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0998315749069731">
                <text:p>0.00998315749069731</text:p>
              </table:table-cell>
              <table:table-cell office:value-type="float" office:value="0.0926721826131329">
                <text:p>0.0926721826131329</text:p>
              </table:table-cell>
              <table:table-cell office:value-type="float" office:value="0.250355708290341">
                <text:p>0.25035570829034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0122053738543363">
                <text:p>0.0122053738543363</text:p>
              </table:table-cell>
              <table:table-cell office:value-type="float" office:value="0.0509335971973149">
                <text:p>0.0509335971973149</text:p>
              </table:table-cell>
              <table:table-cell office:value-type="float" office:value="0.271065867599214">
                <text:p>0.27106586759921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00112228632037366">
                <text:p>0.00112228632037366</text:p>
              </table:table-cell>
              <table:table-cell office:value-type="float" office:value="0.122544183804425">
                <text:p>0.122544183804425</text:p>
              </table:table-cell>
              <table:table-cell office:value-type="float" office:value="0.311204473944779">
                <text:p>0.31120447394477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00145257813790926">
                <text:p>0.00145257813790926</text:p>
              </table:table-cell>
              <table:table-cell office:value-type="float" office:value="0.129276266744192">
                <text:p>0.129276266744192</text:p>
              </table:table-cell>
              <table:table-cell office:value-type="float" office:value="0.231476579877379">
                <text:p>0.23147657987737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00286692549223665">
                <text:p>0.00286692549223665</text:p>
              </table:table-cell>
              <table:table-cell office:value-type="float" office:value="0.0938673660369358">
                <text:p>0.0938673660369358</text:p>
              </table:table-cell>
              <table:table-cell office:value-type="float" office:value="0.297911751505236">
                <text:p>0.2979117515052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00803461268859429">
                <text:p>0.00803461268859429</text:p>
              </table:table-cell>
              <table:table-cell office:value-type="float" office:value="0.104525200231078">
                <text:p>0.104525200231078</text:p>
              </table:table-cell>
              <table:table-cell office:value-type="float" office:value="0.272867260890443">
                <text:p>0.27286726089044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0107033957334346">
                <text:p>0.0107033957334346</text:p>
              </table:table-cell>
              <table:table-cell office:value-type="float" office:value="0.098099569142637">
                <text:p>0.098099569142637</text:p>
              </table:table-cell>
              <table:table-cell office:value-type="float" office:value="0.290443037042716">
                <text:p>0.2904430370427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000685418430154544">
                <text:p>0.000685418430154544</text:p>
              </table:table-cell>
              <table:table-cell office:value-type="float" office:value="0.0907844030697924">
                <text:p>0.0907844030697924</text:p>
              </table:table-cell>
              <table:table-cell office:value-type="float" office:value="0.286069116497027">
                <text:p>0.28606911649702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000495175051780899">
                <text:p>0.000495175051780899</text:p>
              </table:table-cell>
              <table:table-cell office:value-type="float" office:value="0.0676657714158346">
                <text:p>0.0676657714158346</text:p>
              </table:table-cell>
              <table:table-cell office:value-type="float" office:value="0.281971980668095">
                <text:p>0.28197198066809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018832152661905">
                <text:p>0.018832152661905</text:p>
              </table:table-cell>
              <table:table-cell office:value-type="float" office:value="0.117274383201767">
                <text:p>0.117274383201767</text:p>
              </table:table-cell>
              <table:table-cell office:value-type="float" office:value="0.275171979559327">
                <text:p>0.27517197955932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097078453945831">
                <text:p>0.0097078453945831</text:p>
              </table:table-cell>
              <table:table-cell office:value-type="float" office:value="0.119736596466043">
                <text:p>0.119736596466043</text:p>
              </table:table-cell>
              <table:table-cell office:value-type="float" office:value="0.268397138932626">
                <text:p>0.26839713893262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00333919609604368">
                <text:p>0.00333919609604368</text:p>
              </table:table-cell>
              <table:table-cell office:value-type="float" office:value="0.100113644635046">
                <text:p>0.100113644635046</text:p>
              </table:table-cell>
              <table:table-cell office:value-type="float" office:value="0.275379039376571">
                <text:p>0.27537903937657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0140556813834605">
                <text:p>0.0140556813834605</text:p>
              </table:table-cell>
              <table:table-cell office:value-type="float" office:value="0.0725544598133243">
                <text:p>0.0725544598133243</text:p>
              </table:table-cell>
              <table:table-cell office:value-type="float" office:value="0.265303299936134">
                <text:p>0.26530329993613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00243619999566492">
                <text:p>0.00243619999566492</text:p>
              </table:table-cell>
              <table:table-cell office:value-type="float" office:value="0.114407308890166">
                <text:p>0.114407308890166</text:p>
              </table:table-cell>
              <table:table-cell office:value-type="float" office:value="0.332414707476958">
                <text:p>0.3324147074769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000929791184587289">
                <text:p>0.000929791184587289</text:p>
              </table:table-cell>
              <table:table-cell office:value-type="float" office:value="0.13172102446835">
                <text:p>0.13172102446835</text:p>
              </table:table-cell>
              <table:table-cell office:value-type="float" office:value="0.308441922176339">
                <text:p>0.30844192217633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000894725683930356">
                <text:p>0.000894725683930356</text:p>
              </table:table-cell>
              <table:table-cell office:value-type="float" office:value="0.091527406534471">
                <text:p>0.091527406534471</text:p>
              </table:table-cell>
              <table:table-cell office:value-type="float" office:value="0.282958452186367">
                <text:p>0.2829584521863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00254500869787234">
                <text:p>0.00254500869787234</text:p>
              </table:table-cell>
              <table:table-cell office:value-type="float" office:value="0.0934396880864865">
                <text:p>0.0934396880864865</text:p>
              </table:table-cell>
              <table:table-cell office:value-type="float" office:value="0.233513895439546">
                <text:p>0.23351389543954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0241495065939555">
                <text:p>0.0241495065939555</text:p>
              </table:table-cell>
              <table:table-cell office:value-type="float" office:value="0.0905094965445124">
                <text:p>0.0905094965445124</text:p>
              </table:table-cell>
              <table:table-cell office:value-type="float" office:value="0.279676021024732">
                <text:p>0.27967602102473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000344056459743836">
                <text:p>0.000344056459743836</text:p>
              </table:table-cell>
              <table:table-cell office:value-type="float" office:value="0.112096394980624">
                <text:p>0.112096394980624</text:p>
              </table:table-cell>
              <table:table-cell office:value-type="float" office:value="0.255783622818967">
                <text:p>0.25578362281896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00133896995487248">
                <text:p>0.00133896995487248</text:p>
              </table:table-cell>
              <table:table-cell office:value-type="float" office:value="0.0723899264341903">
                <text:p>0.0723899264341903</text:p>
              </table:table-cell>
              <table:table-cell office:value-type="float" office:value="0.281867569788046">
                <text:p>0.28186756978804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0685664167705967">
                <text:p>0.00685664167705967</text:p>
              </table:table-cell>
              <table:table-cell office:value-type="float" office:value="0.102071773170905">
                <text:p>0.102071773170905</text:p>
              </table:table-cell>
              <table:table-cell office:value-type="float" office:value="0.304862365329533">
                <text:p>0.3048623653295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00834191037350349">
                <text:p>0.00834191037350349</text:p>
              </table:table-cell>
              <table:table-cell office:value-type="float" office:value="0.123875452969356">
                <text:p>0.123875452969356</text:p>
              </table:table-cell>
              <table:table-cell office:value-type="float" office:value="0.285081452570859">
                <text:p>0.28508145257085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0241902203241254">
                <text:p>0.0241902203241254</text:p>
              </table:table-cell>
              <table:table-cell office:value-type="float" office:value="0.0870518661324152">
                <text:p>0.0870518661324152</text:p>
              </table:table-cell>
              <table:table-cell office:value-type="float" office:value="0.336875012129937">
                <text:p>0.33687501212993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0151923566070118">
                <text:p>0.0151923566070118</text:p>
              </table:table-cell>
              <table:table-cell office:value-type="float" office:value="0.0634983005817477">
                <text:p>0.0634983005817477</text:p>
              </table:table-cell>
              <table:table-cell office:value-type="float" office:value="0.272728619201088">
                <text:p>0.2727286192010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0141106946087773">
                <text:p>0.0141106946087773</text:p>
              </table:table-cell>
              <table:table-cell office:value-type="float" office:value="0.0844710744974761">
                <text:p>0.0844710744974761</text:p>
              </table:table-cell>
              <table:table-cell office:value-type="float" office:value="0.266376160068699">
                <text:p>0.26637616006869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00175972585647767">
                <text:p>0.00175972585647767</text:p>
              </table:table-cell>
              <table:table-cell office:value-type="float" office:value="0.0988346142348551">
                <text:p>0.0988346142348551</text:p>
              </table:table-cell>
              <table:table-cell office:value-type="float" office:value="0.29418317293635">
                <text:p>0.2941831729363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000751623852032077">
                <text:p>0.000751623852032077</text:p>
              </table:table-cell>
              <table:table-cell office:value-type="float" office:value="0.122162523400348">
                <text:p>0.122162523400348</text:p>
              </table:table-cell>
              <table:table-cell office:value-type="float" office:value="0.270356079329658">
                <text:p>0.2703560793296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00237846525477496">
                <text:p>0.00237846525477496</text:p>
              </table:table-cell>
              <table:table-cell office:value-type="float" office:value="0.0978043503085991">
                <text:p>0.0978043503085991</text:p>
              </table:table-cell>
              <table:table-cell office:value-type="float" office:value="0.291546546655222">
                <text:p>0.2915465466552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00224180459841214">
                <text:p>0.00224180459841214</text:p>
              </table:table-cell>
              <table:table-cell office:value-type="float" office:value="0.100282559988595">
                <text:p>0.100282559988595</text:p>
              </table:table-cell>
              <table:table-cell office:value-type="float" office:value="0.220561325985781">
                <text:p>0.22056132598578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0117584917445624">
                <text:p>0.0117584917445624</text:p>
              </table:table-cell>
              <table:table-cell office:value-type="float" office:value="0.0745304291753763">
                <text:p>0.0745304291753763</text:p>
              </table:table-cell>
              <table:table-cell office:value-type="float" office:value="0.262990535259741">
                <text:p>0.26299053525974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019659372540589">
                <text:p>0.0019659372540589</text:p>
              </table:table-cell>
              <table:table-cell office:value-type="float" office:value="0.10852426477171">
                <text:p>0.10852426477171</text:p>
              </table:table-cell>
              <table:table-cell office:value-type="float" office:value="0.301407374952003">
                <text:p>0.30140737495200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00632246963304337">
                <text:p>0.00632246963304337</text:p>
              </table:table-cell>
              <table:table-cell office:value-type="float" office:value="0.119611382817504">
                <text:p>0.119611382817504</text:p>
              </table:table-cell>
              <table:table-cell office:value-type="float" office:value="0.265602199988394">
                <text:p>0.26560219998839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000167072710907656">
                <text:p>0.000167072710907656</text:p>
              </table:table-cell>
              <table:table-cell office:value-type="float" office:value="0.132476389049255">
                <text:p>0.132476389049255</text:p>
              </table:table-cell>
              <table:table-cell office:value-type="float" office:value="0.255363391574084">
                <text:p>0.25536339157408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00264381755797964">
                <text:p>0.00264381755797964</text:p>
              </table:table-cell>
              <table:table-cell office:value-type="float" office:value="0.0684971811491845">
                <text:p>0.0684971811491845</text:p>
              </table:table-cell>
              <table:table-cell office:value-type="float" office:value="0.279538802874407">
                <text:p>0.27953880287440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00617921628499786">
                <text:p>0.00617921628499786</text:p>
              </table:table-cell>
              <table:table-cell office:value-type="float" office:value="0.119565223009438">
                <text:p>0.119565223009438</text:p>
              </table:table-cell>
              <table:table-cell office:value-type="float" office:value="0.268167507564558">
                <text:p>0.26816750756455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000384876734887546">
                <text:p>0.000384876734887546</text:p>
              </table:table-cell>
              <table:table-cell office:value-type="float" office:value="0.0874979856267318">
                <text:p>0.0874979856267318</text:p>
              </table:table-cell>
              <table:table-cell office:value-type="float" office:value="0.285820912075296">
                <text:p>0.28582091207529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0164432571988426">
                <text:p>0.0164432571988426</text:p>
              </table:table-cell>
              <table:table-cell office:value-type="float" office:value="0.0784078779269023">
                <text:p>0.0784078779269023</text:p>
              </table:table-cell>
              <table:table-cell office:value-type="float" office:value="0.269952981682595">
                <text:p>0.26995298168259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0289618621918516">
                <text:p>0.0289618621918516</text:p>
              </table:table-cell>
              <table:table-cell office:value-type="float" office:value="0.094446846054871">
                <text:p>0.094446846054871</text:p>
              </table:table-cell>
              <table:table-cell office:value-type="float" office:value="0.243971638533299">
                <text:p>0.24397163853329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00654455434021907">
                <text:p>0.00654455434021907</text:p>
              </table:table-cell>
              <table:table-cell office:value-type="float" office:value="0.0835341012207867">
                <text:p>0.0835341012207867</text:p>
              </table:table-cell>
              <table:table-cell office:value-type="float" office:value="0.261042965378257">
                <text:p>0.26104296537825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00432062830774951">
                <text:p>0.00432062830774951</text:p>
              </table:table-cell>
              <table:table-cell office:value-type="float" office:value="0.111744832160697">
                <text:p>0.111744832160697</text:p>
              </table:table-cell>
              <table:table-cell office:value-type="float" office:value="0.248163007360143">
                <text:p>0.24816300736014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017945397785286">
                <text:p>0.0017945397785286</text:p>
              </table:table-cell>
              <table:table-cell office:value-type="float" office:value="0.0940042133913673">
                <text:p>0.0940042133913673</text:p>
              </table:table-cell>
              <table:table-cell office:value-type="float" office:value="0.289284030556262">
                <text:p>0.28928403055626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00177172610184179">
                <text:p>0.00177172610184179</text:p>
              </table:table-cell>
              <table:table-cell office:value-type="float" office:value="0.129048722841966">
                <text:p>0.129048722841966</text:p>
              </table:table-cell>
              <table:table-cell office:value-type="float" office:value="0.254991942431721">
                <text:p>0.25499194243172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000384276491242105">
                <text:p>0.000384276491242105</text:p>
              </table:table-cell>
              <table:table-cell office:value-type="float" office:value="0.117428404794726">
                <text:p>0.117428404794726</text:p>
              </table:table-cell>
              <table:table-cell office:value-type="float" office:value="0.302332225916877">
                <text:p>0.30233222591687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00427266577626548">
                <text:p>0.00427266577626548</text:p>
              </table:table-cell>
              <table:table-cell office:value-type="float" office:value="0.10261882412484">
                <text:p>0.10261882412484</text:p>
              </table:table-cell>
              <table:table-cell office:value-type="float" office:value="0.255334119221007">
                <text:p>0.25533411922100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000304831170465217">
                <text:p>0.000304831170465217</text:p>
              </table:table-cell>
              <table:table-cell office:value-type="float" office:value="0.0973046883955252">
                <text:p>0.0973046883955252</text:p>
              </table:table-cell>
              <table:table-cell office:value-type="float" office:value="0.317993455802727">
                <text:p>0.31799345580272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000992330611861478">
                <text:p>0.000992330611861478</text:p>
              </table:table-cell>
              <table:table-cell office:value-type="float" office:value="0.0694575792373795">
                <text:p>0.0694575792373795</text:p>
              </table:table-cell>
              <table:table-cell office:value-type="float" office:value="0.252751500635996">
                <text:p>0.25275150063599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00226374143970823">
                <text:p>0.00226374143970823</text:p>
              </table:table-cell>
              <table:table-cell office:value-type="float" office:value="0.115571798296082">
                <text:p>0.115571798296082</text:p>
              </table:table-cell>
              <table:table-cell office:value-type="float" office:value="0.276904841622479">
                <text:p>0.27690484162247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015943814817495">
                <text:p>0.015943814817495</text:p>
              </table:table-cell>
              <table:table-cell office:value-type="float" office:value="0.0905190530495794">
                <text:p>0.0905190530495794</text:p>
              </table:table-cell>
              <table:table-cell office:value-type="float" office:value="0.283982077565223">
                <text:p>0.28398207756522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00739044211090949">
                <text:p>0.00739044211090949</text:p>
              </table:table-cell>
              <table:table-cell office:value-type="float" office:value="0.0909502371611441">
                <text:p>0.0909502371611441</text:p>
              </table:table-cell>
              <table:table-cell office:value-type="float" office:value="0.247953151283558">
                <text:p>0.24795315128355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000953500775655716">
                <text:p>0.000953500775655716</text:p>
              </table:table-cell>
              <table:table-cell office:value-type="float" office:value="0.130299819095991">
                <text:p>0.130299819095991</text:p>
              </table:table-cell>
              <table:table-cell office:value-type="float" office:value="0.318330867867047">
                <text:p>0.31833086786704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130322141352204">
                <text:p>0.0130322141352204</text:p>
              </table:table-cell>
              <table:table-cell office:value-type="float" office:value="0.0828322287024488">
                <text:p>0.0828322287024488</text:p>
              </table:table-cell>
              <table:table-cell office:value-type="float" office:value="0.272378859396981">
                <text:p>0.27237885939698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000443629012377697">
                <text:p>0.000443629012377697</text:p>
              </table:table-cell>
              <table:table-cell office:value-type="float" office:value="0.0827658605225981">
                <text:p>0.0827658605225981</text:p>
              </table:table-cell>
              <table:table-cell office:value-type="float" office:value="0.284969239750606">
                <text:p>0.28496923975060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00504025825826719">
                <text:p>0.00504025825826719</text:p>
              </table:table-cell>
              <table:table-cell office:value-type="float" office:value="0.118229450119584">
                <text:p>0.118229450119584</text:p>
              </table:table-cell>
              <table:table-cell office:value-type="float" office:value="0.260459305716435">
                <text:p>0.2604593057164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0149990792862217">
                <text:p>0.0149990792862217</text:p>
              </table:table-cell>
              <table:table-cell office:value-type="float" office:value="0.0660612579088477">
                <text:p>0.0660612579088477</text:p>
              </table:table-cell>
              <table:table-cell office:value-type="float" office:value="0.271762742109049">
                <text:p>0.27176274210904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0010762912540149">
                <text:p>0.0010762912540149</text:p>
              </table:table-cell>
              <table:table-cell office:value-type="float" office:value="0.0952167000136554">
                <text:p>0.0952167000136554</text:p>
              </table:table-cell>
              <table:table-cell office:value-type="float" office:value="0.266145867187634">
                <text:p>0.2661458671876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00135124271915817">
                <text:p>0.00135124271915817</text:p>
              </table:table-cell>
              <table:table-cell office:value-type="float" office:value="0.108614723525341">
                <text:p>0.108614723525341</text:p>
              </table:table-cell>
              <table:table-cell office:value-type="float" office:value="0.327054127469853">
                <text:p>0.32705412746985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00297721925596174">
                <text:p>0.00297721925596174</text:p>
              </table:table-cell>
              <table:table-cell office:value-type="float" office:value="0.12509738053565">
                <text:p>0.12509738053565</text:p>
              </table:table-cell>
              <table:table-cell office:value-type="float" office:value="0.291594144131825">
                <text:p>0.2915941441318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00673816604115962">
                <text:p>0.00673816604115962</text:p>
              </table:table-cell>
              <table:table-cell office:value-type="float" office:value="0.0979547546710721">
                <text:p>0.0979547546710721</text:p>
              </table:table-cell>
              <table:table-cell office:value-type="float" office:value="0.234889274197884">
                <text:p>0.23488927419788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00376970880717499">
                <text:p>0.00376970880717499</text:p>
              </table:table-cell>
              <table:table-cell office:value-type="float" office:value="0.125019642534176">
                <text:p>0.125019642534176</text:p>
              </table:table-cell>
              <table:table-cell office:value-type="float" office:value="0.266885596074212">
                <text:p>0.2668855960742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000366804689946695">
                <text:p>0.000366804689946695</text:p>
              </table:table-cell>
              <table:table-cell office:value-type="float" office:value="0.0909523000423788">
                <text:p>0.0909523000423788</text:p>
              </table:table-cell>
              <table:table-cell office:value-type="float" office:value="0.253673087737904">
                <text:p>0.25367308773790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0599635448643267">
                <text:p>0.00599635448643267</text:p>
              </table:table-cell>
              <table:table-cell office:value-type="float" office:value="0.100664161730946">
                <text:p>0.100664161730946</text:p>
              </table:table-cell>
              <table:table-cell office:value-type="float" office:value="0.283871089474894">
                <text:p>0.28387108947489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00362157059384187">
                <text:p>0.00362157059384187</text:p>
              </table:table-cell>
              <table:table-cell office:value-type="float" office:value="0.0904353793341657">
                <text:p>0.0904353793341657</text:p>
              </table:table-cell>
              <table:table-cell office:value-type="float" office:value="0.291700213343255">
                <text:p>0.29170021334325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00362766445721889">
                <text:p>0.00362766445721889</text:p>
              </table:table-cell>
              <table:table-cell office:value-type="float" office:value="0.0531642802906564">
                <text:p>0.0531642802906564</text:p>
              </table:table-cell>
              <table:table-cell office:value-type="float" office:value="0.12181154195247">
                <text:p>0.1218115419524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000835657155674421">
                <text:p>0.000835657155674421</text:p>
              </table:table-cell>
              <table:table-cell office:value-type="float" office:value="0.104136655898571">
                <text:p>0.104136655898571</text:p>
              </table:table-cell>
              <table:table-cell office:value-type="float" office:value="0.271047424803421">
                <text:p>0.27104742480342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000477872878702101">
                <text:p>0.000477872878702101</text:p>
              </table:table-cell>
              <table:table-cell office:value-type="float" office:value="0.106541843877945">
                <text:p>0.106541843877945</text:p>
              </table:table-cell>
              <table:table-cell office:value-type="float" office:value="0.247928532604949">
                <text:p>0.24792853260494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00419227215597751">
                <text:p>0.00419227215597751</text:p>
              </table:table-cell>
              <table:table-cell office:value-type="float" office:value="0.063748495663103">
                <text:p>0.063748495663103</text:p>
              </table:table-cell>
              <table:table-cell office:value-type="float" office:value="0.243997869985901">
                <text:p>0.24399786998590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00776798496332112">
                <text:p>0.00776798496332112</text:p>
              </table:table-cell>
              <table:table-cell office:value-type="float" office:value="0.117661653420554">
                <text:p>0.117661653420554</text:p>
              </table:table-cell>
              <table:table-cell office:value-type="float" office:value="0.270688069510913">
                <text:p>0.2706880695109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0064581263358218">
                <text:p>0.0064581263358218</text:p>
              </table:table-cell>
              <table:table-cell office:value-type="float" office:value="0.0725379795895577">
                <text:p>0.0725379795895577</text:p>
              </table:table-cell>
              <table:table-cell office:value-type="float" office:value="0.262385162447448">
                <text:p>0.26238516244744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000559433616958843">
                <text:p>0.000559433616958843</text:p>
              </table:table-cell>
              <table:table-cell office:value-type="float" office:value="0.0605210136528307">
                <text:p>0.0605210136528307</text:p>
              </table:table-cell>
              <table:table-cell office:value-type="float" office:value="0.296069938519067">
                <text:p>0.29606993851906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0929337737501985">
                <text:p>0.0929337737501985</text:p>
              </table:table-cell>
              <table:table-cell office:value-type="float" office:value="0.123789654164178">
                <text:p>0.123789654164178</text:p>
              </table:table-cell>
              <table:table-cell office:value-type="float" office:value="0.310355585571522">
                <text:p>0.31035558557152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0148299933523723">
                <text:p>0.00148299933523723</text:p>
              </table:table-cell>
              <table:table-cell office:value-type="float" office:value="0.133939677937472">
                <text:p>0.133939677937472</text:p>
              </table:table-cell>
              <table:table-cell office:value-type="float" office:value="0.377263845103918">
                <text:p>0.37726384510391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00120896021068938">
                <text:p>0.00120896021068938</text:p>
              </table:table-cell>
              <table:table-cell office:value-type="float" office:value="0.121141044535496">
                <text:p>0.121141044535496</text:p>
              </table:table-cell>
              <table:table-cell office:value-type="float" office:value="0.241342604432859">
                <text:p>0.24134260443285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00259605257265622">
                <text:p>0.00259605257265622</text:p>
              </table:table-cell>
              <table:table-cell office:value-type="float" office:value="0.0854028940478451">
                <text:p>0.0854028940478451</text:p>
              </table:table-cell>
              <table:table-cell office:value-type="float" office:value="0.230175810462122">
                <text:p>0.23017581046212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00152274184304937">
                <text:p>0.00152274184304937</text:p>
              </table:table-cell>
              <table:table-cell office:value-type="float" office:value="0.070929313662797">
                <text:p>0.070929313662797</text:p>
              </table:table-cell>
              <table:table-cell office:value-type="float" office:value="0.285090322538255">
                <text:p>0.2850903225382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00721002265546955">
                <text:p>0.00721002265546955</text:p>
              </table:table-cell>
              <table:table-cell office:value-type="float" office:value="0.148254091648151">
                <text:p>0.148254091648151</text:p>
              </table:table-cell>
              <table:table-cell office:value-type="float" office:value="0.429617566361317">
                <text:p>0.42961756636131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0111697123691435">
                <text:p>0.0111697123691435</text:p>
              </table:table-cell>
              <table:table-cell office:value-type="float" office:value="0.0772646589288246">
                <text:p>0.0772646589288246</text:p>
              </table:table-cell>
              <table:table-cell office:value-type="float" office:value="0.274861898605203">
                <text:p>0.27486189860520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0000491821874499809">
                <text:p>0.0000491821874499809</text:p>
              </table:table-cell>
              <table:table-cell office:value-type="float" office:value="0.073169858289739">
                <text:p>0.073169858289739</text:p>
              </table:table-cell>
              <table:table-cell office:value-type="float" office:value="0.255176495894454">
                <text:p>0.25517649589445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024985071395239">
                <text:p>0.024985071395239</text:p>
              </table:table-cell>
              <table:table-cell office:value-type="float" office:value="0.118540766537115">
                <text:p>0.118540766537115</text:p>
              </table:table-cell>
              <table:table-cell office:value-type="float" office:value="0.328884622606997">
                <text:p>0.32888462260699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00469218645658244">
                <text:p>0.00469218645658244</text:p>
              </table:table-cell>
              <table:table-cell office:value-type="float" office:value="0.0927567263764174">
                <text:p>0.0927567263764174</text:p>
              </table:table-cell>
              <table:table-cell office:value-type="float" office:value="0.272591085965062">
                <text:p>0.27259108596506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00169739755120056">
                <text:p>0.00169739755120056</text:p>
              </table:table-cell>
              <table:table-cell office:value-type="float" office:value="0.1426113004963">
                <text:p>0.1426113004963</text:p>
              </table:table-cell>
              <table:table-cell office:value-type="float" office:value="0.307642431868527">
                <text:p>0.30764243186852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158795014049626">
                <text:p>0.0158795014049626</text:p>
              </table:table-cell>
              <table:table-cell office:value-type="float" office:value="0.0960218628240619">
                <text:p>0.0960218628240619</text:p>
              </table:table-cell>
              <table:table-cell office:value-type="float" office:value="0.262457612059643">
                <text:p>0.26245761205964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00213638448125028">
                <text:p>0.00213638448125028</text:p>
              </table:table-cell>
              <table:table-cell office:value-type="float" office:value="0.0818875100714921">
                <text:p>0.0818875100714921</text:p>
              </table:table-cell>
              <table:table-cell office:value-type="float" office:value="0.263737878025954">
                <text:p>0.26373787802595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000794547914797578">
                <text:p>0.000794547914797578</text:p>
              </table:table-cell>
              <table:table-cell office:value-type="float" office:value="0.0910721964981434">
                <text:p>0.0910721964981434</text:p>
              </table:table-cell>
              <table:table-cell office:value-type="float" office:value="0.259383539795323">
                <text:p>0.2593835397953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000498453136413085">
                <text:p>0.000498453136413085</text:p>
              </table:table-cell>
              <table:table-cell office:value-type="float" office:value="0.114286783769741">
                <text:p>0.114286783769741</text:p>
              </table:table-cell>
              <table:table-cell office:value-type="float" office:value="0.269651488186918">
                <text:p>0.26965148818691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00120511268007767">
                <text:p>0.00120511268007767</text:p>
              </table:table-cell>
              <table:table-cell office:value-type="float" office:value="0.0890147251368941">
                <text:p>0.0890147251368941</text:p>
              </table:table-cell>
              <table:table-cell office:value-type="float" office:value="0.217538344416816">
                <text:p>0.2175383444168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00158714237390117">
                <text:p>0.00158714237390117</text:p>
              </table:table-cell>
              <table:table-cell office:value-type="float" office:value="0.0637965024922523">
                <text:p>0.0637965024922523</text:p>
              </table:table-cell>
              <table:table-cell office:value-type="float" office:value="0.277329839207748">
                <text:p>0.27732983920774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00942075131988686">
                <text:p>0.00942075131988686</text:p>
              </table:table-cell>
              <table:table-cell office:value-type="float" office:value="0.0974480104732012">
                <text:p>0.0974480104732012</text:p>
              </table:table-cell>
              <table:table-cell office:value-type="float" office:value="0.265345686817785">
                <text:p>0.26534568681778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00212897758555593">
                <text:p>0.00212897758555593</text:p>
              </table:table-cell>
              <table:table-cell office:value-type="float" office:value="0.0974949140442217">
                <text:p>0.0974949140442217</text:p>
              </table:table-cell>
              <table:table-cell office:value-type="float" office:value="0.272593063229033">
                <text:p>0.27259306322903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00165058882014939">
                <text:p>0.00165058882014939</text:p>
              </table:table-cell>
              <table:table-cell office:value-type="float" office:value="0.0688036862268417">
                <text:p>0.0688036862268417</text:p>
              </table:table-cell>
              <table:table-cell office:value-type="float" office:value="0.294187161004734">
                <text:p>0.2941871610047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000984191687711494">
                <text:p>0.000984191687711494</text:p>
              </table:table-cell>
              <table:table-cell office:value-type="float" office:value="0.0533725811361513">
                <text:p>0.0533725811361513</text:p>
              </table:table-cell>
              <table:table-cell office:value-type="float" office:value="0.259204295386152">
                <text:p>0.25920429538615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00520176846517284">
                <text:p>0.000520176846517284</text:p>
              </table:table-cell>
              <table:table-cell office:value-type="float" office:value="0.0801117460220435">
                <text:p>0.0801117460220435</text:p>
              </table:table-cell>
              <table:table-cell office:value-type="float" office:value="0.286200148039239">
                <text:p>0.2862001480392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